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Google Sans Mono&quot;" svg:font-family="'&quot;Google Sans Mono&quot;'"/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242.39pt"/>
    </style:style>
    <style:style style:name="co2" style:family="table-column">
      <style:table-column-properties fo:break-before="auto" style:column-width="34.04pt"/>
    </style:style>
    <style:style style:name="co3" style:family="table-column">
      <style:table-column-properties fo:break-before="auto" style:column-width="87.51pt"/>
    </style:style>
    <style:style style:name="co4" style:family="table-column">
      <style:table-column-properties fo:break-before="auto" style:column-width="42.41pt"/>
    </style:style>
    <style:style style:name="co5" style:family="table-column">
      <style:table-column-properties fo:break-before="auto" style:column-width="54.91pt"/>
    </style:style>
    <style:style style:name="co6" style:family="table-column">
      <style:table-column-properties fo:break-before="auto" style:column-width="119.45pt"/>
    </style:style>
    <style:style style:name="co7" style:family="table-column">
      <style:table-column-properties fo:break-before="auto" style:column-width="86.09pt"/>
    </style:style>
    <style:style style:name="co8" style:family="table-column">
      <style:table-column-properties fo:break-before="auto" style:column-width="124.36pt"/>
    </style:style>
    <style:style style:name="co9" style:family="table-column">
      <style:table-column-properties fo:break-before="auto" style:column-width="121.55pt"/>
    </style:style>
    <style:style style:name="co10" style:family="table-column">
      <style:table-column-properties fo:break-before="auto" style:column-width="52.1pt"/>
    </style:style>
    <style:style style:name="co11" style:family="table-column">
      <style:table-column-properties fo:break-before="auto" style:column-width="47.25pt"/>
    </style:style>
    <style:style style:name="co12" style:family="table-column">
      <style:table-column-properties fo:break-before="auto" style:column-width="51.39pt"/>
    </style:style>
    <style:style style:name="co13" style:family="table-column">
      <style:table-column-properties fo:break-before="auto" style:column-width="45.84pt"/>
    </style:style>
    <style:style style:name="co14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munnar">
      <style:table-properties table:display="true" style:writing-mode="lr-tb"/>
    </style:style>
    <style:style style:name="ta2" style:family="table" style:master-page-name="PageStyle_5f_graficos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 style:data-style-name="N4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" style:family="table-cell" style:parent-style-name="Default" style:data-style-name="N4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/>
    <style:style style:name="ce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 style:data-style-name="N125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" style:family="table-cell" style:parent-style-name="Default" style:data-style-name="N125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 style:data-style-name="N11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 style:data-style-name="N126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" style:family="table-cell" style:parent-style-name="Default" style:data-style-name="N126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 style:data-style-name="N11">
      <style:table-cell-properties fo:background-color="#ffffff" style:rotation-align="none"/>
      <style:text-properties fo:color="#000000" style:text-outline="false" style:text-line-through-style="none" style:text-line-through-type="none" style:font-name="&quot;Google Sans Mono&quot;" fo:font-size="9pt" fo:font-style="normal" fo:text-shadow="none" style:text-underline-style="none" fo:font-weight="normal" style:font-size-asian="9pt" style:font-style-asian="normal" style:font-weight-asian="normal" style:font-name-complex="&quot;Google Sans Mono&quot;" style:font-size-complex="9pt" style:font-style-complex="normal" style:font-weight-complex="normal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munnar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3" table:default-cell-style-name="Default"/>
        <table:table-column table:style-name="co14" table:number-columns-repeated="1010" table:default-cell-style-name="Default"/>
        <table:table-row table:style-name="ro1">
          <table:table-cell table:style-name="ce1" office:value-type="string" calcext:value-type="string">
            <text:p>Hotel Name <text:s text:c="71"/></text:p>
          </table:table-cell>
          <table:table-cell table:style-name="ce4" office:value-type="string" calcext:value-type="string">
            <text:p>Rating</text:p>
          </table:table-cell>
          <table:table-cell table:style-name="ce7" office:value-type="string" calcext:value-type="string">
            <text:p>Rating Description</text:p>
          </table:table-cell>
          <table:table-cell table:style-name="ce7" office:value-type="string" calcext:value-type="string">
            <text:p>Reviews</text:p>
          </table:table-cell>
          <table:table-cell table:style-name="ce7" office:value-type="string" calcext:value-type="string">
            <text:p>Star Rating</text:p>
          </table:table-cell>
          <table:table-cell table:style-name="ce7" office:value-type="string" calcext:value-type="string">
            <text:p>Location</text:p>
          </table:table-cell>
          <table:table-cell table:style-name="ce7" office:value-type="string" calcext:value-type="string">
            <text:p>Nearest Landmark</text:p>
          </table:table-cell>
          <table:table-cell table:style-name="ce1" office:value-type="string" calcext:value-type="string">
            <text:p>Distance to Landmark (km)</text:p>
          </table:table-cell>
          <table:table-cell table:style-name="ce1" office:value-type="string" calcext:value-type="string">
            <text:p>Distance to Landmark unit</text:p>
          </table:table-cell>
          <table:table-cell table:style-name="ce8" office:value-type="string" calcext:value-type="string">
            <text:p>Price</text:p>
          </table:table-cell>
          <table:table-cell table:style-name="ce8" office:value-type="string" calcext:value-type="string">
            <text:p>Tax</text:p>
          </table:table-cell>
          <table:table-cell table:style-name="ce1" office:value-type="string" calcext:value-type="string">
            <text:p>Tax / Price</text:p>
          </table:table-cell>
          <table:table-cell table:style-name="ce11" office:value-type="string" calcext:value-type="string">
            <text:p>Price_BRL</text:p>
          </table:table-cell>
          <table:table-cell table:style-name="ce7" office:value-type="string" calcext:value-type="string">
            <text:p>Tax_BRL</text:p>
          </table:table-cell>
          <table:table-cell table:style-name="ce1" office:value-type="string" calcext:value-type="string">
            <text:p>Price+Tax_BRL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Queen Of Munnar | Rooms in a Homestay</text:p>
          </table:table-cell>
          <table:table-cell table:style-name="ce5" office:value-type="float" office:value="2.8" calcext:value-type="float">
            <text:p>2.80</text:p>
          </table:table-cell>
          <table:table-cell table:style-name="ce2" office:value-type="string" calcext:value-type="string">
            <text:p>Average</text:p>
          </table:table-cell>
          <table:table-cell table:style-name="ce2" office:value-type="float" office:value="252" calcext:value-type="float">
            <text:p>252</text:p>
          </table:table-cell>
          <table:table-cell/>
          <table:table-cell table:style-name="ce2" office:value-type="string" calcext:value-type="string">
            <text:p>Central Munnar</text:p>
          </table:table-cell>
          <table:table-cell table:style-name="ce2" office:value-type="string" calcext:value-type="string">
            <text:p>Attukal Waterfalls</text:p>
          </table:table-cell>
          <table:table-cell table:style-name="ce2" office:value-type="string" calcext:value-type="string">
            <text:p>2.2 km</text:p>
          </table:table-cell>
          <table:table-cell table:style-name="ce3" office:value-type="float" office:value="2.2" calcext:value-type="float">
            <text:p>2.2</text:p>
          </table:table-cell>
          <table:table-cell table:style-name="ce9" office:value-type="currency" office:currency="₹" office:value="978" calcext:value-type="currency">
            <text:p>₹978.00</text:p>
          </table:table-cell>
          <table:table-cell table:style-name="ce9" office:value-type="currency" office:currency="₹" office:value="156" calcext:value-type="currency">
            <text:p>₹156.00</text:p>
          </table:table-cell>
          <table:table-cell table:style-name="ce10" table:formula="of:=[.K2]/[.J2]" office:value-type="percentage" office:value="0.159509202453988" calcext:value-type="percentage">
            <text:p>15.95%</text:p>
          </table:table-cell>
          <table:table-cell table:style-name="ce12" table:formula="of:=IFERROR(__xludf.dummyfunction(&quot;GOOGLEFINANCE(&quot;&quot;CURRENCY:INRBRL&quot;&quot;)*J2&quot;);58.46396368266)" office:value-type="currency" office:currency="BRL" office:value="58.46396368" calcext:value-type="currency">
            <text:p>R$58.46</text:p>
          </table:table-cell>
          <table:table-cell table:style-name="ce12" table:formula="of:=IFERROR(__xludf.dummyfunction(&quot;GOOGLEFINANCE(&quot;&quot;CURRENCY:INRBRL&quot;&quot;)*K2&quot;);9.32554021932)" office:value-type="currency" office:currency="BRL" office:value="9.325540219" calcext:value-type="currency">
            <text:p>R$9.33</text:p>
          </table:table-cell>
          <table:table-cell table:style-name="ce12" table:formula="of:=[.M2]+[.N2]" office:value-type="currency" office:currency="BRL" office:value="67.789503899" calcext:value-type="currency">
            <text:p>R$67.79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Green Trees</text:p>
          </table:table-cell>
          <table:table-cell table:style-name="ce5" office:value-type="float" office:value="3.1" calcext:value-type="float">
            <text:p>3.10</text:p>
          </table:table-cell>
          <table:table-cell table:style-name="ce2" office:value-type="string" calcext:value-type="string">
            <text:p>Good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Chithirapuram</text:p>
          </table:table-cell>
          <table:table-cell table:style-name="ce2" office:value-type="string" calcext:value-type="string">
            <text:p>city centre</text:p>
          </table:table-cell>
          <table:table-cell table:style-name="ce2" office:value-type="string" calcext:value-type="string">
            <text:p>10.9 km</text:p>
          </table:table-cell>
          <table:table-cell table:style-name="ce3" office:value-type="float" office:value="10.9" calcext:value-type="float">
            <text:p>10.9</text:p>
          </table:table-cell>
          <table:table-cell table:style-name="ce9" office:value-type="currency" office:currency="₹" office:value="2706" calcext:value-type="currency">
            <text:p>₹2,706.00</text:p>
          </table:table-cell>
          <table:table-cell table:style-name="ce9" office:value-type="currency" office:currency="₹" office:value="589" calcext:value-type="currency">
            <text:p>₹589.00</text:p>
          </table:table-cell>
          <table:table-cell table:style-name="ce10" table:formula="of:=[.K3]/[.J3]" office:value-type="percentage" office:value="0.217664449371766" calcext:value-type="percentage">
            <text:p>21.77%</text:p>
          </table:table-cell>
          <table:table-cell table:style-name="ce12" table:formula="of:=IFERROR(__xludf.dummyfunction(&quot;GOOGLEFINANCE(&quot;&quot;CURRENCY:INRBRL&quot;&quot;)*J3&quot;);161.76225534282)" office:value-type="currency" office:currency="BRL" office:value="161.7622553" calcext:value-type="currency">
            <text:p>R$161.76</text:p>
          </table:table-cell>
          <table:table-cell table:style-name="ce12" table:formula="of:=IFERROR(__xludf.dummyfunction(&quot;GOOGLEFINANCE(&quot;&quot;CURRENCY:INRBRL&quot;&quot;)*K3&quot;);35.20989223833)" office:value-type="currency" office:currency="BRL" office:value="35.20989224" calcext:value-type="currency">
            <text:p>R$35.21</text:p>
          </table:table-cell>
          <table:table-cell table:style-name="ce12" table:formula="of:=[.M3]+[.N3]" office:value-type="currency" office:currency="BRL" office:value="196.97214754" calcext:value-type="currency">
            <text:p>R$196.97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The Club Munnar</text:p>
          </table:table-cell>
          <table:table-cell table:style-name="ce5" office:value-type="float" office:value="3.1" calcext:value-type="float">
            <text:p>3.10</text:p>
          </table:table-cell>
          <table:table-cell table:style-name="ce2" office:value-type="string" calcext:value-type="string">
            <text:p>Good</text:p>
          </table:table-cell>
          <table:table-cell table:style-name="ce2" office:value-type="float" office:value="101" calcext:value-type="float">
            <text:p>10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Devikulam</text:p>
          </table:table-cell>
          <table:table-cell table:style-name="ce2" office:value-type="string" calcext:value-type="string">
            <text:p>city centre</text:p>
          </table:table-cell>
          <table:table-cell table:style-name="ce2" office:value-type="string" calcext:value-type="string">
            <text:p>14.2 km</text:p>
          </table:table-cell>
          <table:table-cell table:style-name="ce3" office:value-type="float" office:value="14.2" calcext:value-type="float">
            <text:p>14.2</text:p>
          </table:table-cell>
          <table:table-cell table:style-name="ce9" office:value-type="currency" office:currency="₹" office:value="263" calcext:value-type="currency">
            <text:p>₹263.00</text:p>
          </table:table-cell>
          <table:table-cell table:style-name="ce9" office:value-type="currency" office:currency="₹" office:value="557" calcext:value-type="currency">
            <text:p>₹557.00</text:p>
          </table:table-cell>
          <table:table-cell table:style-name="ce10" table:formula="of:=[.K4]/[.J4]" office:value-type="percentage" office:value="2.11787072243346" calcext:value-type="percentage">
            <text:p>211.79%</text:p>
          </table:table-cell>
          <table:table-cell table:style-name="ce12" table:formula="of:=IFERROR(__xludf.dummyfunction(&quot;GOOGLEFINANCE(&quot;&quot;CURRENCY:INRBRL&quot;&quot;)*J4&quot;);15.72190434411)" office:value-type="currency" office:currency="BRL" office:value="15.72190434" calcext:value-type="currency">
            <text:p>R$15.72</text:p>
          </table:table-cell>
          <table:table-cell table:style-name="ce12" table:formula="of:=IFERROR(__xludf.dummyfunction(&quot;GOOGLEFINANCE(&quot;&quot;CURRENCY:INRBRL&quot;&quot;)*K4&quot;);33.29696091129)" office:value-type="currency" office:currency="BRL" office:value="33.29696091" calcext:value-type="currency">
            <text:p>R$33.30</text:p>
          </table:table-cell>
          <table:table-cell table:style-name="ce12" table:formula="of:=[.M4]+[.N4]" office:value-type="currency" office:currency="BRL" office:value="49.01886525" calcext:value-type="currency">
            <text:p>R$49.02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Lumino Highrange Homestay | Room &amp; Guided Treks</text:p>
          </table:table-cell>
          <table:table-cell table:style-name="ce5" office:value-type="float" office:value="3.2" calcext:value-type="float">
            <text:p>3.20</text:p>
          </table:table-cell>
          <table:table-cell table:style-name="ce2" office:value-type="string" calcext:value-type="string">
            <text:p>Good</text:p>
          </table:table-cell>
          <table:table-cell table:style-name="ce2" office:value-type="float" office:value="221" calcext:value-type="float">
            <text:p>221</text:p>
          </table:table-cell>
          <table:table-cell/>
          <table:table-cell table:style-name="ce2" office:value-type="string" calcext:value-type="string">
            <text:p>Moolakadai</text:p>
          </table:table-cell>
          <table:table-cell table:style-name="ce2" office:value-type="string" calcext:value-type="string">
            <text:p>Attukal Waterfalls</text:p>
          </table:table-cell>
          <table:table-cell table:style-name="ce2" office:value-type="string" calcext:value-type="string">
            <text:p>1.3 km</text:p>
          </table:table-cell>
          <table:table-cell table:style-name="ce3" office:value-type="float" office:value="1.3" calcext:value-type="float">
            <text:p>1.3</text:p>
          </table:table-cell>
          <table:table-cell table:style-name="ce9" office:value-type="currency" office:currency="₹" office:value="1014" calcext:value-type="currency">
            <text:p>₹1,014.00</text:p>
          </table:table-cell>
          <table:table-cell table:style-name="ce9" office:value-type="currency" office:currency="₹" office:value="223" calcext:value-type="currency">
            <text:p>₹223.00</text:p>
          </table:table-cell>
          <table:table-cell table:style-name="ce10" table:formula="of:=[.K5]/[.J5]" office:value-type="percentage" office:value="0.219921104536489" calcext:value-type="percentage">
            <text:p>21.99%</text:p>
          </table:table-cell>
          <table:table-cell table:style-name="ce12" table:formula="of:=IFERROR(__xludf.dummyfunction(&quot;GOOGLEFINANCE(&quot;&quot;CURRENCY:INRBRL&quot;&quot;)*J5&quot;);60.61601142558)" office:value-type="currency" office:currency="BRL" office:value="60.61601143" calcext:value-type="currency">
            <text:p>R$60.62</text:p>
          </table:table-cell>
          <table:table-cell table:style-name="ce12" table:formula="of:=IFERROR(__xludf.dummyfunction(&quot;GOOGLEFINANCE(&quot;&quot;CURRENCY:INRBRL&quot;&quot;)*K5&quot;);13.33074018531)" office:value-type="currency" office:currency="BRL" office:value="13.33074019" calcext:value-type="currency">
            <text:p>R$13.33</text:p>
          </table:table-cell>
          <table:table-cell table:style-name="ce12" table:formula="of:=[.M5]+[.N5]" office:value-type="currency" office:currency="BRL" office:value="73.94675162" calcext:value-type="currency">
            <text:p>R$73.95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Westwood Riverside Garden Resort</text:p>
          </table:table-cell>
          <table:table-cell table:style-name="ce5" office:value-type="float" office:value="3.4" calcext:value-type="float">
            <text:p>3.40</text:p>
          </table:table-cell>
          <table:table-cell table:style-name="ce2" office:value-type="string" calcext:value-type="string">
            <text:p>Good</text:p>
          </table:table-cell>
          <table:table-cell table:style-name="ce2" office:value-type="float" office:value="301" calcext:value-type="float">
            <text:p>30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Moolakadai</text:p>
          </table:table-cell>
          <table:table-cell table:style-name="ce2" office:value-type="string" calcext:value-type="string">
            <text:p>Attukal Waterfalls</text:p>
          </table:table-cell>
          <table:table-cell table:style-name="ce2" office:value-type="string" calcext:value-type="string">
            <text:p>2.0 km</text:p>
          </table:table-cell>
          <table:table-cell table:style-name="ce3" office:value-type="float" office:value="2" calcext:value-type="float">
            <text:p>2</text:p>
          </table:table-cell>
          <table:table-cell table:style-name="ce9" office:value-type="currency" office:currency="₹" office:value="2428" calcext:value-type="currency">
            <text:p>₹2,428.00</text:p>
          </table:table-cell>
          <table:table-cell table:style-name="ce9" office:value-type="currency" office:currency="₹" office:value="711" calcext:value-type="currency">
            <text:p>₹711.00</text:p>
          </table:table-cell>
          <table:table-cell table:style-name="ce10" table:formula="of:=[.K6]/[.J6]" office:value-type="percentage" office:value="0.292833607907743" calcext:value-type="percentage">
            <text:p>29.28%</text:p>
          </table:table-cell>
          <table:table-cell table:style-name="ce12" table:formula="of:=IFERROR(__xludf.dummyfunction(&quot;GOOGLEFINANCE(&quot;&quot;CURRENCY:INRBRL&quot;&quot;)*J6&quot;);145.14366443916)" office:value-type="currency" office:currency="BRL" office:value="145.1436644" calcext:value-type="currency">
            <text:p>R$145.14</text:p>
          </table:table-cell>
          <table:table-cell table:style-name="ce12" table:formula="of:=IFERROR(__xludf.dummyfunction(&quot;GOOGLEFINANCE(&quot;&quot;CURRENCY:INRBRL&quot;&quot;)*K6&quot;);42.50294292267)" office:value-type="currency" office:currency="BRL" office:value="42.50294292" calcext:value-type="currency">
            <text:p>R$42.50</text:p>
          </table:table-cell>
          <table:table-cell table:style-name="ce12" table:formula="of:=[.M6]+[.N6]" office:value-type="currency" office:currency="BRL" office:value="187.64660732" calcext:value-type="currency">
            <text:p>R$187.65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La Flora Spicewood</text:p>
          </table:table-cell>
          <table:table-cell table:style-name="ce5" office:value-type="float" office:value="3.4" calcext:value-type="float">
            <text:p>3.40</text:p>
          </table:table-cell>
          <table:table-cell table:style-name="ce2" office:value-type="string" calcext:value-type="string">
            <text:p>Good</text:p>
          </table:table-cell>
          <table:table-cell table:style-name="ce2" office:value-type="float" office:value="45" calcext:value-type="float">
            <text:p>45</text:p>
          </table:table-cell>
          <table:table-cell/>
          <table:table-cell table:style-name="ce2" office:value-type="string" calcext:value-type="string">
            <text:p>Suryanelli</text:p>
          </table:table-cell>
          <table:table-cell table:style-name="ce2" office:value-type="string" calcext:value-type="string">
            <text:p>city centre</text:p>
          </table:table-cell>
          <table:table-cell table:style-name="ce2" office:value-type="string" calcext:value-type="string">
            <text:p>22.4 km</text:p>
          </table:table-cell>
          <table:table-cell table:style-name="ce3" office:value-type="float" office:value="22.4" calcext:value-type="float">
            <text:p>22.4</text:p>
          </table:table-cell>
          <table:table-cell table:style-name="ce9" office:value-type="currency" office:currency="₹" office:value="1041" calcext:value-type="currency">
            <text:p>₹1,041.00</text:p>
          </table:table-cell>
          <table:table-cell table:style-name="ce9" office:value-type="currency" office:currency="₹" office:value="213" calcext:value-type="currency">
            <text:p>₹213.00</text:p>
          </table:table-cell>
          <table:table-cell table:style-name="ce10" table:formula="of:=[.K7]/[.J7]" office:value-type="percentage" office:value="0.204610951008646" calcext:value-type="percentage">
            <text:p>20.46%</text:p>
          </table:table-cell>
          <table:table-cell table:style-name="ce12" table:formula="of:=IFERROR(__xludf.dummyfunction(&quot;GOOGLEFINANCE(&quot;&quot;CURRENCY:INRBRL&quot;&quot;)*J7&quot;);62.23004723277)" office:value-type="currency" office:currency="BRL" office:value="62.23004723" calcext:value-type="currency">
            <text:p>R$62.23</text:p>
          </table:table-cell>
          <table:table-cell table:style-name="ce12" table:formula="of:=IFERROR(__xludf.dummyfunction(&quot;GOOGLEFINANCE(&quot;&quot;CURRENCY:INRBRL&quot;&quot;)*K7&quot;);12.73294914561)" office:value-type="currency" office:currency="BRL" office:value="12.73294915" calcext:value-type="currency">
            <text:p>R$12.73</text:p>
          </table:table-cell>
          <table:table-cell table:style-name="ce12" table:formula="of:=[.M7]+[.N7]" office:value-type="currency" office:currency="BRL" office:value="74.96299638" calcext:value-type="currency">
            <text:p>R$74.96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Indrizzo Spice Valley Resort</text:p>
          </table:table-cell>
          <table:table-cell table:style-name="ce5" office:value-type="float" office:value="3.5" calcext:value-type="float">
            <text:p>3.50</text:p>
          </table:table-cell>
          <table:table-cell table:style-name="ce2" office:value-type="string" calcext:value-type="string">
            <text:p>Very Good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Chithirapuram</text:p>
          </table:table-cell>
          <table:table-cell table:style-name="ce2" office:value-type="string" calcext:value-type="string">
            <text:p>city centre</text:p>
          </table:table-cell>
          <table:table-cell table:style-name="ce2" office:value-type="string" calcext:value-type="string">
            <text:p>10.3 km</text:p>
          </table:table-cell>
          <table:table-cell table:style-name="ce3" office:value-type="float" office:value="10.3" calcext:value-type="float">
            <text:p>10.3</text:p>
          </table:table-cell>
          <table:table-cell table:style-name="ce9" office:value-type="currency" office:currency="₹" office:value="1674" calcext:value-type="currency">
            <text:p>₹1,674.00</text:p>
          </table:table-cell>
          <table:table-cell table:style-name="ce9" office:value-type="currency" office:currency="₹" office:value="342" calcext:value-type="currency">
            <text:p>₹342.00</text:p>
          </table:table-cell>
          <table:table-cell table:style-name="ce10" table:formula="of:=[.K8]/[.J8]" office:value-type="percentage" office:value="0.204301075268817" calcext:value-type="percentage">
            <text:p>20.43%</text:p>
          </table:table-cell>
          <table:table-cell table:style-name="ce12" table:formula="of:=IFERROR(__xludf.dummyfunction(&quot;GOOGLEFINANCE(&quot;&quot;CURRENCY:INRBRL&quot;&quot;)*J8&quot;);100.07022004578)" office:value-type="currency" office:currency="BRL" office:value="100.07022" calcext:value-type="currency">
            <text:p>R$100.07</text:p>
          </table:table-cell>
          <table:table-cell table:style-name="ce12" table:formula="of:=IFERROR(__xludf.dummyfunction(&quot;GOOGLEFINANCE(&quot;&quot;CURRENCY:INRBRL&quot;&quot;)*K8&quot;);20.44445355774)" office:value-type="currency" office:currency="BRL" office:value="20.44445356" calcext:value-type="currency">
            <text:p>R$20.44</text:p>
          </table:table-cell>
          <table:table-cell table:style-name="ce12" table:formula="of:=[.M8]+[.N8]" office:value-type="currency" office:currency="BRL" office:value="120.51467356" calcext:value-type="currency">
            <text:p>R$120.51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Le Celestium</text:p>
          </table:table-cell>
          <table:table-cell table:style-name="ce5" office:value-type="float" office:value="3.6" calcext:value-type="float">
            <text:p>3.60</text:p>
          </table:table-cell>
          <table:table-cell table:style-name="ce2" office:value-type="string" calcext:value-type="string">
            <text:p>Very Good</text:p>
          </table:table-cell>
          <table:table-cell table:style-name="ce2" office:value-type="float" office:value="478" calcext:value-type="float">
            <text:p>47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Central Munnar</text:p>
          </table:table-cell>
          <table:table-cell table:style-name="ce2" office:value-type="string" calcext:value-type="string">
            <text:p>Attukal Waterfalls</text:p>
          </table:table-cell>
          <table:table-cell table:style-name="ce2" office:value-type="string" calcext:value-type="string">
            <text:p>1.7 km</text:p>
          </table:table-cell>
          <table:table-cell table:style-name="ce3" office:value-type="float" office:value="1.7" calcext:value-type="float">
            <text:p>1.7</text:p>
          </table:table-cell>
          <table:table-cell table:style-name="ce9" office:value-type="currency" office:currency="₹" office:value="1674" calcext:value-type="currency">
            <text:p>₹1,674.00</text:p>
          </table:table-cell>
          <table:table-cell table:style-name="ce9" office:value-type="currency" office:currency="₹" office:value="378" calcext:value-type="currency">
            <text:p>₹378.00</text:p>
          </table:table-cell>
          <table:table-cell table:style-name="ce10" table:formula="of:=[.K9]/[.J9]" office:value-type="percentage" office:value="0.225806451612903" calcext:value-type="percentage">
            <text:p>22.58%</text:p>
          </table:table-cell>
          <table:table-cell table:style-name="ce12" table:formula="of:=IFERROR(__xludf.dummyfunction(&quot;GOOGLEFINANCE(&quot;&quot;CURRENCY:INRBRL&quot;&quot;)*J9&quot;);100.07022004578)" office:value-type="currency" office:currency="BRL" office:value="100.07022" calcext:value-type="currency">
            <text:p>R$100.07</text:p>
          </table:table-cell>
          <table:table-cell table:style-name="ce12" table:formula="of:=IFERROR(__xludf.dummyfunction(&quot;GOOGLEFINANCE(&quot;&quot;CURRENCY:INRBRL&quot;&quot;)*K9&quot;);22.59650130066)" office:value-type="currency" office:currency="BRL" office:value="22.5965013" calcext:value-type="currency">
            <text:p>R$22.60</text:p>
          </table:table-cell>
          <table:table-cell table:style-name="ce12" table:formula="of:=[.M9]+[.N9]" office:value-type="currency" office:currency="BRL" office:value="122.6667213" calcext:value-type="currency">
            <text:p>R$122.67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Munnar Inn</text:p>
          </table:table-cell>
          <table:table-cell table:style-name="ce5" office:value-type="float" office:value="3.6" calcext:value-type="float">
            <text:p>3.60</text:p>
          </table:table-cell>
          <table:table-cell table:style-name="ce2" office:value-type="string" calcext:value-type="string">
            <text:p>Very Good</text:p>
          </table:table-cell>
          <table:table-cell table:style-name="ce2" office:value-type="float" office:value="232" calcext:value-type="float">
            <text:p>23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entral Munnar</text:p>
          </table:table-cell>
          <table:table-cell table:style-name="ce2" office:value-type="string" calcext:value-type="string">
            <text:p>Attukal Waterfalls</text:p>
          </table:table-cell>
          <table:table-cell table:style-name="ce2" office:value-type="string" calcext:value-type="string">
            <text:p>440 m</text:p>
          </table:table-cell>
          <table:table-cell table:style-name="ce3" office:value-type="float" office:value="0.44" calcext:value-type="float">
            <text:p>0.44</text:p>
          </table:table-cell>
          <table:table-cell table:style-name="ce9" office:value-type="currency" office:currency="₹" office:value="2046" calcext:value-type="currency">
            <text:p>₹2,046.00</text:p>
          </table:table-cell>
          <table:table-cell table:style-name="ce9" office:value-type="currency" office:currency="₹" office:value="484" calcext:value-type="currency">
            <text:p>₹484.00</text:p>
          </table:table-cell>
          <table:table-cell table:style-name="ce10" table:formula="of:=[.K10]/[.J10]" office:value-type="percentage" office:value="0.236559139784946" calcext:value-type="percentage">
            <text:p>23.66%</text:p>
          </table:table-cell>
          <table:table-cell table:style-name="ce12" table:formula="of:=IFERROR(__xludf.dummyfunction(&quot;GOOGLEFINANCE(&quot;&quot;CURRENCY:INRBRL&quot;&quot;)*J10&quot;);122.30804672262)" office:value-type="currency" office:currency="BRL" office:value="122.3080467" calcext:value-type="currency">
            <text:p>R$122.31</text:p>
          </table:table-cell>
          <table:table-cell table:style-name="ce12" table:formula="of:=IFERROR(__xludf.dummyfunction(&quot;GOOGLEFINANCE(&quot;&quot;CURRENCY:INRBRL&quot;&quot;)*K10&quot;);28.93308632148)" office:value-type="currency" office:currency="BRL" office:value="28.93308632" calcext:value-type="currency">
            <text:p>R$28.93</text:p>
          </table:table-cell>
          <table:table-cell table:style-name="ce12" table:formula="of:=[.M10]+[.N10]" office:value-type="currency" office:currency="BRL" office:value="151.24113302" calcext:value-type="currency">
            <text:p>R$151.24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Forest Haven Resort</text:p>
          </table:table-cell>
          <table:table-cell table:style-name="ce5" office:value-type="float" office:value="3.6" calcext:value-type="float">
            <text:p>3.60</text:p>
          </table:table-cell>
          <table:table-cell table:style-name="ce2" office:value-type="string" calcext:value-type="string">
            <text:p>Very Good</text:p>
          </table:table-cell>
          <table:table-cell table:style-name="ce2" office:value-type="float" office:value="246" calcext:value-type="float">
            <text:p>246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Kallar Vattiyar</text:p>
          </table:table-cell>
          <table:table-cell table:style-name="ce2" office:value-type="string" calcext:value-type="string">
            <text:p>city centre</text:p>
          </table:table-cell>
          <table:table-cell table:style-name="ce2" office:value-type="string" calcext:value-type="string">
            <text:p>16.4 km</text:p>
          </table:table-cell>
          <table:table-cell table:style-name="ce3" office:value-type="float" office:value="16.4" calcext:value-type="float">
            <text:p>16.4</text:p>
          </table:table-cell>
          <table:table-cell table:style-name="ce9" office:value-type="currency" office:currency="₹" office:value="2046" calcext:value-type="currency">
            <text:p>₹2,046.00</text:p>
          </table:table-cell>
          <table:table-cell table:style-name="ce9" office:value-type="currency" office:currency="₹" office:value="418" calcext:value-type="currency">
            <text:p>₹418.00</text:p>
          </table:table-cell>
          <table:table-cell table:style-name="ce10" table:formula="of:=[.K11]/[.J11]" office:value-type="percentage" office:value="0.204301075268817" calcext:value-type="percentage">
            <text:p>20.43%</text:p>
          </table:table-cell>
          <table:table-cell table:style-name="ce12" table:formula="of:=IFERROR(__xludf.dummyfunction(&quot;GOOGLEFINANCE(&quot;&quot;CURRENCY:INRBRL&quot;&quot;)*J11&quot;);122.30804672262)" office:value-type="currency" office:currency="BRL" office:value="122.3080467" calcext:value-type="currency">
            <text:p>R$122.31</text:p>
          </table:table-cell>
          <table:table-cell table:style-name="ce12" table:formula="of:=IFERROR(__xludf.dummyfunction(&quot;GOOGLEFINANCE(&quot;&quot;CURRENCY:INRBRL&quot;&quot;)*K11&quot;);24.98766545946)" office:value-type="currency" office:currency="BRL" office:value="24.98766546" calcext:value-type="currency">
            <text:p>R$24.99</text:p>
          </table:table-cell>
          <table:table-cell table:style-name="ce12" table:formula="of:=[.M11]+[.N11]" office:value-type="currency" office:currency="BRL" office:value="147.29571216" calcext:value-type="currency">
            <text:p>R$147.30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Mist Inn Resort</text:p>
          </table:table-cell>
          <table:table-cell table:style-name="ce5" office:value-type="float" office:value="3.6" calcext:value-type="float">
            <text:p>3.60</text:p>
          </table:table-cell>
          <table:table-cell table:style-name="ce2" office:value-type="string" calcext:value-type="string">
            <text:p>Very Good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Pallivasal</text:p>
          </table:table-cell>
          <table:table-cell table:style-name="ce2" office:value-type="string" calcext:value-type="string">
            <text:p>city centre</text:p>
          </table:table-cell>
          <table:table-cell table:style-name="ce2" office:value-type="string" calcext:value-type="string">
            <text:p>8.1 km</text:p>
          </table:table-cell>
          <table:table-cell table:style-name="ce3" office:value-type="float" office:value="8.1" calcext:value-type="float">
            <text:p>8.1</text:p>
          </table:table-cell>
          <table:table-cell table:style-name="ce9" office:value-type="currency" office:currency="₹" office:value="3255" calcext:value-type="currency">
            <text:p>₹3,255.00</text:p>
          </table:table-cell>
          <table:table-cell table:style-name="ce9" office:value-type="currency" office:currency="₹" office:value="665" calcext:value-type="currency">
            <text:p>₹665.00</text:p>
          </table:table-cell>
          <table:table-cell table:style-name="ce10" table:formula="of:=[.K12]/[.J12]" office:value-type="percentage" office:value="0.204301075268817" calcext:value-type="percentage">
            <text:p>20.43%</text:p>
          </table:table-cell>
          <table:table-cell table:style-name="ce12" table:formula="of:=IFERROR(__xludf.dummyfunction(&quot;GOOGLEFINANCE(&quot;&quot;CURRENCY:INRBRL&quot;&quot;)*J12&quot;);194.58098342235)" office:value-type="currency" office:currency="BRL" office:value="194.5809834" calcext:value-type="currency">
            <text:p>R$194.58</text:p>
          </table:table-cell>
          <table:table-cell table:style-name="ce12" table:formula="of:=IFERROR(__xludf.dummyfunction(&quot;GOOGLEFINANCE(&quot;&quot;CURRENCY:INRBRL&quot;&quot;)*K12&quot;);39.75310414005)" office:value-type="currency" office:currency="BRL" office:value="39.75310414" calcext:value-type="currency">
            <text:p>R$39.75</text:p>
          </table:table-cell>
          <table:table-cell table:style-name="ce12" table:formula="of:=[.M12]+[.N12]" office:value-type="currency" office:currency="BRL" office:value="234.33408754" calcext:value-type="currency">
            <text:p>R$234.33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Seven Springs Plantation Resort</text:p>
          </table:table-cell>
          <table:table-cell table:style-name="ce5" office:value-type="float" office:value="3.7" calcext:value-type="float">
            <text:p>3.70</text:p>
          </table:table-cell>
          <table:table-cell table:style-name="ce2" office:value-type="string" calcext:value-type="string">
            <text:p>Very Good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Laxmi Estate</text:p>
          </table:table-cell>
          <table:table-cell table:style-name="ce2" office:value-type="string" calcext:value-type="string">
            <text:p>city centre</text:p>
          </table:table-cell>
          <table:table-cell table:style-name="ce2" office:value-type="string" calcext:value-type="string">
            <text:p>12.3 km</text:p>
          </table:table-cell>
          <table:table-cell table:style-name="ce3" office:value-type="float" office:value="12.3" calcext:value-type="float">
            <text:p>12.3</text:p>
          </table:table-cell>
          <table:table-cell table:style-name="ce9" office:value-type="currency" office:currency="₹" office:value="2255" calcext:value-type="currency">
            <text:p>₹2,255.00</text:p>
          </table:table-cell>
          <table:table-cell table:style-name="ce9" office:value-type="currency" office:currency="₹" office:value="554" calcext:value-type="currency">
            <text:p>₹554.00</text:p>
          </table:table-cell>
          <table:table-cell table:style-name="ce10" table:formula="of:=[.K13]/[.J13]" office:value-type="percentage" office:value="0.245676274944568" calcext:value-type="percentage">
            <text:p>24.57%</text:p>
          </table:table-cell>
          <table:table-cell table:style-name="ce12" table:formula="of:=IFERROR(__xludf.dummyfunction(&quot;GOOGLEFINANCE(&quot;&quot;CURRENCY:INRBRL&quot;&quot;)*J13&quot;);134.80187945235)" office:value-type="currency" office:currency="BRL" office:value="134.8018795" calcext:value-type="currency">
            <text:p>R$134.80</text:p>
          </table:table-cell>
          <table:table-cell table:style-name="ce12" table:formula="of:=IFERROR(__xludf.dummyfunction(&quot;GOOGLEFINANCE(&quot;&quot;CURRENCY:INRBRL&quot;&quot;)*K13&quot;);33.11762359938)" office:value-type="currency" office:currency="BRL" office:value="33.1176236" calcext:value-type="currency">
            <text:p>R$33.12</text:p>
          </table:table-cell>
          <table:table-cell table:style-name="ce12" table:formula="of:=[.M13]+[.N13]" office:value-type="currency" office:currency="BRL" office:value="167.9195031" calcext:value-type="currency">
            <text:p>R$167.92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The Lake View Resort Munnar</text:p>
          </table:table-cell>
          <table:table-cell table:style-name="ce5" office:value-type="float" office:value="3.7" calcext:value-type="float">
            <text:p>3.70</text:p>
          </table:table-cell>
          <table:table-cell table:style-name="ce2" office:value-type="string" calcext:value-type="string">
            <text:p>Very Good</text:p>
          </table:table-cell>
          <table:table-cell table:style-name="ce2" office:value-type="float" office:value="192" calcext:value-type="float">
            <text:p>19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Anachal</text:p>
          </table:table-cell>
          <table:table-cell table:style-name="ce2" office:value-type="string" calcext:value-type="string">
            <text:p>city centre</text:p>
          </table:table-cell>
          <table:table-cell table:style-name="ce2" office:value-type="string" calcext:value-type="string">
            <text:p>12.3 km</text:p>
          </table:table-cell>
          <table:table-cell table:style-name="ce3" office:value-type="float" office:value="12.3" calcext:value-type="float">
            <text:p>12.3</text:p>
          </table:table-cell>
          <table:table-cell table:style-name="ce9" office:value-type="currency" office:currency="₹" office:value="6277" calcext:value-type="currency">
            <text:p>₹6,277.00</text:p>
          </table:table-cell>
          <table:table-cell table:style-name="ce9" office:value-type="currency" office:currency="₹" office:value="472" calcext:value-type="currency">
            <text:p>₹472.00</text:p>
          </table:table-cell>
          <table:table-cell table:style-name="ce10" table:formula="of:=[.K14]/[.J14]" office:value-type="percentage" office:value="0.0751951569220965" calcext:value-type="percentage">
            <text:p>7.52%</text:p>
          </table:table-cell>
          <table:table-cell table:style-name="ce12" table:formula="of:=IFERROR(__xludf.dummyfunction(&quot;GOOGLEFINANCE(&quot;&quot;CURRENCY:INRBRL&quot;&quot;)*J14&quot;);375.23343561969)" office:value-type="currency" office:currency="BRL" office:value="375.2334356" calcext:value-type="currency">
            <text:p>R$375.23</text:p>
          </table:table-cell>
          <table:table-cell table:style-name="ce12" table:formula="of:=IFERROR(__xludf.dummyfunction(&quot;GOOGLEFINANCE(&quot;&quot;CURRENCY:INRBRL&quot;&quot;)*K14&quot;);28.21573707384)" office:value-type="currency" office:currency="BRL" office:value="28.21573707" calcext:value-type="currency">
            <text:p>R$28.22</text:p>
          </table:table-cell>
          <table:table-cell table:style-name="ce12" table:formula="of:=[.M14]+[.N14]" office:value-type="currency" office:currency="BRL" office:value="403.44917267" calcext:value-type="currency">
            <text:p>R$403.45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Sterling Munnar</text:p>
          </table:table-cell>
          <table:table-cell table:style-name="ce5" office:value-type="float" office:value="3.8" calcext:value-type="float">
            <text:p>3.80</text:p>
          </table:table-cell>
          <table:table-cell table:style-name="ce2" office:value-type="string" calcext:value-type="string">
            <text:p>Very Good</text:p>
          </table:table-cell>
          <table:table-cell table:style-name="ce2" office:value-type="float" office:value="1088" calcext:value-type="float">
            <text:p>108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Chinnakanal</text:p>
          </table:table-cell>
          <table:table-cell table:style-name="ce2" office:value-type="string" calcext:value-type="string">
            <text:p>city centre</text:p>
          </table:table-cell>
          <table:table-cell table:style-name="ce2" office:value-type="string" calcext:value-type="string">
            <text:p>19.2 km</text:p>
          </table:table-cell>
          <table:table-cell table:style-name="ce3" office:value-type="float" office:value="19.2" calcext:value-type="float">
            <text:p>19.2</text:p>
          </table:table-cell>
          <table:table-cell table:style-name="ce9" office:value-type="currency" office:currency="₹" office:value="4451" calcext:value-type="currency">
            <text:p>₹4,451.00</text:p>
          </table:table-cell>
          <table:table-cell table:style-name="ce9" office:value-type="currency" office:currency="₹" office:value="969" calcext:value-type="currency">
            <text:p>₹969.00</text:p>
          </table:table-cell>
          <table:table-cell table:style-name="ce10" table:formula="of:=[.K15]/[.J15]" office:value-type="percentage" office:value="0.217703886767019" calcext:value-type="percentage">
            <text:p>21.77%</text:p>
          </table:table-cell>
          <table:table-cell table:style-name="ce12" table:formula="of:=IFERROR(__xludf.dummyfunction(&quot;GOOGLEFINANCE(&quot;&quot;CURRENCY:INRBRL&quot;&quot;)*J15&quot;);266.07679177047)" office:value-type="currency" office:currency="BRL" office:value="266.0767918" calcext:value-type="currency">
            <text:p>R$266.08</text:p>
          </table:table-cell>
          <table:table-cell table:style-name="ce12" table:formula="of:=IFERROR(__xludf.dummyfunction(&quot;GOOGLEFINANCE(&quot;&quot;CURRENCY:INRBRL&quot;&quot;)*K15&quot;);57.92595174693)" office:value-type="currency" office:currency="BRL" office:value="57.92595175" calcext:value-type="currency">
            <text:p>R$57.93</text:p>
          </table:table-cell>
          <table:table-cell table:style-name="ce12" table:formula="of:=[.M15]+[.N15]" office:value-type="currency" office:currency="BRL" office:value="324.00274355" calcext:value-type="currency">
            <text:p>R$324.00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Tea Castle</text:p>
          </table:table-cell>
          <table:table-cell table:style-name="ce5" office:value-type="float" office:value="3.8" calcext:value-type="float">
            <text:p>3.80</text:p>
          </table:table-cell>
          <table:table-cell table:style-name="ce2" office:value-type="string" calcext:value-type="string">
            <text:p>Very Good</text:p>
          </table:table-cell>
          <table:table-cell table:style-name="ce2" office:value-type="float" office:value="157" calcext:value-type="float">
            <text:p>15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Chithirapuram</text:p>
          </table:table-cell>
          <table:table-cell table:style-name="ce2" office:value-type="string" calcext:value-type="string">
            <text:p>city centre</text:p>
          </table:table-cell>
          <table:table-cell table:style-name="ce2" office:value-type="string" calcext:value-type="string">
            <text:p>9.3 km</text:p>
          </table:table-cell>
          <table:table-cell table:style-name="ce3" office:value-type="float" office:value="9.3" calcext:value-type="float">
            <text:p>9.3</text:p>
          </table:table-cell>
          <table:table-cell table:style-name="ce9" office:value-type="currency" office:currency="₹" office:value="1791" calcext:value-type="currency">
            <text:p>₹1,791.00</text:p>
          </table:table-cell>
          <table:table-cell table:style-name="ce9" office:value-type="currency" office:currency="₹" office:value="366" calcext:value-type="currency">
            <text:p>₹366.00</text:p>
          </table:table-cell>
          <table:table-cell table:style-name="ce10" table:formula="of:=[.K16]/[.J16]" office:value-type="percentage" office:value="0.204355108877722" calcext:value-type="percentage">
            <text:p>20.44%</text:p>
          </table:table-cell>
          <table:table-cell table:style-name="ce12" table:formula="of:=IFERROR(__xludf.dummyfunction(&quot;GOOGLEFINANCE(&quot;&quot;CURRENCY:INRBRL&quot;&quot;)*J16&quot;);107.06437521027)" office:value-type="currency" office:currency="BRL" office:value="107.0643752" calcext:value-type="currency">
            <text:p>R$107.06</text:p>
          </table:table-cell>
          <table:table-cell table:style-name="ce12" table:formula="of:=IFERROR(__xludf.dummyfunction(&quot;GOOGLEFINANCE(&quot;&quot;CURRENCY:INRBRL&quot;&quot;)*K16&quot;);21.87915205302)" office:value-type="currency" office:currency="BRL" office:value="21.87915205" calcext:value-type="currency">
            <text:p>R$21.88</text:p>
          </table:table-cell>
          <table:table-cell table:style-name="ce12" table:formula="of:=[.M16]+[.N16]" office:value-type="currency" office:currency="BRL" office:value="128.94352725" calcext:value-type="currency">
            <text:p>R$128.94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Jungle Jive Tree House | Rooms in a Homestay</text:p>
          </table:table-cell>
          <table:table-cell table:style-name="ce5" office:value-type="float" office:value="3.8" calcext:value-type="float">
            <text:p>3.80</text:p>
          </table:table-cell>
          <table:table-cell table:style-name="ce2" office:value-type="string" calcext:value-type="string">
            <text:p>Very Good</text:p>
          </table:table-cell>
          <table:table-cell table:style-name="ce2" office:value-type="float" office:value="10" calcext:value-type="float">
            <text:p>10</text:p>
          </table:table-cell>
          <table:table-cell/>
          <table:table-cell table:style-name="ce2" office:value-type="string" calcext:value-type="string">
            <text:p>Munnar</text:p>
          </table:table-cell>
          <table:table-cell table:style-name="ce2" office:value-type="string" calcext:value-type="string">
            <text:p>city centre</text:p>
          </table:table-cell>
          <table:table-cell table:style-name="ce2" office:value-type="string" calcext:value-type="string">
            <text:p>15.0 km</text:p>
          </table:table-cell>
          <table:table-cell table:style-name="ce3" office:value-type="float" office:value="15" calcext:value-type="float">
            <text:p>15</text:p>
          </table:table-cell>
          <table:table-cell table:style-name="ce9" office:value-type="currency" office:currency="₹" office:value="5204" calcext:value-type="currency">
            <text:p>₹5,204.00</text:p>
          </table:table-cell>
          <table:table-cell table:style-name="ce9" office:value-type="currency" office:currency="₹" office:value="1134" calcext:value-type="currency">
            <text:p>₹1,134.00</text:p>
          </table:table-cell>
          <table:table-cell table:style-name="ce10" table:formula="of:=[.K17]/[.J17]" office:value-type="percentage" office:value="0.217909300538048" calcext:value-type="percentage">
            <text:p>21.79%</text:p>
          </table:table-cell>
          <table:table-cell table:style-name="ce12" table:formula="of:=IFERROR(__xludf.dummyfunction(&quot;GOOGLEFINANCE(&quot;&quot;CURRENCY:INRBRL&quot;&quot;)*J17&quot;);311.09045705988)" office:value-type="currency" office:currency="BRL" office:value="311.0904571" calcext:value-type="currency">
            <text:p>R$311.09</text:p>
          </table:table-cell>
          <table:table-cell table:style-name="ce12" table:formula="of:=IFERROR(__xludf.dummyfunction(&quot;GOOGLEFINANCE(&quot;&quot;CURRENCY:INRBRL&quot;&quot;)*K17&quot;);67.78950390198)" office:value-type="currency" office:currency="BRL" office:value="67.7895039" calcext:value-type="currency">
            <text:p>R$67.79</text:p>
          </table:table-cell>
          <table:table-cell table:style-name="ce12" table:formula="of:=[.M17]+[.N17]" office:value-type="currency" office:currency="BRL" office:value="378.879961" calcext:value-type="currency">
            <text:p>R$378.88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Munnar Castle</text:p>
          </table:table-cell>
          <table:table-cell table:style-name="ce5" office:value-type="float" office:value="3.8" calcext:value-type="float">
            <text:p>3.80</text:p>
          </table:table-cell>
          <table:table-cell table:style-name="ce2" office:value-type="string" calcext:value-type="string">
            <text:p>Very Good</text:p>
          </table:table-cell>
          <table:table-cell table:style-name="ce2" office:value-type="float" office:value="519" calcext:value-type="float">
            <text:p>51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Central Munnar</text:p>
          </table:table-cell>
          <table:table-cell table:style-name="ce2" office:value-type="string" calcext:value-type="string">
            <text:p>Attukal Waterfalls</text:p>
          </table:table-cell>
          <table:table-cell table:style-name="ce2" office:value-type="string" calcext:value-type="string">
            <text:p>1.7 km</text:p>
          </table:table-cell>
          <table:table-cell table:style-name="ce3" office:value-type="float" office:value="1.7" calcext:value-type="float">
            <text:p>1.7</text:p>
          </table:table-cell>
          <table:table-cell table:style-name="ce9" office:value-type="currency" office:currency="₹" office:value="2365" calcext:value-type="currency">
            <text:p>₹2,365.00</text:p>
          </table:table-cell>
          <table:table-cell table:style-name="ce9" office:value-type="currency" office:currency="₹" office:value="930" calcext:value-type="currency">
            <text:p>₹930.00</text:p>
          </table:table-cell>
          <table:table-cell table:style-name="ce10" table:formula="of:=[.K18]/[.J18]" office:value-type="percentage" office:value="0.39323467230444" calcext:value-type="percentage">
            <text:p>39.32%</text:p>
          </table:table-cell>
          <table:table-cell table:style-name="ce12" table:formula="of:=IFERROR(__xludf.dummyfunction(&quot;GOOGLEFINANCE(&quot;&quot;CURRENCY:INRBRL&quot;&quot;)*J18&quot;);141.37758088905)" office:value-type="currency" office:currency="BRL" office:value="141.3775809" calcext:value-type="currency">
            <text:p>R$141.38</text:p>
          </table:table-cell>
          <table:table-cell table:style-name="ce12" table:formula="of:=IFERROR(__xludf.dummyfunction(&quot;GOOGLEFINANCE(&quot;&quot;CURRENCY:INRBRL&quot;&quot;)*K18&quot;);55.5945666921)" office:value-type="currency" office:currency="BRL" office:value="55.59456669" calcext:value-type="currency">
            <text:p>R$55.59</text:p>
          </table:table-cell>
          <table:table-cell table:style-name="ce12" table:formula="of:=[.M18]+[.N18]" office:value-type="currency" office:currency="BRL" office:value="196.97214759" calcext:value-type="currency">
            <text:p>R$196.97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Eastend Munnar</text:p>
          </table:table-cell>
          <table:table-cell table:style-name="ce5" office:value-type="float" office:value="3.9" calcext:value-type="float">
            <text:p>3.90</text:p>
          </table:table-cell>
          <table:table-cell table:style-name="ce2" office:value-type="string" calcext:value-type="string">
            <text:p>Very Good</text:p>
          </table:table-cell>
          <table:table-cell table:style-name="ce2" office:value-type="float" office:value="437" calcext:value-type="float">
            <text:p>437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Central Munnar</text:p>
          </table:table-cell>
          <table:table-cell table:style-name="ce2" office:value-type="string" calcext:value-type="string">
            <text:p>Attukal Waterfalls</text:p>
          </table:table-cell>
          <table:table-cell table:style-name="ce2" office:value-type="string" calcext:value-type="string">
            <text:p>770 m</text:p>
          </table:table-cell>
          <table:table-cell table:style-name="ce3" office:value-type="float" office:value="0.77" calcext:value-type="float">
            <text:p>0.77</text:p>
          </table:table-cell>
          <table:table-cell table:style-name="ce9" office:value-type="currency" office:currency="₹" office:value="3493" calcext:value-type="currency">
            <text:p>₹3,493.00</text:p>
          </table:table-cell>
          <table:table-cell table:style-name="ce9" office:value-type="currency" office:currency="₹" office:value="713" calcext:value-type="currency">
            <text:p>₹713.00</text:p>
          </table:table-cell>
          <table:table-cell table:style-name="ce10" table:formula="of:=[.K19]/[.J19]" office:value-type="percentage" office:value="0.204122530775837" calcext:value-type="percentage">
            <text:p>20.41%</text:p>
          </table:table-cell>
          <table:table-cell table:style-name="ce12" table:formula="of:=IFERROR(__xludf.dummyfunction(&quot;GOOGLEFINANCE(&quot;&quot;CURRENCY:INRBRL&quot;&quot;)*J19&quot;);208.80841016721)" office:value-type="currency" office:currency="BRL" office:value="208.8084102" calcext:value-type="currency">
            <text:p>R$208.81</text:p>
          </table:table-cell>
          <table:table-cell table:style-name="ce12" table:formula="of:=IFERROR(__xludf.dummyfunction(&quot;GOOGLEFINANCE(&quot;&quot;CURRENCY:INRBRL&quot;&quot;)*K19&quot;);42.62250113061)" office:value-type="currency" office:currency="BRL" office:value="42.62250113" calcext:value-type="currency">
            <text:p>R$42.62</text:p>
          </table:table-cell>
          <table:table-cell table:style-name="ce12" table:formula="of:=[.M19]+[.N19]" office:value-type="currency" office:currency="BRL" office:value="251.43091133" calcext:value-type="currency">
            <text:p>R$251.43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Devonshire Greens - The Leisure Hotel &amp; Spa</text:p>
          </table:table-cell>
          <table:table-cell table:style-name="ce5" office:value-type="float" office:value="3.9" calcext:value-type="float">
            <text:p>3.90</text:p>
          </table:table-cell>
          <table:table-cell table:style-name="ce2" office:value-type="string" calcext:value-type="string">
            <text:p>Very Good</text:p>
          </table:table-cell>
          <table:table-cell table:style-name="ce2" office:value-type="float" office:value="431" calcext:value-type="float">
            <text:p>43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Pallivasal</text:p>
          </table:table-cell>
          <table:table-cell table:style-name="ce2" office:value-type="string" calcext:value-type="string">
            <text:p>city centre</text:p>
          </table:table-cell>
          <table:table-cell table:style-name="ce2" office:value-type="string" calcext:value-type="string">
            <text:p>5.9 km</text:p>
          </table:table-cell>
          <table:table-cell table:style-name="ce3" office:value-type="float" office:value="5.9" calcext:value-type="float">
            <text:p>5.9</text:p>
          </table:table-cell>
          <table:table-cell table:style-name="ce9" office:value-type="currency" office:currency="₹" office:value="4815" calcext:value-type="currency">
            <text:p>₹4,815.00</text:p>
          </table:table-cell>
          <table:table-cell table:style-name="ce9" office:value-type="currency" office:currency="₹" office:value="1177" calcext:value-type="currency">
            <text:p>₹1,177.00</text:p>
          </table:table-cell>
          <table:table-cell table:style-name="ce10" table:formula="of:=[.K20]/[.J20]" office:value-type="percentage" office:value="0.244444444444444" calcext:value-type="percentage">
            <text:p>24.44%</text:p>
          </table:table-cell>
          <table:table-cell table:style-name="ce12" table:formula="of:=IFERROR(__xludf.dummyfunction(&quot;GOOGLEFINANCE(&quot;&quot;CURRENCY:INRBRL&quot;&quot;)*J20&quot;);287.83638561555)" office:value-type="currency" office:currency="BRL" office:value="287.8363856" calcext:value-type="currency">
            <text:p>R$287.84</text:p>
          </table:table-cell>
          <table:table-cell table:style-name="ce12" table:formula="of:=IFERROR(__xludf.dummyfunction(&quot;GOOGLEFINANCE(&quot;&quot;CURRENCY:INRBRL&quot;&quot;)*K20&quot;);70.36000537269)" office:value-type="currency" office:currency="BRL" office:value="70.36000537" calcext:value-type="currency">
            <text:p>R$70.36</text:p>
          </table:table-cell>
          <table:table-cell table:style-name="ce12" table:formula="of:=[.M20]+[.N20]" office:value-type="currency" office:currency="BRL" office:value="358.19639097" calcext:value-type="currency">
            <text:p>R$358.20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Hotel Hillview</text:p>
          </table:table-cell>
          <table:table-cell table:style-name="ce5" office:value-type="float" office:value="3.9" calcext:value-type="float">
            <text:p>3.90</text:p>
          </table:table-cell>
          <table:table-cell table:style-name="ce2" office:value-type="string" calcext:value-type="string">
            <text:p>Very Good</text:p>
          </table:table-cell>
          <table:table-cell table:style-name="ce2" office:value-type="float" office:value="501" calcext:value-type="float">
            <text:p>50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Moolakadai</text:p>
          </table:table-cell>
          <table:table-cell table:style-name="ce2" office:value-type="string" calcext:value-type="string">
            <text:p>Attukal Waterfalls</text:p>
          </table:table-cell>
          <table:table-cell table:style-name="ce2" office:value-type="string" calcext:value-type="string">
            <text:p>2.5 km</text:p>
          </table:table-cell>
          <table:table-cell table:style-name="ce3" office:value-type="float" office:value="2.5" calcext:value-type="float">
            <text:p>2.5</text:p>
          </table:table-cell>
          <table:table-cell table:style-name="ce9" office:value-type="currency" office:currency="₹" office:value="282" calcext:value-type="currency">
            <text:p>₹282.00</text:p>
          </table:table-cell>
          <table:table-cell table:style-name="ce9" office:value-type="currency" office:currency="₹" office:value="693" calcext:value-type="currency">
            <text:p>₹693.00</text:p>
          </table:table-cell>
          <table:table-cell table:style-name="ce10" table:formula="of:=[.K21]/[.J21]" office:value-type="percentage" office:value="2.45744680851064" calcext:value-type="percentage">
            <text:p>245.74%</text:p>
          </table:table-cell>
          <table:table-cell table:style-name="ce12" table:formula="of:=IFERROR(__xludf.dummyfunction(&quot;GOOGLEFINANCE(&quot;&quot;CURRENCY:INRBRL&quot;&quot;)*J21&quot;);16.85770731954)" office:value-type="currency" office:currency="BRL" office:value="16.85770732" calcext:value-type="currency">
            <text:p>R$16.86</text:p>
          </table:table-cell>
          <table:table-cell table:style-name="ce12" table:formula="of:=IFERROR(__xludf.dummyfunction(&quot;GOOGLEFINANCE(&quot;&quot;CURRENCY:INRBRL&quot;&quot;)*K21&quot;);41.42691905121)" office:value-type="currency" office:currency="BRL" office:value="41.42691905" calcext:value-type="currency">
            <text:p>R$41.43</text:p>
          </table:table-cell>
          <table:table-cell table:style-name="ce12" table:formula="of:=[.M21]+[.N21]" office:value-type="currency" office:currency="BRL" office:value="58.28462637" calcext:value-type="currency">
            <text:p>R$58.28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Tulsi Village Retreat | Treehouse &amp; Cabin Stays </text:p>
          </table:table-cell>
          <table:table-cell table:style-name="ce5" office:value-type="float" office:value="3.9" calcext:value-type="float">
            <text:p>3.90</text:p>
          </table:table-cell>
          <table:table-cell table:style-name="ce2" office:value-type="string" calcext:value-type="string">
            <text:p>Very Good</text:p>
          </table:table-cell>
          <table:table-cell table:style-name="ce2" office:value-type="float" office:value="352" calcext:value-type="float">
            <text:p>352</text:p>
          </table:table-cell>
          <table:table-cell/>
          <table:table-cell table:style-name="ce2" office:value-type="string" calcext:value-type="string">
            <text:p>Adimali</text:p>
          </table:table-cell>
          <table:table-cell table:style-name="ce2" office:value-type="string" calcext:value-type="string">
            <text:p>city centre</text:p>
          </table:table-cell>
          <table:table-cell table:style-name="ce2" office:value-type="string" calcext:value-type="string">
            <text:p>21.6 km</text:p>
          </table:table-cell>
          <table:table-cell table:style-name="ce3" office:value-type="float" office:value="21.6" calcext:value-type="float">
            <text:p>21.6</text:p>
          </table:table-cell>
          <table:table-cell table:style-name="ce9" office:value-type="currency" office:currency="₹" office:value="1545" calcext:value-type="currency">
            <text:p>₹1,545.00</text:p>
          </table:table-cell>
          <table:table-cell table:style-name="ce9" office:value-type="currency" office:currency="₹" office:value="346" calcext:value-type="currency">
            <text:p>₹346.00</text:p>
          </table:table-cell>
          <table:table-cell table:style-name="ce10" table:formula="of:=[.K22]/[.J22]" office:value-type="percentage" office:value="0.223948220064725" calcext:value-type="percentage">
            <text:p>22.39%</text:p>
          </table:table-cell>
          <table:table-cell table:style-name="ce12" table:formula="of:=IFERROR(__xludf.dummyfunction(&quot;GOOGLEFINANCE(&quot;&quot;CURRENCY:INRBRL&quot;&quot;)*J22&quot;);92.35871563365)" office:value-type="currency" office:currency="BRL" office:value="92.35871563" calcext:value-type="currency">
            <text:p>R$92.36</text:p>
          </table:table-cell>
          <table:table-cell table:style-name="ce12" table:formula="of:=IFERROR(__xludf.dummyfunction(&quot;GOOGLEFINANCE(&quot;&quot;CURRENCY:INRBRL&quot;&quot;)*K22&quot;);20.68356997362)" office:value-type="currency" office:currency="BRL" office:value="20.68356997" calcext:value-type="currency">
            <text:p>R$20.68</text:p>
          </table:table-cell>
          <table:table-cell table:style-name="ce12" table:formula="of:=[.M22]+[.N22]" office:value-type="currency" office:currency="BRL" office:value="113.0422856" calcext:value-type="currency">
            <text:p>R$113.04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Bellmount Resorts</text:p>
          </table:table-cell>
          <table:table-cell table:style-name="ce5" office:value-type="float" office:value="3.9" calcext:value-type="float">
            <text:p>3.90</text:p>
          </table:table-cell>
          <table:table-cell table:style-name="ce2" office:value-type="string" calcext:value-type="string">
            <text:p>Very Good</text:p>
          </table:table-cell>
          <table:table-cell table:style-name="ce2" office:value-type="float" office:value="1204" calcext:value-type="float">
            <text:p>120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Central Munnar</text:p>
          </table:table-cell>
          <table:table-cell table:style-name="ce2" office:value-type="string" calcext:value-type="string">
            <text:p>Attukal Waterfalls</text:p>
          </table:table-cell>
          <table:table-cell table:style-name="ce2" office:value-type="string" calcext:value-type="string">
            <text:p>860 m</text:p>
          </table:table-cell>
          <table:table-cell table:style-name="ce3" office:value-type="float" office:value="0.86" calcext:value-type="float">
            <text:p>0.86</text:p>
          </table:table-cell>
          <table:table-cell table:style-name="ce9" office:value-type="currency" office:currency="₹" office:value="2364" calcext:value-type="currency">
            <text:p>₹2,364.00</text:p>
          </table:table-cell>
          <table:table-cell table:style-name="ce9" office:value-type="currency" office:currency="₹" office:value="586" calcext:value-type="currency">
            <text:p>₹586.00</text:p>
          </table:table-cell>
          <table:table-cell table:style-name="ce10" table:formula="of:=[.K23]/[.J23]" office:value-type="percentage" office:value="0.247884940778342" calcext:value-type="percentage">
            <text:p>24.79%</text:p>
          </table:table-cell>
          <table:table-cell table:style-name="ce12" table:formula="of:=IFERROR(__xludf.dummyfunction(&quot;GOOGLEFINANCE(&quot;&quot;CURRENCY:INRBRL&quot;&quot;)*J23&quot;);141.31780178508)" office:value-type="currency" office:currency="BRL" office:value="141.3178018" calcext:value-type="currency">
            <text:p>R$141.32</text:p>
          </table:table-cell>
          <table:table-cell table:style-name="ce12" table:formula="of:=IFERROR(__xludf.dummyfunction(&quot;GOOGLEFINANCE(&quot;&quot;CURRENCY:INRBRL&quot;&quot;)*K23&quot;);35.03055492642)" office:value-type="currency" office:currency="BRL" office:value="35.03055493" calcext:value-type="currency">
            <text:p>R$35.03</text:p>
          </table:table-cell>
          <table:table-cell table:style-name="ce12" table:formula="of:=[.M23]+[.N23]" office:value-type="currency" office:currency="BRL" office:value="176.34835673" calcext:value-type="currency">
            <text:p>R$176.35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Mercys Munnar Homestay | Room &amp; Caretaker</text:p>
          </table:table-cell>
          <table:table-cell table:style-name="ce5" office:value-type="float" office:value="3.9" calcext:value-type="float">
            <text:p>3.90</text:p>
          </table:table-cell>
          <table:table-cell table:style-name="ce2" office:value-type="string" calcext:value-type="string">
            <text:p>Very Good</text:p>
          </table:table-cell>
          <table:table-cell table:style-name="ce2" office:value-type="float" office:value="48" calcext:value-type="float">
            <text:p>48</text:p>
          </table:table-cell>
          <table:table-cell/>
          <table:table-cell table:style-name="ce2" office:value-type="string" calcext:value-type="string">
            <text:p>Munnar</text:p>
          </table:table-cell>
          <table:table-cell table:style-name="ce2" office:value-type="string" calcext:value-type="string">
            <text:p>city centre</text:p>
          </table:table-cell>
          <table:table-cell table:style-name="ce2" office:value-type="string" calcext:value-type="string">
            <text:p>17.8 km</text:p>
          </table:table-cell>
          <table:table-cell table:style-name="ce3" office:value-type="float" office:value="17.8" calcext:value-type="float">
            <text:p>17.8</text:p>
          </table:table-cell>
          <table:table-cell table:style-name="ce9" office:value-type="currency" office:currency="₹" office:value="930" calcext:value-type="currency">
            <text:p>₹930.00</text:p>
          </table:table-cell>
          <table:table-cell table:style-name="ce9" office:value-type="currency" office:currency="₹" office:value="290" calcext:value-type="currency">
            <text:p>₹290.00</text:p>
          </table:table-cell>
          <table:table-cell table:style-name="ce10" table:formula="of:=[.K24]/[.J24]" office:value-type="percentage" office:value="0.311827956989247" calcext:value-type="percentage">
            <text:p>31.18%</text:p>
          </table:table-cell>
          <table:table-cell table:style-name="ce12" table:formula="of:=IFERROR(__xludf.dummyfunction(&quot;GOOGLEFINANCE(&quot;&quot;CURRENCY:INRBRL&quot;&quot;)*J24&quot;);55.5945666921)" office:value-type="currency" office:currency="BRL" office:value="55.59456669" calcext:value-type="currency">
            <text:p>R$55.59</text:p>
          </table:table-cell>
          <table:table-cell table:style-name="ce12" table:formula="of:=IFERROR(__xludf.dummyfunction(&quot;GOOGLEFINANCE(&quot;&quot;CURRENCY:INRBRL&quot;&quot;)*K24&quot;);17.3359401513)" office:value-type="currency" office:currency="BRL" office:value="17.33594015" calcext:value-type="currency">
            <text:p>R$17.34</text:p>
          </table:table-cell>
          <table:table-cell table:style-name="ce12" table:formula="of:=[.M24]+[.N24]" office:value-type="currency" office:currency="BRL" office:value="72.93050684" calcext:value-type="currency">
            <text:p>R$72.93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AMUSE VISTA RESORTS AND SPA</text:p>
          </table:table-cell>
          <table:table-cell table:style-name="ce5" office:value-type="float" office:value="3.9" calcext:value-type="float">
            <text:p>3.90</text:p>
          </table:table-cell>
          <table:table-cell table:style-name="ce2" office:value-type="string" calcext:value-type="string">
            <text:p>Very Good</text:p>
          </table:table-cell>
          <table:table-cell table:style-name="ce2" office:value-type="float" office:value="152" calcext:value-type="float">
            <text:p>15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Anachal</text:p>
          </table:table-cell>
          <table:table-cell table:style-name="ce2" office:value-type="string" calcext:value-type="string">
            <text:p>city centre</text:p>
          </table:table-cell>
          <table:table-cell table:style-name="ce2" office:value-type="string" calcext:value-type="string">
            <text:p>11.1 km</text:p>
          </table:table-cell>
          <table:table-cell table:style-name="ce3" office:value-type="float" office:value="11.1" calcext:value-type="float">
            <text:p>11.1</text:p>
          </table:table-cell>
          <table:table-cell table:style-name="ce9" office:value-type="currency" office:currency="₹" office:value="2228" calcext:value-type="currency">
            <text:p>₹2,228.00</text:p>
          </table:table-cell>
          <table:table-cell table:style-name="ce9" office:value-type="currency" office:currency="₹" office:value="567" calcext:value-type="currency">
            <text:p>₹567.00</text:p>
          </table:table-cell>
          <table:table-cell table:style-name="ce10" table:formula="of:=[.K25]/[.J25]" office:value-type="percentage" office:value="0.254488330341113" calcext:value-type="percentage">
            <text:p>25.45%</text:p>
          </table:table-cell>
          <table:table-cell table:style-name="ce12" table:formula="of:=IFERROR(__xludf.dummyfunction(&quot;GOOGLEFINANCE(&quot;&quot;CURRENCY:INRBRL&quot;&quot;)*J25&quot;);133.18784364516)" office:value-type="currency" office:currency="BRL" office:value="133.1878436" calcext:value-type="currency">
            <text:p>R$133.19</text:p>
          </table:table-cell>
          <table:table-cell table:style-name="ce12" table:formula="of:=IFERROR(__xludf.dummyfunction(&quot;GOOGLEFINANCE(&quot;&quot;CURRENCY:INRBRL&quot;&quot;)*K25&quot;);33.89475195099)" office:value-type="currency" office:currency="BRL" office:value="33.89475195" calcext:value-type="currency">
            <text:p>R$33.89</text:p>
          </table:table-cell>
          <table:table-cell table:style-name="ce12" table:formula="of:=[.M25]+[.N25]" office:value-type="currency" office:currency="BRL" office:value="167.08259555" calcext:value-type="currency">
            <text:p>R$167.08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Grace Munnar</text:p>
          </table:table-cell>
          <table:table-cell table:style-name="ce5" office:value-type="float" office:value="3.9" calcext:value-type="float">
            <text:p>3.90</text:p>
          </table:table-cell>
          <table:table-cell table:style-name="ce2" office:value-type="string" calcext:value-type="string">
            <text:p>Very Good</text:p>
          </table:table-cell>
          <table:table-cell table:style-name="ce2" office:value-type="float" office:value="43" calcext:value-type="float">
            <text:p>43</text:p>
          </table:table-cell>
          <table:table-cell/>
          <table:table-cell table:style-name="ce2" office:value-type="string" calcext:value-type="string">
            <text:p>Munnar</text:p>
          </table:table-cell>
          <table:table-cell table:style-name="ce2" office:value-type="string" calcext:value-type="string">
            <text:p>city centre</text:p>
          </table:table-cell>
          <table:table-cell table:style-name="ce2" office:value-type="string" calcext:value-type="string">
            <text:p>14.1 km</text:p>
          </table:table-cell>
          <table:table-cell table:style-name="ce3" office:value-type="float" office:value="14.1" calcext:value-type="float">
            <text:p>14.1</text:p>
          </table:table-cell>
          <table:table-cell table:style-name="ce9" office:value-type="currency" office:currency="₹" office:value="1814" calcext:value-type="currency">
            <text:p>₹1,814.00</text:p>
          </table:table-cell>
          <table:table-cell table:style-name="ce9" office:value-type="currency" office:currency="₹" office:value="429" calcext:value-type="currency">
            <text:p>₹429.00</text:p>
          </table:table-cell>
          <table:table-cell table:style-name="ce10" table:formula="of:=[.K26]/[.J26]" office:value-type="percentage" office:value="0.236493936052922" calcext:value-type="percentage">
            <text:p>23.65%</text:p>
          </table:table-cell>
          <table:table-cell table:style-name="ce12" table:formula="of:=IFERROR(__xludf.dummyfunction(&quot;GOOGLEFINANCE(&quot;&quot;CURRENCY:INRBRL&quot;&quot;)*J26&quot;);108.43929460158)" office:value-type="currency" office:currency="BRL" office:value="108.4392946" calcext:value-type="currency">
            <text:p>R$108.44</text:p>
          </table:table-cell>
          <table:table-cell table:style-name="ce12" table:formula="of:=IFERROR(__xludf.dummyfunction(&quot;GOOGLEFINANCE(&quot;&quot;CURRENCY:INRBRL&quot;&quot;)*K26&quot;);25.64523560313)" office:value-type="currency" office:currency="BRL" office:value="25.6452356" calcext:value-type="currency">
            <text:p>R$25.65</text:p>
          </table:table-cell>
          <table:table-cell table:style-name="ce12" table:formula="of:=[.M26]+[.N26]" office:value-type="currency" office:currency="BRL" office:value="134.0845302" calcext:value-type="currency">
            <text:p>R$134.08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MehaKira Holiday Inn | Room &amp; Caretaker</text:p>
          </table:table-cell>
          <table:table-cell table:style-name="ce5" office:value-type="float" office:value="3.9" calcext:value-type="float">
            <text:p>3.90</text:p>
          </table:table-cell>
          <table:table-cell table:style-name="ce2" office:value-type="string" calcext:value-type="string">
            <text:p>Very Good</text:p>
          </table:table-cell>
          <table:table-cell table:style-name="ce2" office:value-type="float" office:value="230" calcext:value-type="float">
            <text:p>230</text:p>
          </table:table-cell>
          <table:table-cell/>
          <table:table-cell table:style-name="ce2" office:value-type="string" calcext:value-type="string">
            <text:p>Central Munnar</text:p>
          </table:table-cell>
          <table:table-cell table:style-name="ce2" office:value-type="string" calcext:value-type="string">
            <text:p>Attukal Waterfalls</text:p>
          </table:table-cell>
          <table:table-cell table:style-name="ce2" office:value-type="string" calcext:value-type="string">
            <text:p>2.0 km</text:p>
          </table:table-cell>
          <table:table-cell table:style-name="ce3" office:value-type="float" office:value="2" calcext:value-type="float">
            <text:p>2</text:p>
          </table:table-cell>
          <table:table-cell table:style-name="ce9" office:value-type="currency" office:currency="₹" office:value="1347" calcext:value-type="currency">
            <text:p>₹1,347.00</text:p>
          </table:table-cell>
          <table:table-cell table:style-name="ce9" office:value-type="currency" office:currency="₹" office:value="352" calcext:value-type="currency">
            <text:p>₹352.00</text:p>
          </table:table-cell>
          <table:table-cell table:style-name="ce10" table:formula="of:=[.K27]/[.J27]" office:value-type="percentage" office:value="0.261321455085375" calcext:value-type="percentage">
            <text:p>26.13%</text:p>
          </table:table-cell>
          <table:table-cell table:style-name="ce12" table:formula="of:=IFERROR(__xludf.dummyfunction(&quot;GOOGLEFINANCE(&quot;&quot;CURRENCY:INRBRL&quot;&quot;)*J27&quot;);80.52245304759)" office:value-type="currency" office:currency="BRL" office:value="80.52245305" calcext:value-type="currency">
            <text:p>R$80.52</text:p>
          </table:table-cell>
          <table:table-cell table:style-name="ce12" table:formula="of:=IFERROR(__xludf.dummyfunction(&quot;GOOGLEFINANCE(&quot;&quot;CURRENCY:INRBRL&quot;&quot;)*K27&quot;);21.04224459744)" office:value-type="currency" office:currency="BRL" office:value="21.0422446" calcext:value-type="currency">
            <text:p>R$21.04</text:p>
          </table:table-cell>
          <table:table-cell table:style-name="ce12" table:formula="of:=[.M27]+[.N27]" office:value-type="currency" office:currency="BRL" office:value="101.56469765" calcext:value-type="currency">
            <text:p>R$101.56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Clouds Valley Leisure Hotel</text:p>
          </table:table-cell>
          <table:table-cell table:style-name="ce5" office:value-type="float" office:value="4" calcext:value-type="float">
            <text:p>4.00</text:p>
          </table:table-cell>
          <table:table-cell table:style-name="ce2" office:value-type="string" calcext:value-type="string">
            <text:p>Very Good</text:p>
          </table:table-cell>
          <table:table-cell table:style-name="ce2" office:value-type="float" office:value="599" calcext:value-type="float">
            <text:p>599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Near Munnar Bus Stand</text:p>
          </table:table-cell>
          <table:table-cell table:style-name="ce2" office:value-type="string" calcext:value-type="string">
            <text:p>Attukal Waterfalls</text:p>
          </table:table-cell>
          <table:table-cell table:style-name="ce2" office:value-type="string" calcext:value-type="string">
            <text:p>2.2 km</text:p>
          </table:table-cell>
          <table:table-cell table:style-name="ce3" office:value-type="float" office:value="2.2" calcext:value-type="float">
            <text:p>2.2</text:p>
          </table:table-cell>
          <table:table-cell table:style-name="ce9" office:value-type="currency" office:currency="₹" office:value="2595" calcext:value-type="currency">
            <text:p>₹2,595.00</text:p>
          </table:table-cell>
          <table:table-cell table:style-name="ce9" office:value-type="currency" office:currency="₹" office:value="530" calcext:value-type="currency">
            <text:p>₹530.00</text:p>
          </table:table-cell>
          <table:table-cell table:style-name="ce10" table:formula="of:=[.K28]/[.J28]" office:value-type="percentage" office:value="0.204238921001927" calcext:value-type="percentage">
            <text:p>20.42%</text:p>
          </table:table-cell>
          <table:table-cell table:style-name="ce12" table:formula="of:=IFERROR(__xludf.dummyfunction(&quot;GOOGLEFINANCE(&quot;&quot;CURRENCY:INRBRL&quot;&quot;)*J28&quot;);155.12677480215)" office:value-type="currency" office:currency="BRL" office:value="155.1267748" calcext:value-type="currency">
            <text:p>R$155.13</text:p>
          </table:table-cell>
          <table:table-cell table:style-name="ce12" table:formula="of:=IFERROR(__xludf.dummyfunction(&quot;GOOGLEFINANCE(&quot;&quot;CURRENCY:INRBRL&quot;&quot;)*K28&quot;);31.6829251041)" office:value-type="currency" office:currency="BRL" office:value="31.6829251" calcext:value-type="currency">
            <text:p>R$31.68</text:p>
          </table:table-cell>
          <table:table-cell table:style-name="ce12" table:formula="of:=[.M28]+[.N28]" office:value-type="currency" office:currency="BRL" office:value="186.8096999" calcext:value-type="currency">
            <text:p>R$186.81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Elysium Garden</text:p>
          </table:table-cell>
          <table:table-cell table:style-name="ce5" office:value-type="float" office:value="4" calcext:value-type="float">
            <text:p>4.00</text:p>
          </table:table-cell>
          <table:table-cell table:style-name="ce2" office:value-type="string" calcext:value-type="string">
            <text:p>Very Good</text:p>
          </table:table-cell>
          <table:table-cell table:style-name="ce2" office:value-type="float" office:value="844" calcext:value-type="float">
            <text:p>844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Central Munnar</text:p>
          </table:table-cell>
          <table:table-cell table:style-name="ce2" office:value-type="string" calcext:value-type="string">
            <text:p>Attukal Waterfalls</text:p>
          </table:table-cell>
          <table:table-cell table:style-name="ce2" office:value-type="string" calcext:value-type="string">
            <text:p>2.0 km</text:p>
          </table:table-cell>
          <table:table-cell table:style-name="ce3" office:value-type="float" office:value="2" calcext:value-type="float">
            <text:p>2</text:p>
          </table:table-cell>
          <table:table-cell table:style-name="ce9" office:value-type="currency" office:currency="₹" office:value="332" calcext:value-type="currency">
            <text:p>₹332.00</text:p>
          </table:table-cell>
          <table:table-cell table:style-name="ce9" office:value-type="currency" office:currency="₹" office:value="678" calcext:value-type="currency">
            <text:p>₹678.00</text:p>
          </table:table-cell>
          <table:table-cell table:style-name="ce10" table:formula="of:=[.K29]/[.J29]" office:value-type="percentage" office:value="2.0421686746988" calcext:value-type="percentage">
            <text:p>204.22%</text:p>
          </table:table-cell>
          <table:table-cell table:style-name="ce12" table:formula="of:=IFERROR(__xludf.dummyfunction(&quot;GOOGLEFINANCE(&quot;&quot;CURRENCY:INRBRL&quot;&quot;)*J29&quot;);19.84666251804)" office:value-type="currency" office:currency="BRL" office:value="19.84666252" calcext:value-type="currency">
            <text:p>R$19.85</text:p>
          </table:table-cell>
          <table:table-cell table:style-name="ce12" table:formula="of:=IFERROR(__xludf.dummyfunction(&quot;GOOGLEFINANCE(&quot;&quot;CURRENCY:INRBRL&quot;&quot;)*K29&quot;);40.53023249166)" office:value-type="currency" office:currency="BRL" office:value="40.53023249" calcext:value-type="currency">
            <text:p>R$40.53</text:p>
          </table:table-cell>
          <table:table-cell table:style-name="ce12" table:formula="of:=[.M29]+[.N29]" office:value-type="currency" office:currency="BRL" office:value="60.37689501" calcext:value-type="currency">
            <text:p>R$60.38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Munnar Summer Castle</text:p>
          </table:table-cell>
          <table:table-cell table:style-name="ce5" office:value-type="float" office:value="4" calcext:value-type="float">
            <text:p>4.00</text:p>
          </table:table-cell>
          <table:table-cell table:style-name="ce2" office:value-type="string" calcext:value-type="string">
            <text:p>Very Good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Ettycity Road</text:p>
          </table:table-cell>
          <table:table-cell table:style-name="ce2" office:value-type="string" calcext:value-type="string">
            <text:p>city centre</text:p>
          </table:table-cell>
          <table:table-cell table:style-name="ce2" office:value-type="string" calcext:value-type="string">
            <text:p>12.3 km</text:p>
          </table:table-cell>
          <table:table-cell table:style-name="ce3" office:value-type="float" office:value="12.3" calcext:value-type="float">
            <text:p>12.3</text:p>
          </table:table-cell>
          <table:table-cell table:style-name="ce9" office:value-type="currency" office:currency="₹" office:value="293" calcext:value-type="currency">
            <text:p>₹293.00</text:p>
          </table:table-cell>
          <table:table-cell table:style-name="ce9" office:value-type="currency" office:currency="₹" office:value="599" calcext:value-type="currency">
            <text:p>₹599.00</text:p>
          </table:table-cell>
          <table:table-cell table:style-name="ce10" table:formula="of:=[.K30]/[.J30]" office:value-type="percentage" office:value="2.04436860068259" calcext:value-type="percentage">
            <text:p>204.44%</text:p>
          </table:table-cell>
          <table:table-cell table:style-name="ce12" table:formula="of:=IFERROR(__xludf.dummyfunction(&quot;GOOGLEFINANCE(&quot;&quot;CURRENCY:INRBRL&quot;&quot;)*J30&quot;);17.51527746321)" office:value-type="currency" office:currency="BRL" office:value="17.51527746" calcext:value-type="currency">
            <text:p>R$17.52</text:p>
          </table:table-cell>
          <table:table-cell table:style-name="ce12" table:formula="of:=IFERROR(__xludf.dummyfunction(&quot;GOOGLEFINANCE(&quot;&quot;CURRENCY:INRBRL&quot;&quot;)*K30&quot;);35.80768327803)" office:value-type="currency" office:currency="BRL" office:value="35.80768328" calcext:value-type="currency">
            <text:p>R$35.81</text:p>
          </table:table-cell>
          <table:table-cell table:style-name="ce12" table:formula="of:=[.M30]+[.N30]" office:value-type="currency" office:currency="BRL" office:value="53.32296074" calcext:value-type="currency">
            <text:p>R$53.32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Southern Panorama Indriya Resorts</text:p>
          </table:table-cell>
          <table:table-cell table:style-name="ce5" office:value-type="float" office:value="4" calcext:value-type="float">
            <text:p>4.00</text:p>
          </table:table-cell>
          <table:table-cell table:style-name="ce2" office:value-type="string" calcext:value-type="string">
            <text:p>Very Good</text:p>
          </table:table-cell>
          <table:table-cell table:style-name="ce2" office:value-type="float" office:value="89" calcext:value-type="float">
            <text:p>89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Pottankadu</text:p>
          </table:table-cell>
          <table:table-cell table:style-name="ce2" office:value-type="string" calcext:value-type="string">
            <text:p>city centre</text:p>
          </table:table-cell>
          <table:table-cell table:style-name="ce2" office:value-type="string" calcext:value-type="string">
            <text:p>15.6 km</text:p>
          </table:table-cell>
          <table:table-cell table:style-name="ce3" office:value-type="float" office:value="15.6" calcext:value-type="float">
            <text:p>15.6</text:p>
          </table:table-cell>
          <table:table-cell table:style-name="ce9" office:value-type="currency" office:currency="₹" office:value="3412" calcext:value-type="currency">
            <text:p>₹3,412.00</text:p>
          </table:table-cell>
          <table:table-cell table:style-name="ce9" office:value-type="currency" office:currency="₹" office:value="953" calcext:value-type="currency">
            <text:p>₹953.00</text:p>
          </table:table-cell>
          <table:table-cell table:style-name="ce10" table:formula="of:=[.K31]/[.J31]" office:value-type="percentage" office:value="0.279308323563892" calcext:value-type="percentage">
            <text:p>27.93%</text:p>
          </table:table-cell>
          <table:table-cell table:style-name="ce12" table:formula="of:=IFERROR(__xludf.dummyfunction(&quot;GOOGLEFINANCE(&quot;&quot;CURRENCY:INRBRL&quot;&quot;)*J31&quot;);203.96630274564)" office:value-type="currency" office:currency="BRL" office:value="203.9663027" calcext:value-type="currency">
            <text:p>R$203.97</text:p>
          </table:table-cell>
          <table:table-cell table:style-name="ce12" table:formula="of:=IFERROR(__xludf.dummyfunction(&quot;GOOGLEFINANCE(&quot;&quot;CURRENCY:INRBRL&quot;&quot;)*K31&quot;);56.96948608341)" office:value-type="currency" office:currency="BRL" office:value="56.96948608" calcext:value-type="currency">
            <text:p>R$56.97</text:p>
          </table:table-cell>
          <table:table-cell table:style-name="ce12" table:formula="of:=[.M31]+[.N31]" office:value-type="currency" office:currency="BRL" office:value="260.93578878" calcext:value-type="currency">
            <text:p>R$260.94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Gokulam Park</text:p>
          </table:table-cell>
          <table:table-cell table:style-name="ce5" office:value-type="float" office:value="4.1" calcext:value-type="float">
            <text:p>4.10</text:p>
          </table:table-cell>
          <table:table-cell table:style-name="ce2" office:value-type="string" calcext:value-type="string">
            <text:p>Very Good</text:p>
          </table:table-cell>
          <table:table-cell table:style-name="ce2" office:value-type="float" office:value="1058" calcext:value-type="float">
            <text:p>105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Chithirapuram</text:p>
          </table:table-cell>
          <table:table-cell table:style-name="ce2" office:value-type="string" calcext:value-type="string">
            <text:p>city centre</text:p>
          </table:table-cell>
          <table:table-cell table:style-name="ce2" office:value-type="string" calcext:value-type="string">
            <text:p>10.2 km</text:p>
          </table:table-cell>
          <table:table-cell table:style-name="ce3" office:value-type="float" office:value="10.2" calcext:value-type="float">
            <text:p>10.2</text:p>
          </table:table-cell>
          <table:table-cell table:style-name="ce9" office:value-type="currency" office:currency="₹" office:value="2728" calcext:value-type="currency">
            <text:p>₹2,728.00</text:p>
          </table:table-cell>
          <table:table-cell table:style-name="ce9" office:value-type="currency" office:currency="₹" office:value="574" calcext:value-type="currency">
            <text:p>₹574.00</text:p>
          </table:table-cell>
          <table:table-cell table:style-name="ce10" table:formula="of:=[.K32]/[.J32]" office:value-type="percentage" office:value="0.210410557184751" calcext:value-type="percentage">
            <text:p>21.04%</text:p>
          </table:table-cell>
          <table:table-cell table:style-name="ce12" table:formula="of:=IFERROR(__xludf.dummyfunction(&quot;GOOGLEFINANCE(&quot;&quot;CURRENCY:INRBRL&quot;&quot;)*J32&quot;);163.07739563016)" office:value-type="currency" office:currency="BRL" office:value="163.0773956" calcext:value-type="currency">
            <text:p>R$163.08</text:p>
          </table:table-cell>
          <table:table-cell table:style-name="ce12" table:formula="of:=IFERROR(__xludf.dummyfunction(&quot;GOOGLEFINANCE(&quot;&quot;CURRENCY:INRBRL&quot;&quot;)*K32&quot;);34.31320567878)" office:value-type="currency" office:currency="BRL" office:value="34.31320568" calcext:value-type="currency">
            <text:p>R$34.31</text:p>
          </table:table-cell>
          <table:table-cell table:style-name="ce12" table:formula="of:=[.M32]+[.N32]" office:value-type="currency" office:currency="BRL" office:value="197.39060128" calcext:value-type="currency">
            <text:p>R$197.39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Issacs Residency</text:p>
          </table:table-cell>
          <table:table-cell table:style-name="ce5" office:value-type="float" office:value="4.1" calcext:value-type="float">
            <text:p>4.10</text:p>
          </table:table-cell>
          <table:table-cell table:style-name="ce2" office:value-type="string" calcext:value-type="string">
            <text:p>Very Good</text:p>
          </table:table-cell>
          <table:table-cell table:style-name="ce2" office:value-type="float" office:value="322" calcext:value-type="float">
            <text:p>32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Central Munnar</text:p>
          </table:table-cell>
          <table:table-cell table:style-name="ce2" office:value-type="string" calcext:value-type="string">
            <text:p>Attukal Waterfalls</text:p>
          </table:table-cell>
          <table:table-cell table:style-name="ce2" office:value-type="string" calcext:value-type="string">
            <text:p>950 m</text:p>
          </table:table-cell>
          <table:table-cell table:style-name="ce3" office:value-type="float" office:value="0.95" calcext:value-type="float">
            <text:p>0.95</text:p>
          </table:table-cell>
          <table:table-cell table:style-name="ce9" office:value-type="currency" office:currency="₹" office:value="2758" calcext:value-type="currency">
            <text:p>₹2,758.00</text:p>
          </table:table-cell>
          <table:table-cell table:style-name="ce9" office:value-type="currency" office:currency="₹" office:value="684" calcext:value-type="currency">
            <text:p>₹684.00</text:p>
          </table:table-cell>
          <table:table-cell table:style-name="ce10" table:formula="of:=[.K33]/[.J33]" office:value-type="percentage" office:value="0.248005801305294" calcext:value-type="percentage">
            <text:p>24.80%</text:p>
          </table:table-cell>
          <table:table-cell table:style-name="ce12" table:formula="of:=IFERROR(__xludf.dummyfunction(&quot;GOOGLEFINANCE(&quot;&quot;CURRENCY:INRBRL&quot;&quot;)*J33&quot;);164.87076874926)" office:value-type="currency" office:currency="BRL" office:value="164.8707687" calcext:value-type="currency">
            <text:p>R$164.87</text:p>
          </table:table-cell>
          <table:table-cell table:style-name="ce12" table:formula="of:=IFERROR(__xludf.dummyfunction(&quot;GOOGLEFINANCE(&quot;&quot;CURRENCY:INRBRL&quot;&quot;)*K33&quot;);40.88890711548)" office:value-type="currency" office:currency="BRL" office:value="40.88890712" calcext:value-type="currency">
            <text:p>R$40.89</text:p>
          </table:table-cell>
          <table:table-cell table:style-name="ce12" table:formula="of:=[.M33]+[.N33]" office:value-type="currency" office:currency="BRL" office:value="205.75967582" calcext:value-type="currency">
            <text:p>R$205.76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Broad Bean Resort &amp; Spa</text:p>
          </table:table-cell>
          <table:table-cell table:style-name="ce5" office:value-type="float" office:value="4.1" calcext:value-type="float">
            <text:p>4.10</text:p>
          </table:table-cell>
          <table:table-cell table:style-name="ce2" office:value-type="string" calcext:value-type="string">
            <text:p>Very Good</text:p>
          </table:table-cell>
          <table:table-cell table:style-name="ce2" office:value-type="float" office:value="249" calcext:value-type="float">
            <text:p>249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Muthirapuzhayar Road</text:p>
          </table:table-cell>
          <table:table-cell table:style-name="ce2" office:value-type="string" calcext:value-type="string">
            <text:p>city centre</text:p>
          </table:table-cell>
          <table:table-cell table:style-name="ce2" office:value-type="string" calcext:value-type="string">
            <text:p>13.1 km</text:p>
          </table:table-cell>
          <table:table-cell table:style-name="ce3" office:value-type="float" office:value="13.1" calcext:value-type="float">
            <text:p>13.1</text:p>
          </table:table-cell>
          <table:table-cell table:style-name="ce9" office:value-type="currency" office:currency="₹" office:value="5583" calcext:value-type="currency">
            <text:p>₹5,583.00</text:p>
          </table:table-cell>
          <table:table-cell table:style-name="ce9" office:value-type="currency" office:currency="₹" office:value="1141" calcext:value-type="currency">
            <text:p>₹1,141.00</text:p>
          </table:table-cell>
          <table:table-cell table:style-name="ce10" table:formula="of:=[.K34]/[.J34]" office:value-type="percentage" office:value="0.204370410173742" calcext:value-type="percentage">
            <text:p>20.44%</text:p>
          </table:table-cell>
          <table:table-cell table:style-name="ce12" table:formula="of:=IFERROR(__xludf.dummyfunction(&quot;GOOGLEFINANCE(&quot;&quot;CURRENCY:INRBRL&quot;&quot;)*J34&quot;);333.74673746451)" office:value-type="currency" office:currency="BRL" office:value="333.7467375" calcext:value-type="currency">
            <text:p>R$333.75</text:p>
          </table:table-cell>
          <table:table-cell table:style-name="ce12" table:formula="of:=IFERROR(__xludf.dummyfunction(&quot;GOOGLEFINANCE(&quot;&quot;CURRENCY:INRBRL&quot;&quot;)*K34&quot;);68.20795762977)" office:value-type="currency" office:currency="BRL" office:value="68.20795763" calcext:value-type="currency">
            <text:p>R$68.21</text:p>
          </table:table-cell>
          <table:table-cell table:style-name="ce12" table:formula="of:=[.M34]+[.N34]" office:value-type="currency" office:currency="BRL" office:value="401.95469513" calcext:value-type="currency">
            <text:p>R$401.95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Dream Coconut Villa Resort</text:p>
          </table:table-cell>
          <table:table-cell table:style-name="ce5" office:value-type="float" office:value="4.1" calcext:value-type="float">
            <text:p>4.10</text:p>
          </table:table-cell>
          <table:table-cell table:style-name="ce2" office:value-type="string" calcext:value-type="string">
            <text:p>Very Good</text:p>
          </table:table-cell>
          <table:table-cell table:style-name="ce2" office:value-type="float" office:value="219" calcext:value-type="float">
            <text:p>21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Chithirapuram</text:p>
          </table:table-cell>
          <table:table-cell table:style-name="ce2" office:value-type="string" calcext:value-type="string">
            <text:p>city centre</text:p>
          </table:table-cell>
          <table:table-cell table:style-name="ce2" office:value-type="string" calcext:value-type="string">
            <text:p>11.0 km</text:p>
          </table:table-cell>
          <table:table-cell table:style-name="ce3" office:value-type="float" office:value="11" calcext:value-type="float">
            <text:p>11</text:p>
          </table:table-cell>
          <table:table-cell table:style-name="ce9" office:value-type="currency" office:currency="₹" office:value="2543" calcext:value-type="currency">
            <text:p>₹2,543.00</text:p>
          </table:table-cell>
          <table:table-cell table:style-name="ce9" office:value-type="currency" office:currency="₹" office:value="519" calcext:value-type="currency">
            <text:p>₹519.00</text:p>
          </table:table-cell>
          <table:table-cell table:style-name="ce10" table:formula="of:=[.K35]/[.J35]" office:value-type="percentage" office:value="0.204089657884388" calcext:value-type="percentage">
            <text:p>20.41%</text:p>
          </table:table-cell>
          <table:table-cell table:style-name="ce12" table:formula="of:=IFERROR(__xludf.dummyfunction(&quot;GOOGLEFINANCE(&quot;&quot;CURRENCY:INRBRL&quot;&quot;)*J35&quot;);152.01826139571)" office:value-type="currency" office:currency="BRL" office:value="152.0182614" calcext:value-type="currency">
            <text:p>R$152.02</text:p>
          </table:table-cell>
          <table:table-cell table:style-name="ce12" table:formula="of:=IFERROR(__xludf.dummyfunction(&quot;GOOGLEFINANCE(&quot;&quot;CURRENCY:INRBRL&quot;&quot;)*K35&quot;);31.02535496043)" office:value-type="currency" office:currency="BRL" office:value="31.02535496" calcext:value-type="currency">
            <text:p>R$31.03</text:p>
          </table:table-cell>
          <table:table-cell table:style-name="ce12" table:formula="of:=[.M35]+[.N35]" office:value-type="currency" office:currency="BRL" office:value="183.04361636" calcext:value-type="currency">
            <text:p>R$183.04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Munnar Tea Hills Resort</text:p>
          </table:table-cell>
          <table:table-cell table:style-name="ce5" office:value-type="float" office:value="4.1" calcext:value-type="float">
            <text:p>4.10</text:p>
          </table:table-cell>
          <table:table-cell table:style-name="ce2" office:value-type="string" calcext:value-type="string">
            <text:p>Very Good</text:p>
          </table:table-cell>
          <table:table-cell table:style-name="ce2" office:value-type="float" office:value="443" calcext:value-type="float">
            <text:p>44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Anachal</text:p>
          </table:table-cell>
          <table:table-cell table:style-name="ce2" office:value-type="string" calcext:value-type="string">
            <text:p>city centre</text:p>
          </table:table-cell>
          <table:table-cell table:style-name="ce2" office:value-type="string" calcext:value-type="string">
            <text:p>10.5 km</text:p>
          </table:table-cell>
          <table:table-cell table:style-name="ce3" office:value-type="float" office:value="10.5" calcext:value-type="float">
            <text:p>10.5</text:p>
          </table:table-cell>
          <table:table-cell table:style-name="ce9" office:value-type="currency" office:currency="₹" office:value="4519" calcext:value-type="currency">
            <text:p>₹4,519.00</text:p>
          </table:table-cell>
          <table:table-cell table:style-name="ce9" office:value-type="currency" office:currency="₹" office:value="923" calcext:value-type="currency">
            <text:p>₹923.00</text:p>
          </table:table-cell>
          <table:table-cell table:style-name="ce10" table:formula="of:=[.K36]/[.J36]" office:value-type="percentage" office:value="0.204248727594601" calcext:value-type="percentage">
            <text:p>20.42%</text:p>
          </table:table-cell>
          <table:table-cell table:style-name="ce12" table:formula="of:=IFERROR(__xludf.dummyfunction(&quot;GOOGLEFINANCE(&quot;&quot;CURRENCY:INRBRL&quot;&quot;)*J36&quot;);270.14177084043)" office:value-type="currency" office:currency="BRL" office:value="270.1417708" calcext:value-type="currency">
            <text:p>R$270.14</text:p>
          </table:table-cell>
          <table:table-cell table:style-name="ce12" table:formula="of:=IFERROR(__xludf.dummyfunction(&quot;GOOGLEFINANCE(&quot;&quot;CURRENCY:INRBRL&quot;&quot;)*K36&quot;);55.17611296431)" office:value-type="currency" office:currency="BRL" office:value="55.17611296" calcext:value-type="currency">
            <text:p>R$55.18</text:p>
          </table:table-cell>
          <table:table-cell table:style-name="ce12" table:formula="of:=[.M36]+[.N36]" office:value-type="currency" office:currency="BRL" office:value="325.31788376" calcext:value-type="currency">
            <text:p>R$325.32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The Regalia Munnar</text:p>
          </table:table-cell>
          <table:table-cell table:style-name="ce5" office:value-type="float" office:value="4.1" calcext:value-type="float">
            <text:p>4.10</text:p>
          </table:table-cell>
          <table:table-cell table:style-name="ce2" office:value-type="string" calcext:value-type="string">
            <text:p>Very Good</text:p>
          </table:table-cell>
          <table:table-cell table:style-name="ce2" office:value-type="float" office:value="189" calcext:value-type="float">
            <text:p>189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Chinnakanal</text:p>
          </table:table-cell>
          <table:table-cell table:style-name="ce2" office:value-type="string" calcext:value-type="string">
            <text:p>city centre</text:p>
          </table:table-cell>
          <table:table-cell table:style-name="ce2" office:value-type="string" calcext:value-type="string">
            <text:p>21.4 km</text:p>
          </table:table-cell>
          <table:table-cell table:style-name="ce3" office:value-type="float" office:value="21.4" calcext:value-type="float">
            <text:p>21.4</text:p>
          </table:table-cell>
          <table:table-cell table:style-name="ce9" office:value-type="currency" office:currency="₹" office:value="2371" calcext:value-type="currency">
            <text:p>₹2,371.00</text:p>
          </table:table-cell>
          <table:table-cell table:style-name="ce9" office:value-type="currency" office:currency="₹" office:value="484" calcext:value-type="currency">
            <text:p>₹484.00</text:p>
          </table:table-cell>
          <table:table-cell table:style-name="ce10" table:formula="of:=[.K37]/[.J37]" office:value-type="percentage" office:value="0.204133277098271" calcext:value-type="percentage">
            <text:p>20.41%</text:p>
          </table:table-cell>
          <table:table-cell table:style-name="ce12" table:formula="of:=IFERROR(__xludf.dummyfunction(&quot;GOOGLEFINANCE(&quot;&quot;CURRENCY:INRBRL&quot;&quot;)*J37&quot;);141.73625551287)" office:value-type="currency" office:currency="BRL" office:value="141.7362555" calcext:value-type="currency">
            <text:p>R$141.74</text:p>
          </table:table-cell>
          <table:table-cell table:style-name="ce12" table:formula="of:=IFERROR(__xludf.dummyfunction(&quot;GOOGLEFINANCE(&quot;&quot;CURRENCY:INRBRL&quot;&quot;)*K37&quot;);28.93308632148)" office:value-type="currency" office:currency="BRL" office:value="28.93308632" calcext:value-type="currency">
            <text:p>R$28.93</text:p>
          </table:table-cell>
          <table:table-cell table:style-name="ce12" table:formula="of:=[.M37]+[.N37]" office:value-type="currency" office:currency="BRL" office:value="170.66934182" calcext:value-type="currency">
            <text:p>R$170.67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Skylark Holidays | Rooms &amp; Caretaker</text:p>
          </table:table-cell>
          <table:table-cell table:style-name="ce5" office:value-type="float" office:value="4.1" calcext:value-type="float">
            <text:p>4.10</text:p>
          </table:table-cell>
          <table:table-cell table:style-name="ce2" office:value-type="string" calcext:value-type="string">
            <text:p>Very Good</text:p>
          </table:table-cell>
          <table:table-cell table:style-name="ce2" office:value-type="float" office:value="17" calcext:value-type="float">
            <text:p>17</text:p>
          </table:table-cell>
          <table:table-cell/>
          <table:table-cell table:style-name="ce2" office:value-type="string" calcext:value-type="string">
            <text:p>Chinnakanal</text:p>
          </table:table-cell>
          <table:table-cell table:style-name="ce2" office:value-type="string" calcext:value-type="string">
            <text:p>city centre</text:p>
          </table:table-cell>
          <table:table-cell table:style-name="ce2" office:value-type="string" calcext:value-type="string">
            <text:p>20.6 km</text:p>
          </table:table-cell>
          <table:table-cell table:style-name="ce3" office:value-type="float" office:value="20.6" calcext:value-type="float">
            <text:p>20.6</text:p>
          </table:table-cell>
          <table:table-cell table:style-name="ce9" office:value-type="currency" office:currency="₹" office:value="3317" calcext:value-type="currency">
            <text:p>₹3,317.00</text:p>
          </table:table-cell>
          <table:table-cell table:style-name="ce9" office:value-type="currency" office:currency="₹" office:value="684" calcext:value-type="currency">
            <text:p>₹684.00</text:p>
          </table:table-cell>
          <table:table-cell table:style-name="ce10" table:formula="of:=[.K38]/[.J38]" office:value-type="percentage" office:value="0.206210431112451" calcext:value-type="percentage">
            <text:p>20.62%</text:p>
          </table:table-cell>
          <table:table-cell table:style-name="ce12" table:formula="of:=IFERROR(__xludf.dummyfunction(&quot;GOOGLEFINANCE(&quot;&quot;CURRENCY:INRBRL&quot;&quot;)*J38&quot;);198.28728786849)" office:value-type="currency" office:currency="BRL" office:value="198.2872879" calcext:value-type="currency">
            <text:p>R$198.29</text:p>
          </table:table-cell>
          <table:table-cell table:style-name="ce12" table:formula="of:=IFERROR(__xludf.dummyfunction(&quot;GOOGLEFINANCE(&quot;&quot;CURRENCY:INRBRL&quot;&quot;)*K38&quot;);40.88890711548)" office:value-type="currency" office:currency="BRL" office:value="40.88890712" calcext:value-type="currency">
            <text:p>R$40.89</text:p>
          </table:table-cell>
          <table:table-cell table:style-name="ce12" table:formula="of:=[.M38]+[.N38]" office:value-type="currency" office:currency="BRL" office:value="239.17619502" calcext:value-type="currency">
            <text:p>R$239.18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Nature Zone Jungle Resort</text:p>
          </table:table-cell>
          <table:table-cell table:style-name="ce5" office:value-type="float" office:value="4.1" calcext:value-type="float">
            <text:p>4.10</text:p>
          </table:table-cell>
          <table:table-cell table:style-name="ce2" office:value-type="string" calcext:value-type="string">
            <text:p>Very Good</text:p>
          </table:table-cell>
          <table:table-cell table:style-name="ce2" office:value-type="float" office:value="187" calcext:value-type="float">
            <text:p>187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Pallivasal</text:p>
          </table:table-cell>
          <table:table-cell table:style-name="ce2" office:value-type="string" calcext:value-type="string">
            <text:p>city centre</text:p>
          </table:table-cell>
          <table:table-cell table:style-name="ce2" office:value-type="string" calcext:value-type="string">
            <text:p>6.6 km</text:p>
          </table:table-cell>
          <table:table-cell table:style-name="ce3" office:value-type="float" office:value="6.6" calcext:value-type="float">
            <text:p>6.6</text:p>
          </table:table-cell>
          <table:table-cell table:style-name="ce9" office:value-type="currency" office:currency="₹" office:value="6862" calcext:value-type="currency">
            <text:p>₹6,862.00</text:p>
          </table:table-cell>
          <table:table-cell table:style-name="ce9" office:value-type="currency" office:currency="₹" office:value="2124" calcext:value-type="currency">
            <text:p>₹2,124.00</text:p>
          </table:table-cell>
          <table:table-cell table:style-name="ce10" table:formula="of:=[.K39]/[.J39]" office:value-type="percentage" office:value="0.309530749052754" calcext:value-type="percentage">
            <text:p>30.95%</text:p>
          </table:table-cell>
          <table:table-cell table:style-name="ce12" table:formula="of:=IFERROR(__xludf.dummyfunction(&quot;GOOGLEFINANCE(&quot;&quot;CURRENCY:INRBRL&quot;&quot;)*J39&quot;);410.20421144214)" office:value-type="currency" office:currency="BRL" office:value="410.2042114" calcext:value-type="currency">
            <text:p>R$410.20</text:p>
          </table:table-cell>
          <table:table-cell table:style-name="ce12" table:formula="of:=IFERROR(__xludf.dummyfunction(&quot;GOOGLEFINANCE(&quot;&quot;CURRENCY:INRBRL&quot;&quot;)*K39&quot;);126.97081683228)" office:value-type="currency" office:currency="BRL" office:value="126.9708168" calcext:value-type="currency">
            <text:p>R$126.97</text:p>
          </table:table-cell>
          <table:table-cell table:style-name="ce12" table:formula="of:=[.M39]+[.N39]" office:value-type="currency" office:currency="BRL" office:value="537.1750282" calcext:value-type="currency">
            <text:p>R$537.18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Misty Mountain Resort</text:p>
          </table:table-cell>
          <table:table-cell table:style-name="ce5" office:value-type="float" office:value="4.2" calcext:value-type="float">
            <text:p>4.20</text:p>
          </table:table-cell>
          <table:table-cell table:style-name="ce2" office:value-type="string" calcext:value-type="string">
            <text:p>Very Good</text:p>
          </table:table-cell>
          <table:table-cell table:style-name="ce2" office:value-type="float" office:value="1934" calcext:value-type="float">
            <text:p>1934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Pallivasal</text:p>
          </table:table-cell>
          <table:table-cell table:style-name="ce2" office:value-type="string" calcext:value-type="string">
            <text:p>city centre</text:p>
          </table:table-cell>
          <table:table-cell table:style-name="ce2" office:value-type="string" calcext:value-type="string">
            <text:p>7.5 km</text:p>
          </table:table-cell>
          <table:table-cell table:style-name="ce3" office:value-type="float" office:value="7.5" calcext:value-type="float">
            <text:p>7.5</text:p>
          </table:table-cell>
          <table:table-cell table:style-name="ce9" office:value-type="currency" office:currency="₹" office:value="3145" calcext:value-type="currency">
            <text:p>₹3,145.00</text:p>
          </table:table-cell>
          <table:table-cell table:style-name="ce9" office:value-type="currency" office:currency="₹" office:value="848" calcext:value-type="currency">
            <text:p>₹848.00</text:p>
          </table:table-cell>
          <table:table-cell table:style-name="ce10" table:formula="of:=[.K40]/[.J40]" office:value-type="percentage" office:value="0.269634340222575" calcext:value-type="percentage">
            <text:p>26.96%</text:p>
          </table:table-cell>
          <table:table-cell table:style-name="ce12" table:formula="of:=IFERROR(__xludf.dummyfunction(&quot;GOOGLEFINANCE(&quot;&quot;CURRENCY:INRBRL&quot;&quot;)*J40&quot;);188.00528198565)" office:value-type="currency" office:currency="BRL" office:value="188.005282" calcext:value-type="currency">
            <text:p>R$188.01</text:p>
          </table:table-cell>
          <table:table-cell table:style-name="ce12" table:formula="of:=IFERROR(__xludf.dummyfunction(&quot;GOOGLEFINANCE(&quot;&quot;CURRENCY:INRBRL&quot;&quot;)*K40&quot;);50.69268016656)" office:value-type="currency" office:currency="BRL" office:value="50.69268017" calcext:value-type="currency">
            <text:p>R$50.69</text:p>
          </table:table-cell>
          <table:table-cell table:style-name="ce12" table:formula="of:=[.M40]+[.N40]" office:value-type="currency" office:currency="BRL" office:value="238.69796217" calcext:value-type="currency">
            <text:p>R$238.70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Sn Holiday Home</text:p>
          </table:table-cell>
          <table:table-cell table:style-name="ce5" office:value-type="float" office:value="4.2" calcext:value-type="float">
            <text:p>4.20</text:p>
          </table:table-cell>
          <table:table-cell table:style-name="ce2" office:value-type="string" calcext:value-type="string">
            <text:p>Very Good</text:p>
          </table:table-cell>
          <table:table-cell table:style-name="ce2" office:value-type="float" office:value="369" calcext:value-type="float">
            <text:p>369</text:p>
          </table:table-cell>
          <table:table-cell/>
          <table:table-cell table:style-name="ce2" office:value-type="string" calcext:value-type="string">
            <text:p>Anachal</text:p>
          </table:table-cell>
          <table:table-cell table:style-name="ce2" office:value-type="string" calcext:value-type="string">
            <text:p>city centre</text:p>
          </table:table-cell>
          <table:table-cell table:style-name="ce2" office:value-type="string" calcext:value-type="string">
            <text:p>11.1 km</text:p>
          </table:table-cell>
          <table:table-cell table:style-name="ce3" office:value-type="float" office:value="11.1" calcext:value-type="float">
            <text:p>11.1</text:p>
          </table:table-cell>
          <table:table-cell table:style-name="ce9" office:value-type="currency" office:currency="₹" office:value="966" calcext:value-type="currency">
            <text:p>₹966.00</text:p>
          </table:table-cell>
          <table:table-cell table:style-name="ce9" office:value-type="currency" office:currency="₹" office:value="229" calcext:value-type="currency">
            <text:p>₹229.00</text:p>
          </table:table-cell>
          <table:table-cell table:style-name="ce10" table:formula="of:=[.K41]/[.J41]" office:value-type="percentage" office:value="0.237060041407867" calcext:value-type="percentage">
            <text:p>23.71%</text:p>
          </table:table-cell>
          <table:table-cell table:style-name="ce12" table:formula="of:=IFERROR(__xludf.dummyfunction(&quot;GOOGLEFINANCE(&quot;&quot;CURRENCY:INRBRL&quot;&quot;)*J41&quot;);57.74661443502)" office:value-type="currency" office:currency="BRL" office:value="57.74661444" calcext:value-type="currency">
            <text:p>R$57.75</text:p>
          </table:table-cell>
          <table:table-cell table:style-name="ce12" table:formula="of:=IFERROR(__xludf.dummyfunction(&quot;GOOGLEFINANCE(&quot;&quot;CURRENCY:INRBRL&quot;&quot;)*K41&quot;);13.68941480913)" office:value-type="currency" office:currency="BRL" office:value="13.68941481" calcext:value-type="currency">
            <text:p>R$13.69</text:p>
          </table:table-cell>
          <table:table-cell table:style-name="ce12" table:formula="of:=[.M41]+[.N41]" office:value-type="currency" office:currency="BRL" office:value="71.43602925" calcext:value-type="currency">
            <text:p>R$71.44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juSTa Rangers Munnar</text:p>
          </table:table-cell>
          <table:table-cell table:style-name="ce5" office:value-type="float" office:value="4.2" calcext:value-type="float">
            <text:p>4.20</text:p>
          </table:table-cell>
          <table:table-cell table:style-name="ce2" office:value-type="string" calcext:value-type="string">
            <text:p>Very Good</text:p>
          </table:table-cell>
          <table:table-cell table:style-name="ce2" office:value-type="float" office:value="188" calcext:value-type="float">
            <text:p>18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Adimali</text:p>
          </table:table-cell>
          <table:table-cell table:style-name="ce2" office:value-type="string" calcext:value-type="string">
            <text:p>city centre</text:p>
          </table:table-cell>
          <table:table-cell table:style-name="ce2" office:value-type="string" calcext:value-type="string">
            <text:p>23.8 km</text:p>
          </table:table-cell>
          <table:table-cell table:style-name="ce3" office:value-type="float" office:value="23.8" calcext:value-type="float">
            <text:p>23.8</text:p>
          </table:table-cell>
          <table:table-cell table:style-name="ce9" office:value-type="currency" office:currency="₹" office:value="3481" calcext:value-type="currency">
            <text:p>₹3,481.00</text:p>
          </table:table-cell>
          <table:table-cell table:style-name="ce9" office:value-type="currency" office:currency="₹" office:value="946" calcext:value-type="currency">
            <text:p>₹946.00</text:p>
          </table:table-cell>
          <table:table-cell table:style-name="ce10" table:formula="of:=[.K42]/[.J42]" office:value-type="percentage" office:value="0.271760988221775" calcext:value-type="percentage">
            <text:p>27.18%</text:p>
          </table:table-cell>
          <table:table-cell table:style-name="ce12" table:formula="of:=IFERROR(__xludf.dummyfunction(&quot;GOOGLEFINANCE(&quot;&quot;CURRENCY:INRBRL&quot;&quot;)*J42&quot;);208.09106091957)" office:value-type="currency" office:currency="BRL" office:value="208.0910609" calcext:value-type="currency">
            <text:p>R$208.09</text:p>
          </table:table-cell>
          <table:table-cell table:style-name="ce12" table:formula="of:=IFERROR(__xludf.dummyfunction(&quot;GOOGLEFINANCE(&quot;&quot;CURRENCY:INRBRL&quot;&quot;)*K42&quot;);56.55103235562)" office:value-type="currency" office:currency="BRL" office:value="56.55103236" calcext:value-type="currency">
            <text:p>R$56.55</text:p>
          </table:table-cell>
          <table:table-cell table:style-name="ce12" table:formula="of:=[.M42]+[.N42]" office:value-type="currency" office:currency="BRL" office:value="264.64209326" calcext:value-type="currency">
            <text:p>R$264.64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Elixir Hills Suites Resort &amp; Spa</text:p>
          </table:table-cell>
          <table:table-cell table:style-name="ce5" office:value-type="float" office:value="4.2" calcext:value-type="float">
            <text:p>4.20</text:p>
          </table:table-cell>
          <table:table-cell table:style-name="ce2" office:value-type="string" calcext:value-type="string">
            <text:p>Very Good</text:p>
          </table:table-cell>
          <table:table-cell table:style-name="ce2" office:value-type="float" office:value="986" calcext:value-type="float">
            <text:p>98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Laxmi Estate</text:p>
          </table:table-cell>
          <table:table-cell table:style-name="ce2" office:value-type="string" calcext:value-type="string">
            <text:p>city centre</text:p>
          </table:table-cell>
          <table:table-cell table:style-name="ce2" office:value-type="string" calcext:value-type="string">
            <text:p>13.0 km</text:p>
          </table:table-cell>
          <table:table-cell table:style-name="ce3" office:value-type="float" office:value="13" calcext:value-type="float">
            <text:p>13</text:p>
          </table:table-cell>
          <table:table-cell table:style-name="ce9" office:value-type="currency" office:currency="₹" office:value="7784" calcext:value-type="currency">
            <text:p>₹7,784.00</text:p>
          </table:table-cell>
          <table:table-cell table:style-name="ce9" office:value-type="currency" office:currency="₹" office:value="2092" calcext:value-type="currency">
            <text:p>₹2,092.00</text:p>
          </table:table-cell>
          <table:table-cell table:style-name="ce10" table:formula="of:=[.K43]/[.J43]" office:value-type="percentage" office:value="0.268756423432682" calcext:value-type="percentage">
            <text:p>26.88%</text:p>
          </table:table-cell>
          <table:table-cell table:style-name="ce12" table:formula="of:=IFERROR(__xludf.dummyfunction(&quot;GOOGLEFINANCE(&quot;&quot;CURRENCY:INRBRL&quot;&quot;)*J43&quot;);465.32054530248)" office:value-type="currency" office:currency="BRL" office:value="465.3205453" calcext:value-type="currency">
            <text:p>R$465.32</text:p>
          </table:table-cell>
          <table:table-cell table:style-name="ce12" table:formula="of:=IFERROR(__xludf.dummyfunction(&quot;GOOGLEFINANCE(&quot;&quot;CURRENCY:INRBRL&quot;&quot;)*K43&quot;);125.05788550524)" office:value-type="currency" office:currency="BRL" office:value="125.0578855" calcext:value-type="currency">
            <text:p>R$125.06</text:p>
          </table:table-cell>
          <table:table-cell table:style-name="ce12" table:formula="of:=[.M43]+[.N43]" office:value-type="currency" office:currency="BRL" office:value="590.3784308" calcext:value-type="currency">
            <text:p>R$590.38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Abad Copper Castle Hill Valley Resort</text:p>
          </table:table-cell>
          <table:table-cell table:style-name="ce5" office:value-type="float" office:value="4.2" calcext:value-type="float">
            <text:p>4.20</text:p>
          </table:table-cell>
          <table:table-cell table:style-name="ce2" office:value-type="string" calcext:value-type="string">
            <text:p>Very Good</text:p>
          </table:table-cell>
          <table:table-cell table:style-name="ce2" office:value-type="float" office:value="366" calcext:value-type="float">
            <text:p>36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Near Pothamedu Viewpoint</text:p>
          </table:table-cell>
          <table:table-cell table:style-name="ce2" office:value-type="string" calcext:value-type="string">
            <text:p>city centre</text:p>
          </table:table-cell>
          <table:table-cell table:style-name="ce2" office:value-type="string" calcext:value-type="string">
            <text:p>3.3 km</text:p>
          </table:table-cell>
          <table:table-cell table:style-name="ce3" office:value-type="float" office:value="3.3" calcext:value-type="float">
            <text:p>3.3</text:p>
          </table:table-cell>
          <table:table-cell table:style-name="ce9" office:value-type="currency" office:currency="₹" office:value="491" calcext:value-type="currency">
            <text:p>₹491.00</text:p>
          </table:table-cell>
          <table:table-cell table:style-name="ce9"/>
          <table:table-cell table:style-name="ce10" table:formula="of:=[.K44]/[.J44]" office:value-type="percentage" office:value="0" calcext:value-type="percentage">
            <text:p>0.00%</text:p>
          </table:table-cell>
          <table:table-cell table:style-name="ce12" table:formula="of:=IFERROR(__xludf.dummyfunction(&quot;GOOGLEFINANCE(&quot;&quot;CURRENCY:INRBRL&quot;&quot;)*J44&quot;);29.35154004927)" office:value-type="currency" office:currency="BRL" office:value="29.35154005" calcext:value-type="currency">
            <text:p>R$29.35</text:p>
          </table:table-cell>
          <table:table-cell table:style-name="ce12" table:formula="of:=IFERROR(__xludf.dummyfunction(&quot;GOOGLEFINANCE(&quot;&quot;CURRENCY:INRBRL&quot;&quot;)*K44&quot;);0)" office:value-type="currency" office:currency="BRL" office:value="0" calcext:value-type="currency">
            <text:p>R$0.00</text:p>
          </table:table-cell>
          <table:table-cell table:style-name="ce12" table:formula="of:=[.M44]+[.N44]" office:value-type="currency" office:currency="BRL" office:value="29.35154005" calcext:value-type="currency">
            <text:p>R$29.35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Star Emirates Luxury Resort And Spa</text:p>
          </table:table-cell>
          <table:table-cell table:style-name="ce5" office:value-type="float" office:value="4.2" calcext:value-type="float">
            <text:p>4.20</text:p>
          </table:table-cell>
          <table:table-cell table:style-name="ce2" office:value-type="string" calcext:value-type="string">
            <text:p>Very Good</text:p>
          </table:table-cell>
          <table:table-cell table:style-name="ce2" office:value-type="float" office:value="289" calcext:value-type="float">
            <text:p>289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Ambazhachal</text:p>
          </table:table-cell>
          <table:table-cell table:style-name="ce2" office:value-type="string" calcext:value-type="string">
            <text:p>city centre</text:p>
          </table:table-cell>
          <table:table-cell table:style-name="ce2" office:value-type="string" calcext:value-type="string">
            <text:p>13.8 km</text:p>
          </table:table-cell>
          <table:table-cell table:style-name="ce3" office:value-type="float" office:value="13.8" calcext:value-type="float">
            <text:p>13.8</text:p>
          </table:table-cell>
          <table:table-cell table:style-name="ce9" office:value-type="currency" office:currency="₹" office:value="2832" calcext:value-type="currency">
            <text:p>₹2,832.00</text:p>
          </table:table-cell>
          <table:table-cell table:style-name="ce9" office:value-type="currency" office:currency="₹" office:value="875" calcext:value-type="currency">
            <text:p>₹875.00</text:p>
          </table:table-cell>
          <table:table-cell table:style-name="ce10" table:formula="of:=[.K45]/[.J45]" office:value-type="percentage" office:value="0.308968926553672" calcext:value-type="percentage">
            <text:p>30.90%</text:p>
          </table:table-cell>
          <table:table-cell table:style-name="ce12" table:formula="of:=IFERROR(__xludf.dummyfunction(&quot;GOOGLEFINANCE(&quot;&quot;CURRENCY:INRBRL&quot;&quot;)*J45&quot;);169.29442244304)" office:value-type="currency" office:currency="BRL" office:value="169.2944224" calcext:value-type="currency">
            <text:p>R$169.29</text:p>
          </table:table-cell>
          <table:table-cell table:style-name="ce12" table:formula="of:=IFERROR(__xludf.dummyfunction(&quot;GOOGLEFINANCE(&quot;&quot;CURRENCY:INRBRL&quot;&quot;)*K45&quot;);52.30671597375)" office:value-type="currency" office:currency="BRL" office:value="52.30671597" calcext:value-type="currency">
            <text:p>R$52.31</text:p>
          </table:table-cell>
          <table:table-cell table:style-name="ce12" table:formula="of:=[.M45]+[.N45]" office:value-type="currency" office:currency="BRL" office:value="221.60113837" calcext:value-type="currency">
            <text:p>R$221.60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The Hosteller Munnar</text:p>
          </table:table-cell>
          <table:table-cell table:style-name="ce5" office:value-type="float" office:value="4.2" calcext:value-type="float">
            <text:p>4.20</text:p>
          </table:table-cell>
          <table:table-cell table:style-name="ce2" office:value-type="string" calcext:value-type="string">
            <text:p>Very Good</text:p>
          </table:table-cell>
          <table:table-cell table:style-name="ce2" office:value-type="float" office:value="142" calcext:value-type="float">
            <text:p>142</text:p>
          </table:table-cell>
          <table:table-cell/>
          <table:table-cell table:style-name="ce2" office:value-type="string" calcext:value-type="string">
            <text:p>Periyakanal-Muttukad Road</text:p>
          </table:table-cell>
          <table:table-cell table:style-name="ce2" office:value-type="string" calcext:value-type="string">
            <text:p>city centre</text:p>
          </table:table-cell>
          <table:table-cell table:style-name="ce2" office:value-type="string" calcext:value-type="string">
            <text:p>22.8 km</text:p>
          </table:table-cell>
          <table:table-cell table:style-name="ce3" office:value-type="float" office:value="22.8" calcext:value-type="float">
            <text:p>22.8</text:p>
          </table:table-cell>
          <table:table-cell table:style-name="ce9" office:value-type="currency" office:currency="₹" office:value="3629" calcext:value-type="currency">
            <text:p>₹3,629.00</text:p>
          </table:table-cell>
          <table:table-cell table:style-name="ce9" office:value-type="currency" office:currency="₹" office:value="792" calcext:value-type="currency">
            <text:p>₹792.00</text:p>
          </table:table-cell>
          <table:table-cell table:style-name="ce10" table:formula="of:=[.K46]/[.J46]" office:value-type="percentage" office:value="0.218241939928355" calcext:value-type="percentage">
            <text:p>21.82%</text:p>
          </table:table-cell>
          <table:table-cell table:style-name="ce12" table:formula="of:=IFERROR(__xludf.dummyfunction(&quot;GOOGLEFINANCE(&quot;&quot;CURRENCY:INRBRL&quot;&quot;)*J46&quot;);216.93836830713)" office:value-type="currency" office:currency="BRL" office:value="216.9383683" calcext:value-type="currency">
            <text:p>R$216.94</text:p>
          </table:table-cell>
          <table:table-cell table:style-name="ce12" table:formula="of:=IFERROR(__xludf.dummyfunction(&quot;GOOGLEFINANCE(&quot;&quot;CURRENCY:INRBRL&quot;&quot;)*K46&quot;);47.34505034424)" office:value-type="currency" office:currency="BRL" office:value="47.34505034" calcext:value-type="currency">
            <text:p>R$47.35</text:p>
          </table:table-cell>
          <table:table-cell table:style-name="ce12" table:formula="of:=[.M46]+[.N46]" office:value-type="currency" office:currency="BRL" office:value="264.28341864" calcext:value-type="currency">
            <text:p>R$264.28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Palmtree Leaf Munnar</text:p>
          </table:table-cell>
          <table:table-cell table:style-name="ce5" office:value-type="float" office:value="4.2" calcext:value-type="float">
            <text:p>4.20</text:p>
          </table:table-cell>
          <table:table-cell table:style-name="ce2" office:value-type="string" calcext:value-type="string">
            <text:p>Very Good</text:p>
          </table:table-cell>
          <table:table-cell table:style-name="ce2" office:value-type="float" office:value="113" calcext:value-type="float">
            <text:p>113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Ettycity Road</text:p>
          </table:table-cell>
          <table:table-cell table:style-name="ce2" office:value-type="string" calcext:value-type="string">
            <text:p>city centre</text:p>
          </table:table-cell>
          <table:table-cell table:style-name="ce2" office:value-type="string" calcext:value-type="string">
            <text:p>11.3 km</text:p>
          </table:table-cell>
          <table:table-cell table:style-name="ce3" office:value-type="float" office:value="11.3" calcext:value-type="float">
            <text:p>11.3</text:p>
          </table:table-cell>
          <table:table-cell table:style-name="ce9" office:value-type="currency" office:currency="₹" office:value="2696" calcext:value-type="currency">
            <text:p>₹2,696.00</text:p>
          </table:table-cell>
          <table:table-cell table:style-name="ce9" office:value-type="currency" office:currency="₹" office:value="638" calcext:value-type="currency">
            <text:p>₹638.00</text:p>
          </table:table-cell>
          <table:table-cell table:style-name="ce10" table:formula="of:=[.K47]/[.J47]" office:value-type="percentage" office:value="0.236646884272997" calcext:value-type="percentage">
            <text:p>23.66%</text:p>
          </table:table-cell>
          <table:table-cell table:style-name="ce12" table:formula="of:=IFERROR(__xludf.dummyfunction(&quot;GOOGLEFINANCE(&quot;&quot;CURRENCY:INRBRL&quot;&quot;)*J47&quot;);161.16446430312)" office:value-type="currency" office:currency="BRL" office:value="161.1644643" calcext:value-type="currency">
            <text:p>R$161.16</text:p>
          </table:table-cell>
          <table:table-cell table:style-name="ce12" table:formula="of:=IFERROR(__xludf.dummyfunction(&quot;GOOGLEFINANCE(&quot;&quot;CURRENCY:INRBRL&quot;&quot;)*K47&quot;);38.13906833286)" office:value-type="currency" office:currency="BRL" office:value="38.13906833" calcext:value-type="currency">
            <text:p>R$38.14</text:p>
          </table:table-cell>
          <table:table-cell table:style-name="ce12" table:formula="of:=[.M47]+[.N47]" office:value-type="currency" office:currency="BRL" office:value="199.30353263" calcext:value-type="currency">
            <text:p>R$199.30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Casa Montana</text:p>
          </table:table-cell>
          <table:table-cell table:style-name="ce5" office:value-type="float" office:value="4.2" calcext:value-type="float">
            <text:p>4.20</text:p>
          </table:table-cell>
          <table:table-cell table:style-name="ce2" office:value-type="string" calcext:value-type="string">
            <text:p>Very Good</text:p>
          </table:table-cell>
          <table:table-cell table:style-name="ce2" office:value-type="float" office:value="396" calcext:value-type="float">
            <text:p>396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Near Munnar Bus Stand</text:p>
          </table:table-cell>
          <table:table-cell table:style-name="ce2" office:value-type="string" calcext:value-type="string">
            <text:p>Attukal Waterfalls</text:p>
          </table:table-cell>
          <table:table-cell table:style-name="ce2" office:value-type="string" calcext:value-type="string">
            <text:p>2.2 km</text:p>
          </table:table-cell>
          <table:table-cell table:style-name="ce3" office:value-type="float" office:value="2.2" calcext:value-type="float">
            <text:p>2.2</text:p>
          </table:table-cell>
          <table:table-cell table:style-name="ce9" office:value-type="currency" office:currency="₹" office:value="3627" calcext:value-type="currency">
            <text:p>₹3,627.00</text:p>
          </table:table-cell>
          <table:table-cell table:style-name="ce9" office:value-type="currency" office:currency="₹" office:value="741" calcext:value-type="currency">
            <text:p>₹741.00</text:p>
          </table:table-cell>
          <table:table-cell table:style-name="ce10" table:formula="of:=[.K48]/[.J48]" office:value-type="percentage" office:value="0.204301075268817" calcext:value-type="percentage">
            <text:p>20.43%</text:p>
          </table:table-cell>
          <table:table-cell table:style-name="ce12" table:formula="of:=IFERROR(__xludf.dummyfunction(&quot;GOOGLEFINANCE(&quot;&quot;CURRENCY:INRBRL&quot;&quot;)*J48&quot;);216.81881009919)" office:value-type="currency" office:currency="BRL" office:value="216.8188101" calcext:value-type="currency">
            <text:p>R$216.82</text:p>
          </table:table-cell>
          <table:table-cell table:style-name="ce12" table:formula="of:=IFERROR(__xludf.dummyfunction(&quot;GOOGLEFINANCE(&quot;&quot;CURRENCY:INRBRL&quot;&quot;)*K48&quot;);44.29631604177)" office:value-type="currency" office:currency="BRL" office:value="44.29631604" calcext:value-type="currency">
            <text:p>R$44.30</text:p>
          </table:table-cell>
          <table:table-cell table:style-name="ce12" table:formula="of:=[.M48]+[.N48]" office:value-type="currency" office:currency="BRL" office:value="261.11512614" calcext:value-type="currency">
            <text:p>R$261.12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Cloud Castle Resorts And Spa, Munnar</text:p>
          </table:table-cell>
          <table:table-cell table:style-name="ce5" office:value-type="float" office:value="4.2" calcext:value-type="float">
            <text:p>4.20</text:p>
          </table:table-cell>
          <table:table-cell table:style-name="ce2" office:value-type="string" calcext:value-type="string">
            <text:p>Very Good</text:p>
          </table:table-cell>
          <table:table-cell table:style-name="ce2" office:value-type="float" office:value="103" calcext:value-type="float">
            <text:p>10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Anachal</text:p>
          </table:table-cell>
          <table:table-cell table:style-name="ce2" office:value-type="string" calcext:value-type="string">
            <text:p>city centre</text:p>
          </table:table-cell>
          <table:table-cell table:style-name="ce2" office:value-type="string" calcext:value-type="string">
            <text:p>10.8 km</text:p>
          </table:table-cell>
          <table:table-cell table:style-name="ce3" office:value-type="float" office:value="10.8" calcext:value-type="float">
            <text:p>10.8</text:p>
          </table:table-cell>
          <table:table-cell table:style-name="ce9" office:value-type="currency" office:currency="₹" office:value="3349" calcext:value-type="currency">
            <text:p>₹3,349.00</text:p>
          </table:table-cell>
          <table:table-cell table:style-name="ce9" office:value-type="currency" office:currency="₹" office:value="860" calcext:value-type="currency">
            <text:p>₹860.00</text:p>
          </table:table-cell>
          <table:table-cell table:style-name="ce10" table:formula="of:=[.K49]/[.J49]" office:value-type="percentage" office:value="0.256793072558973" calcext:value-type="percentage">
            <text:p>25.68%</text:p>
          </table:table-cell>
          <table:table-cell table:style-name="ce12" table:formula="of:=IFERROR(__xludf.dummyfunction(&quot;GOOGLEFINANCE(&quot;&quot;CURRENCY:INRBRL&quot;&quot;)*J49&quot;);200.20021919553)" office:value-type="currency" office:currency="BRL" office:value="200.2002192" calcext:value-type="currency">
            <text:p>R$200.20</text:p>
          </table:table-cell>
          <table:table-cell table:style-name="ce12" table:formula="of:=IFERROR(__xludf.dummyfunction(&quot;GOOGLEFINANCE(&quot;&quot;CURRENCY:INRBRL&quot;&quot;)*K49&quot;);51.4100294142)" office:value-type="currency" office:currency="BRL" office:value="51.41002941" calcext:value-type="currency">
            <text:p>R$51.41</text:p>
          </table:table-cell>
          <table:table-cell table:style-name="ce12" table:formula="of:=[.M49]+[.N49]" office:value-type="currency" office:currency="BRL" office:value="251.61024861" calcext:value-type="currency">
            <text:p>R$251.61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Tea Garden Riverside</text:p>
          </table:table-cell>
          <table:table-cell table:style-name="ce5" office:value-type="float" office:value="4.2" calcext:value-type="float">
            <text:p>4.20</text:p>
          </table:table-cell>
          <table:table-cell table:style-name="ce2" office:value-type="string" calcext:value-type="string">
            <text:p>Very Good</text:p>
          </table:table-cell>
          <table:table-cell table:style-name="ce2" office:value-type="float" office:value="128" calcext:value-type="float">
            <text:p>128</text:p>
          </table:table-cell>
          <table:table-cell/>
          <table:table-cell table:style-name="ce2" office:value-type="string" calcext:value-type="string">
            <text:p>Moolakadai</text:p>
          </table:table-cell>
          <table:table-cell table:style-name="ce2" office:value-type="string" calcext:value-type="string">
            <text:p>Attukal Waterfalls</text:p>
          </table:table-cell>
          <table:table-cell table:style-name="ce2" office:value-type="string" calcext:value-type="string">
            <text:p>1.3 km</text:p>
          </table:table-cell>
          <table:table-cell table:style-name="ce3" office:value-type="float" office:value="1.3" calcext:value-type="float">
            <text:p>1.3</text:p>
          </table:table-cell>
          <table:table-cell table:style-name="ce9" office:value-type="currency" office:currency="₹" office:value="2177" calcext:value-type="currency">
            <text:p>₹2,177.00</text:p>
          </table:table-cell>
          <table:table-cell table:style-name="ce9" office:value-type="currency" office:currency="₹" office:value="445" calcext:value-type="currency">
            <text:p>₹445.00</text:p>
          </table:table-cell>
          <table:table-cell table:style-name="ce10" table:formula="of:=[.K50]/[.J50]" office:value-type="percentage" office:value="0.204409738171796" calcext:value-type="percentage">
            <text:p>20.44%</text:p>
          </table:table-cell>
          <table:table-cell table:style-name="ce12" table:formula="of:=IFERROR(__xludf.dummyfunction(&quot;GOOGLEFINANCE(&quot;&quot;CURRENCY:INRBRL&quot;&quot;)*J50&quot;);130.13910934269)" office:value-type="currency" office:currency="BRL" office:value="130.1391093" calcext:value-type="currency">
            <text:p>R$130.14</text:p>
          </table:table-cell>
          <table:table-cell table:style-name="ce12" table:formula="of:=IFERROR(__xludf.dummyfunction(&quot;GOOGLEFINANCE(&quot;&quot;CURRENCY:INRBRL&quot;&quot;)*K50&quot;);26.60170126665)" office:value-type="currency" office:currency="BRL" office:value="26.60170127" calcext:value-type="currency">
            <text:p>R$26.60</text:p>
          </table:table-cell>
          <table:table-cell table:style-name="ce12" table:formula="of:=[.M50]+[.N50]" office:value-type="currency" office:currency="BRL" office:value="156.74081057" calcext:value-type="currency">
            <text:p>R$156.74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Tea Valley Resort</text:p>
          </table:table-cell>
          <table:table-cell table:style-name="ce5" office:value-type="float" office:value="4.3" calcext:value-type="float">
            <text:p>4.30</text:p>
          </table:table-cell>
          <table:table-cell table:style-name="ce2" office:value-type="string" calcext:value-type="string">
            <text:p>Excellent</text:p>
          </table:table-cell>
          <table:table-cell table:style-name="ce2" office:value-type="float" office:value="1337" calcext:value-type="float">
            <text:p>1337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Pallivasal</text:p>
          </table:table-cell>
          <table:table-cell table:style-name="ce2" office:value-type="string" calcext:value-type="string">
            <text:p>city centre</text:p>
          </table:table-cell>
          <table:table-cell table:style-name="ce2" office:value-type="string" calcext:value-type="string">
            <text:p>4.8 km</text:p>
          </table:table-cell>
          <table:table-cell table:style-name="ce3" office:value-type="float" office:value="4.8" calcext:value-type="float">
            <text:p>4.8</text:p>
          </table:table-cell>
          <table:table-cell table:style-name="ce9" office:value-type="currency" office:currency="₹" office:value="2675" calcext:value-type="currency">
            <text:p>₹2,675.00</text:p>
          </table:table-cell>
          <table:table-cell table:style-name="ce9" office:value-type="currency" office:currency="₹" office:value="756" calcext:value-type="currency">
            <text:p>₹756.00</text:p>
          </table:table-cell>
          <table:table-cell table:style-name="ce10" table:formula="of:=[.K51]/[.J51]" office:value-type="percentage" office:value="0.282616822429906" calcext:value-type="percentage">
            <text:p>28.26%</text:p>
          </table:table-cell>
          <table:table-cell table:style-name="ce12" table:formula="of:=IFERROR(__xludf.dummyfunction(&quot;GOOGLEFINANCE(&quot;&quot;CURRENCY:INRBRL&quot;&quot;)*J51&quot;);159.90910311975)" office:value-type="currency" office:currency="BRL" office:value="159.9091031" calcext:value-type="currency">
            <text:p>R$159.91</text:p>
          </table:table-cell>
          <table:table-cell table:style-name="ce12" table:formula="of:=IFERROR(__xludf.dummyfunction(&quot;GOOGLEFINANCE(&quot;&quot;CURRENCY:INRBRL&quot;&quot;)*K51&quot;);45.19300260132)" office:value-type="currency" office:currency="BRL" office:value="45.1930026" calcext:value-type="currency">
            <text:p>R$45.19</text:p>
          </table:table-cell>
          <table:table-cell table:style-name="ce12" table:formula="of:=[.M51]+[.N51]" office:value-type="currency" office:currency="BRL" office:value="205.1021057" calcext:value-type="currency">
            <text:p>R$205.10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Grand Plaza</text:p>
          </table:table-cell>
          <table:table-cell table:style-name="ce5" office:value-type="float" office:value="4.3" calcext:value-type="float">
            <text:p>4.30</text:p>
          </table:table-cell>
          <table:table-cell table:style-name="ce2" office:value-type="string" calcext:value-type="string">
            <text:p>Excellent</text:p>
          </table:table-cell>
          <table:table-cell table:style-name="ce2" office:value-type="float" office:value="1058" calcext:value-type="float">
            <text:p>105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Moolakadai</text:p>
          </table:table-cell>
          <table:table-cell table:style-name="ce2" office:value-type="string" calcext:value-type="string">
            <text:p>Attukal Waterfalls</text:p>
          </table:table-cell>
          <table:table-cell table:style-name="ce2" office:value-type="string" calcext:value-type="string">
            <text:p>1.9 km</text:p>
          </table:table-cell>
          <table:table-cell table:style-name="ce3" office:value-type="float" office:value="1.9" calcext:value-type="float">
            <text:p>1.9</text:p>
          </table:table-cell>
          <table:table-cell table:style-name="ce9" office:value-type="currency" office:currency="₹" office:value="3203" calcext:value-type="currency">
            <text:p>₹3,203.00</text:p>
          </table:table-cell>
          <table:table-cell table:style-name="ce9" office:value-type="currency" office:currency="₹" office:value="654" calcext:value-type="currency">
            <text:p>₹654.00</text:p>
          </table:table-cell>
          <table:table-cell table:style-name="ce10" table:formula="of:=[.K52]/[.J52]" office:value-type="percentage" office:value="0.204183577895723" calcext:value-type="percentage">
            <text:p>20.42%</text:p>
          </table:table-cell>
          <table:table-cell table:style-name="ce12" table:formula="of:=IFERROR(__xludf.dummyfunction(&quot;GOOGLEFINANCE(&quot;&quot;CURRENCY:INRBRL&quot;&quot;)*J52&quot;);191.47247001591)" office:value-type="currency" office:currency="BRL" office:value="191.47247" calcext:value-type="currency">
            <text:p>R$191.47</text:p>
          </table:table-cell>
          <table:table-cell table:style-name="ce12" table:formula="of:=IFERROR(__xludf.dummyfunction(&quot;GOOGLEFINANCE(&quot;&quot;CURRENCY:INRBRL&quot;&quot;)*K52&quot;);39.09553399638)" office:value-type="currency" office:currency="BRL" office:value="39.095534" calcext:value-type="currency">
            <text:p>R$39.10</text:p>
          </table:table-cell>
          <table:table-cell table:style-name="ce12" table:formula="of:=[.M52]+[.N52]" office:value-type="currency" office:currency="BRL" office:value="230.568004" calcext:value-type="currency">
            <text:p>R$230.57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Parakkat Nature Resorts</text:p>
          </table:table-cell>
          <table:table-cell table:style-name="ce5" office:value-type="float" office:value="4.3" calcext:value-type="float">
            <text:p>4.30</text:p>
          </table:table-cell>
          <table:table-cell table:style-name="ce2" office:value-type="string" calcext:value-type="string">
            <text:p>Excellent</text:p>
          </table:table-cell>
          <table:table-cell table:style-name="ce2" office:value-type="float" office:value="1310" calcext:value-type="float">
            <text:p>131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Pallivasal</text:p>
          </table:table-cell>
          <table:table-cell table:style-name="ce2" office:value-type="string" calcext:value-type="string">
            <text:p>city centre</text:p>
          </table:table-cell>
          <table:table-cell table:style-name="ce2" office:value-type="string" calcext:value-type="string">
            <text:p>7.8 km</text:p>
          </table:table-cell>
          <table:table-cell table:style-name="ce3" office:value-type="float" office:value="7.8" calcext:value-type="float">
            <text:p>7.8</text:p>
          </table:table-cell>
          <table:table-cell table:style-name="ce9" office:value-type="currency" office:currency="₹" office:value="9977" calcext:value-type="currency">
            <text:p>₹9,977.00</text:p>
          </table:table-cell>
          <table:table-cell table:style-name="ce9" office:value-type="currency" office:currency="₹" office:value="2682" calcext:value-type="currency">
            <text:p>₹2,682.00</text:p>
          </table:table-cell>
          <table:table-cell table:style-name="ce10" table:formula="of:=[.K53]/[.J53]" office:value-type="percentage" office:value="0.268818282048712" calcext:value-type="percentage">
            <text:p>26.88%</text:p>
          </table:table-cell>
          <table:table-cell table:style-name="ce12" table:formula="of:=IFERROR(__xludf.dummyfunction(&quot;GOOGLEFINANCE(&quot;&quot;CURRENCY:INRBRL&quot;&quot;)*J53&quot;);596.41612030869)" office:value-type="currency" office:currency="BRL" office:value="596.4161203" calcext:value-type="currency">
            <text:p>R$596.42</text:p>
          </table:table-cell>
          <table:table-cell table:style-name="ce12" table:formula="of:=IFERROR(__xludf.dummyfunction(&quot;GOOGLEFINANCE(&quot;&quot;CURRENCY:INRBRL&quot;&quot;)*K53&quot;);160.32755684754)" office:value-type="currency" office:currency="BRL" office:value="160.3275568" calcext:value-type="currency">
            <text:p>R$160.33</text:p>
          </table:table-cell>
          <table:table-cell table:style-name="ce12" table:formula="of:=[.M53]+[.N53]" office:value-type="currency" office:currency="BRL" office:value="756.7436771" calcext:value-type="currency">
            <text:p>R$756.74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Snow Line Resort</text:p>
          </table:table-cell>
          <table:table-cell table:style-name="ce5" office:value-type="float" office:value="4.3" calcext:value-type="float">
            <text:p>4.30</text:p>
          </table:table-cell>
          <table:table-cell table:style-name="ce2" office:value-type="string" calcext:value-type="string">
            <text:p>Excellent</text:p>
          </table:table-cell>
          <table:table-cell table:style-name="ce2" office:value-type="float" office:value="165" calcext:value-type="float">
            <text:p>165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Chithirapuram</text:p>
          </table:table-cell>
          <table:table-cell table:style-name="ce2" office:value-type="string" calcext:value-type="string">
            <text:p>city centre</text:p>
          </table:table-cell>
          <table:table-cell table:style-name="ce2" office:value-type="string" calcext:value-type="string">
            <text:p>10.4 km</text:p>
          </table:table-cell>
          <table:table-cell table:style-name="ce3" office:value-type="float" office:value="10.4" calcext:value-type="float">
            <text:p>10.4</text:p>
          </table:table-cell>
          <table:table-cell table:style-name="ce9" office:value-type="currency" office:currency="₹" office:value="2763" calcext:value-type="currency">
            <text:p>₹2,763.00</text:p>
          </table:table-cell>
          <table:table-cell table:style-name="ce9" office:value-type="currency" office:currency="₹" office:value="653" calcext:value-type="currency">
            <text:p>₹653.00</text:p>
          </table:table-cell>
          <table:table-cell table:style-name="ce10" table:formula="of:=[.K54]/[.J54]" office:value-type="percentage" office:value="0.23633731451321" calcext:value-type="percentage">
            <text:p>23.63%</text:p>
          </table:table-cell>
          <table:table-cell table:style-name="ce12" table:formula="of:=IFERROR(__xludf.dummyfunction(&quot;GOOGLEFINANCE(&quot;&quot;CURRENCY:INRBRL&quot;&quot;)*J54&quot;);165.16966426911)" office:value-type="currency" office:currency="BRL" office:value="165.1696643" calcext:value-type="currency">
            <text:p>R$165.17</text:p>
          </table:table-cell>
          <table:table-cell table:style-name="ce12" table:formula="of:=IFERROR(__xludf.dummyfunction(&quot;GOOGLEFINANCE(&quot;&quot;CURRENCY:INRBRL&quot;&quot;)*K54&quot;);39.03575489241)" office:value-type="currency" office:currency="BRL" office:value="39.03575489" calcext:value-type="currency">
            <text:p>R$39.04</text:p>
          </table:table-cell>
          <table:table-cell table:style-name="ce12" table:formula="of:=[.M54]+[.N54]" office:value-type="currency" office:currency="BRL" office:value="204.20541919" calcext:value-type="currency">
            <text:p>R$204.21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Mountain Club Resort Munnar</text:p>
          </table:table-cell>
          <table:table-cell table:style-name="ce5" office:value-type="float" office:value="4.3" calcext:value-type="float">
            <text:p>4.30</text:p>
          </table:table-cell>
          <table:table-cell table:style-name="ce2" office:value-type="string" calcext:value-type="string">
            <text:p>Excellent</text:p>
          </table:table-cell>
          <table:table-cell table:style-name="ce2" office:value-type="float" office:value="420" calcext:value-type="float">
            <text:p>42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Chinnakanal</text:p>
          </table:table-cell>
          <table:table-cell table:style-name="ce2" office:value-type="string" calcext:value-type="string">
            <text:p>city centre</text:p>
          </table:table-cell>
          <table:table-cell table:style-name="ce2" office:value-type="string" calcext:value-type="string">
            <text:p>21.3 km</text:p>
          </table:table-cell>
          <table:table-cell table:style-name="ce3" office:value-type="float" office:value="21.3" calcext:value-type="float">
            <text:p>21.3</text:p>
          </table:table-cell>
          <table:table-cell table:style-name="ce9" office:value-type="currency" office:currency="₹" office:value="9417" calcext:value-type="currency">
            <text:p>₹9,417.00</text:p>
          </table:table-cell>
          <table:table-cell table:style-name="ce9" office:value-type="currency" office:currency="₹" office:value="2531" calcext:value-type="currency">
            <text:p>₹2,531.00</text:p>
          </table:table-cell>
          <table:table-cell table:style-name="ce10" table:formula="of:=[.K55]/[.J55]" office:value-type="percentage" office:value="0.268769247106297" calcext:value-type="percentage">
            <text:p>26.88%</text:p>
          </table:table-cell>
          <table:table-cell table:style-name="ce12" table:formula="of:=IFERROR(__xludf.dummyfunction(&quot;GOOGLEFINANCE(&quot;&quot;CURRENCY:INRBRL&quot;&quot;)*J55&quot;);562.93982208549)" office:value-type="currency" office:currency="BRL" office:value="562.9398221" calcext:value-type="currency">
            <text:p>R$562.94</text:p>
          </table:table-cell>
          <table:table-cell table:style-name="ce12" table:formula="of:=IFERROR(__xludf.dummyfunction(&quot;GOOGLEFINANCE(&quot;&quot;CURRENCY:INRBRL&quot;&quot;)*K55&quot;);151.30091214807)" office:value-type="currency" office:currency="BRL" office:value="151.3009121" calcext:value-type="currency">
            <text:p>R$151.30</text:p>
          </table:table-cell>
          <table:table-cell table:style-name="ce12" table:formula="of:=[.M55]+[.N55]" office:value-type="currency" office:currency="BRL" office:value="714.2407342" calcext:value-type="currency">
            <text:p>R$714.24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Ragamaya Resort &amp; Spa Munnar</text:p>
          </table:table-cell>
          <table:table-cell table:style-name="ce5" office:value-type="float" office:value="4.3" calcext:value-type="float">
            <text:p>4.30</text:p>
          </table:table-cell>
          <table:table-cell table:style-name="ce2" office:value-type="string" calcext:value-type="string">
            <text:p>Excellent</text:p>
          </table:table-cell>
          <table:table-cell table:style-name="ce2" office:value-type="float" office:value="336" calcext:value-type="float">
            <text:p>33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Munnar</text:p>
          </table:table-cell>
          <table:table-cell table:style-name="ce2" office:value-type="string" calcext:value-type="string">
            <text:p>city centre</text:p>
          </table:table-cell>
          <table:table-cell table:style-name="ce2" office:value-type="string" calcext:value-type="string">
            <text:p>23.6 km</text:p>
          </table:table-cell>
          <table:table-cell table:style-name="ce3" office:value-type="float" office:value="23.6" calcext:value-type="float">
            <text:p>23.6</text:p>
          </table:table-cell>
          <table:table-cell table:style-name="ce9" office:value-type="currency" office:currency="₹" office:value="6057" calcext:value-type="currency">
            <text:p>₹6,057.00</text:p>
          </table:table-cell>
          <table:table-cell table:style-name="ce9" office:value-type="currency" office:currency="₹" office:value="1237" calcext:value-type="currency">
            <text:p>₹1,237.00</text:p>
          </table:table-cell>
          <table:table-cell table:style-name="ce10" table:formula="of:=[.K56]/[.J56]" office:value-type="percentage" office:value="0.204226514776292" calcext:value-type="percentage">
            <text:p>20.42%</text:p>
          </table:table-cell>
          <table:table-cell table:style-name="ce12" table:formula="of:=IFERROR(__xludf.dummyfunction(&quot;GOOGLEFINANCE(&quot;&quot;CURRENCY:INRBRL&quot;&quot;)*J56&quot;);362.08203274629)" office:value-type="currency" office:currency="BRL" office:value="362.0820327" calcext:value-type="currency">
            <text:p>R$362.08</text:p>
          </table:table-cell>
          <table:table-cell table:style-name="ce12" table:formula="of:=IFERROR(__xludf.dummyfunction(&quot;GOOGLEFINANCE(&quot;&quot;CURRENCY:INRBRL&quot;&quot;)*K56&quot;);73.94675161089)" office:value-type="currency" office:currency="BRL" office:value="73.94675161" calcext:value-type="currency">
            <text:p>R$73.95</text:p>
          </table:table-cell>
          <table:table-cell table:style-name="ce12" table:formula="of:=[.M56]+[.N56]" office:value-type="currency" office:currency="BRL" office:value="436.02878431" calcext:value-type="currency">
            <text:p>R$436.03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Dew Drops Farm Resorts | Rooms &amp; Guided Treks</text:p>
          </table:table-cell>
          <table:table-cell table:style-name="ce5" office:value-type="float" office:value="4.3" calcext:value-type="float">
            <text:p>4.30</text:p>
          </table:table-cell>
          <table:table-cell table:style-name="ce2" office:value-type="string" calcext:value-type="string">
            <text:p>Excellent</text:p>
          </table:table-cell>
          <table:table-cell table:style-name="ce2" office:value-type="float" office:value="437" calcext:value-type="float">
            <text:p>437</text:p>
          </table:table-cell>
          <table:table-cell/>
          <table:table-cell table:style-name="ce2" office:value-type="string" calcext:value-type="string">
            <text:p>Adimali</text:p>
          </table:table-cell>
          <table:table-cell table:style-name="ce2" office:value-type="string" calcext:value-type="string">
            <text:p>city centre</text:p>
          </table:table-cell>
          <table:table-cell table:style-name="ce2" office:value-type="string" calcext:value-type="string">
            <text:p>19.2 km</text:p>
          </table:table-cell>
          <table:table-cell table:style-name="ce3" office:value-type="float" office:value="19.2" calcext:value-type="float">
            <text:p>19.2</text:p>
          </table:table-cell>
          <table:table-cell table:style-name="ce9" office:value-type="currency" office:currency="₹" office:value="1719" calcext:value-type="currency">
            <text:p>₹1,719.00</text:p>
          </table:table-cell>
          <table:table-cell table:style-name="ce9" office:value-type="currency" office:currency="₹" office:value="410" calcext:value-type="currency">
            <text:p>₹410.00</text:p>
          </table:table-cell>
          <table:table-cell table:style-name="ce10" table:formula="of:=[.K57]/[.J57]" office:value-type="percentage" office:value="0.238510762070971" calcext:value-type="percentage">
            <text:p>23.85%</text:p>
          </table:table-cell>
          <table:table-cell table:style-name="ce12" table:formula="of:=IFERROR(__xludf.dummyfunction(&quot;GOOGLEFINANCE(&quot;&quot;CURRENCY:INRBRL&quot;&quot;)*J57&quot;);102.76027972443)" office:value-type="currency" office:currency="BRL" office:value="102.7602797" calcext:value-type="currency">
            <text:p>R$102.76</text:p>
          </table:table-cell>
          <table:table-cell table:style-name="ce12" table:formula="of:=IFERROR(__xludf.dummyfunction(&quot;GOOGLEFINANCE(&quot;&quot;CURRENCY:INRBRL&quot;&quot;)*K57&quot;);24.5094326277)" office:value-type="currency" office:currency="BRL" office:value="24.50943263" calcext:value-type="currency">
            <text:p>R$24.51</text:p>
          </table:table-cell>
          <table:table-cell table:style-name="ce12" table:formula="of:=[.M57]+[.N57]" office:value-type="currency" office:currency="BRL" office:value="127.26971233" calcext:value-type="currency">
            <text:p>R$127.27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Deshadan Mountain Resort- The highest resort in Munnar</text:p>
          </table:table-cell>
          <table:table-cell table:style-name="ce5" office:value-type="float" office:value="4.3" calcext:value-type="float">
            <text:p>4.30</text:p>
          </table:table-cell>
          <table:table-cell table:style-name="ce2" office:value-type="string" calcext:value-type="string">
            <text:p>Excellent</text:p>
          </table:table-cell>
          <table:table-cell table:style-name="ce2" office:value-type="float" office:value="395" calcext:value-type="float">
            <text:p>39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Pallivasal</text:p>
          </table:table-cell>
          <table:table-cell table:style-name="ce2" office:value-type="string" calcext:value-type="string">
            <text:p>city centre</text:p>
          </table:table-cell>
          <table:table-cell table:style-name="ce2" office:value-type="string" calcext:value-type="string">
            <text:p>5.8 km</text:p>
          </table:table-cell>
          <table:table-cell table:style-name="ce3" office:value-type="float" office:value="5.8" calcext:value-type="float">
            <text:p>5.8</text:p>
          </table:table-cell>
          <table:table-cell table:style-name="ce9" office:value-type="currency" office:currency="₹" office:value="3953" calcext:value-type="currency">
            <text:p>₹3,953.00</text:p>
          </table:table-cell>
          <table:table-cell table:style-name="ce9" office:value-type="currency" office:currency="₹" office:value="808" calcext:value-type="currency">
            <text:p>₹808.00</text:p>
          </table:table-cell>
          <table:table-cell table:style-name="ce10" table:formula="of:=[.K58]/[.J58]" office:value-type="percentage" office:value="0.204401720212497" calcext:value-type="percentage">
            <text:p>20.44%</text:p>
          </table:table-cell>
          <table:table-cell table:style-name="ce12" table:formula="of:=IFERROR(__xludf.dummyfunction(&quot;GOOGLEFINANCE(&quot;&quot;CURRENCY:INRBRL&quot;&quot;)*J58&quot;);236.30679799341)" office:value-type="currency" office:currency="BRL" office:value="236.306798" calcext:value-type="currency">
            <text:p>R$236.31</text:p>
          </table:table-cell>
          <table:table-cell table:style-name="ce12" table:formula="of:=IFERROR(__xludf.dummyfunction(&quot;GOOGLEFINANCE(&quot;&quot;CURRENCY:INRBRL&quot;&quot;)*K58&quot;);48.30151600776)" office:value-type="currency" office:currency="BRL" office:value="48.30151601" calcext:value-type="currency">
            <text:p>R$48.30</text:p>
          </table:table-cell>
          <table:table-cell table:style-name="ce12" table:formula="of:=[.M58]+[.N58]" office:value-type="currency" office:currency="BRL" office:value="284.60831401" calcext:value-type="currency">
            <text:p>R$284.61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KTDC Tea County</text:p>
          </table:table-cell>
          <table:table-cell table:style-name="ce5" office:value-type="float" office:value="4.4" calcext:value-type="float">
            <text:p>4.40</text:p>
          </table:table-cell>
          <table:table-cell table:style-name="ce2" office:value-type="string" calcext:value-type="string">
            <text:p>Excellent</text:p>
          </table:table-cell>
          <table:table-cell table:style-name="ce2" office:value-type="float" office:value="851" calcext:value-type="float">
            <text:p>85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Central Munnar</text:p>
          </table:table-cell>
          <table:table-cell table:style-name="ce2" office:value-type="string" calcext:value-type="string">
            <text:p>Attukal Waterfalls</text:p>
          </table:table-cell>
          <table:table-cell table:style-name="ce2" office:value-type="string" calcext:value-type="string">
            <text:p>1.7 km</text:p>
          </table:table-cell>
          <table:table-cell table:style-name="ce3" office:value-type="float" office:value="1.7" calcext:value-type="float">
            <text:p>1.7</text:p>
          </table:table-cell>
          <table:table-cell table:style-name="ce9" office:value-type="currency" office:currency="₹" office:value="5022" calcext:value-type="currency">
            <text:p>₹5,022.00</text:p>
          </table:table-cell>
          <table:table-cell table:style-name="ce9" office:value-type="currency" office:currency="₹" office:value="1026" calcext:value-type="currency">
            <text:p>₹1,026.00</text:p>
          </table:table-cell>
          <table:table-cell table:style-name="ce10" table:formula="of:=[.K59]/[.J59]" office:value-type="percentage" office:value="0.204301075268817" calcext:value-type="percentage">
            <text:p>20.43%</text:p>
          </table:table-cell>
          <table:table-cell table:style-name="ce12" table:formula="of:=IFERROR(__xludf.dummyfunction(&quot;GOOGLEFINANCE(&quot;&quot;CURRENCY:INRBRL&quot;&quot;)*J59&quot;);300.21066013734)" office:value-type="currency" office:currency="BRL" office:value="300.2106601" calcext:value-type="currency">
            <text:p>R$300.21</text:p>
          </table:table-cell>
          <table:table-cell table:style-name="ce12" table:formula="of:=IFERROR(__xludf.dummyfunction(&quot;GOOGLEFINANCE(&quot;&quot;CURRENCY:INRBRL&quot;&quot;)*K59&quot;);61.33336067322)" office:value-type="currency" office:currency="BRL" office:value="61.33336067" calcext:value-type="currency">
            <text:p>R$61.33</text:p>
          </table:table-cell>
          <table:table-cell table:style-name="ce12" table:formula="of:=[.M59]+[.N59]" office:value-type="currency" office:currency="BRL" office:value="361.54402077" calcext:value-type="currency">
            <text:p>R$361.54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Amber Dale Luxury Hotel and Spa</text:p>
          </table:table-cell>
          <table:table-cell table:style-name="ce5" office:value-type="float" office:value="4.4" calcext:value-type="float">
            <text:p>4.40</text:p>
          </table:table-cell>
          <table:table-cell table:style-name="ce2" office:value-type="string" calcext:value-type="string">
            <text:p>Excellent</text:p>
          </table:table-cell>
          <table:table-cell table:style-name="ce2" office:value-type="float" office:value="1047" calcext:value-type="float">
            <text:p>1047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Pallivasal</text:p>
          </table:table-cell>
          <table:table-cell table:style-name="ce2" office:value-type="string" calcext:value-type="string">
            <text:p>city centre</text:p>
          </table:table-cell>
          <table:table-cell table:style-name="ce2" office:value-type="string" calcext:value-type="string">
            <text:p>6.4 km</text:p>
          </table:table-cell>
          <table:table-cell table:style-name="ce3" office:value-type="float" office:value="6.4" calcext:value-type="float">
            <text:p>6.4</text:p>
          </table:table-cell>
          <table:table-cell table:style-name="ce9" office:value-type="currency" office:currency="₹" office:value="5661" calcext:value-type="currency">
            <text:p>₹5,661.00</text:p>
          </table:table-cell>
          <table:table-cell table:style-name="ce9" office:value-type="currency" office:currency="₹" office:value="1216" calcext:value-type="currency">
            <text:p>₹1,216.00</text:p>
          </table:table-cell>
          <table:table-cell table:style-name="ce10" table:formula="of:=[.K60]/[.J60]" office:value-type="percentage" office:value="0.21480303833245" calcext:value-type="percentage">
            <text:p>21.48%</text:p>
          </table:table-cell>
          <table:table-cell table:style-name="ce12" table:formula="of:=IFERROR(__xludf.dummyfunction(&quot;GOOGLEFINANCE(&quot;&quot;CURRENCY:INRBRL&quot;&quot;)*J60&quot;);338.40950757417)" office:value-type="currency" office:currency="BRL" office:value="338.4095076" calcext:value-type="currency">
            <text:p>R$338.41</text:p>
          </table:table-cell>
          <table:table-cell table:style-name="ce12" table:formula="of:=IFERROR(__xludf.dummyfunction(&quot;GOOGLEFINANCE(&quot;&quot;CURRENCY:INRBRL&quot;&quot;)*K60&quot;);72.69139042752)" office:value-type="currency" office:currency="BRL" office:value="72.69139043" calcext:value-type="currency">
            <text:p>R$72.69</text:p>
          </table:table-cell>
          <table:table-cell table:style-name="ce12" table:formula="of:=[.M60]+[.N60]" office:value-type="currency" office:currency="BRL" office:value="411.10089803" calcext:value-type="currency">
            <text:p>R$411.10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The Siena Village</text:p>
          </table:table-cell>
          <table:table-cell table:style-name="ce5" office:value-type="float" office:value="4.4" calcext:value-type="float">
            <text:p>4.40</text:p>
          </table:table-cell>
          <table:table-cell table:style-name="ce2" office:value-type="string" calcext:value-type="string">
            <text:p>Excellent</text:p>
          </table:table-cell>
          <table:table-cell table:style-name="ce2" office:value-type="float" office:value="551" calcext:value-type="float">
            <text:p>55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Chinnakanal</text:p>
          </table:table-cell>
          <table:table-cell table:style-name="ce2" office:value-type="string" calcext:value-type="string">
            <text:p>city centre</text:p>
          </table:table-cell>
          <table:table-cell table:style-name="ce2" office:value-type="string" calcext:value-type="string">
            <text:p>20.6 km</text:p>
          </table:table-cell>
          <table:table-cell table:style-name="ce3" office:value-type="float" office:value="20.6" calcext:value-type="float">
            <text:p>20.6</text:p>
          </table:table-cell>
          <table:table-cell table:style-name="ce9" office:value-type="currency" office:currency="₹" office:value="3974" calcext:value-type="currency">
            <text:p>₹3,974.00</text:p>
          </table:table-cell>
          <table:table-cell table:style-name="ce9" office:value-type="currency" office:currency="₹" office:value="865" calcext:value-type="currency">
            <text:p>₹865.00</text:p>
          </table:table-cell>
          <table:table-cell table:style-name="ce10" table:formula="of:=[.K61]/[.J61]" office:value-type="percentage" office:value="0.217664821338702" calcext:value-type="percentage">
            <text:p>21.77%</text:p>
          </table:table-cell>
          <table:table-cell table:style-name="ce12" table:formula="of:=IFERROR(__xludf.dummyfunction(&quot;GOOGLEFINANCE(&quot;&quot;CURRENCY:INRBRL&quot;&quot;)*J61&quot;);237.56215917678)" office:value-type="currency" office:currency="BRL" office:value="237.5621592" calcext:value-type="currency">
            <text:p>R$237.56</text:p>
          </table:table-cell>
          <table:table-cell table:style-name="ce12" table:formula="of:=IFERROR(__xludf.dummyfunction(&quot;GOOGLEFINANCE(&quot;&quot;CURRENCY:INRBRL&quot;&quot;)*K61&quot;);51.70892493405)" office:value-type="currency" office:currency="BRL" office:value="51.70892493" calcext:value-type="currency">
            <text:p>R$51.71</text:p>
          </table:table-cell>
          <table:table-cell table:style-name="ce12" table:formula="of:=[.M61]+[.N61]" office:value-type="currency" office:currency="BRL" office:value="289.27108413" calcext:value-type="currency">
            <text:p>R$289.27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HOTEL WHITE HOUSE</text:p>
          </table:table-cell>
          <table:table-cell table:style-name="ce5" office:value-type="float" office:value="4.4" calcext:value-type="float">
            <text:p>4.40</text:p>
          </table:table-cell>
          <table:table-cell table:style-name="ce2" office:value-type="string" calcext:value-type="string">
            <text:p>Excellent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Anachal</text:p>
          </table:table-cell>
          <table:table-cell table:style-name="ce2" office:value-type="string" calcext:value-type="string">
            <text:p>city centre</text:p>
          </table:table-cell>
          <table:table-cell table:style-name="ce2" office:value-type="string" calcext:value-type="string">
            <text:p>11.1 km</text:p>
          </table:table-cell>
          <table:table-cell table:style-name="ce3" office:value-type="float" office:value="11.1" calcext:value-type="float">
            <text:p>11.1</text:p>
          </table:table-cell>
          <table:table-cell table:style-name="ce9" office:value-type="currency" office:currency="₹" office:value="5631" calcext:value-type="currency">
            <text:p>₹5,631.00</text:p>
          </table:table-cell>
          <table:table-cell table:style-name="ce9" office:value-type="currency" office:currency="₹" office:value="1346" calcext:value-type="currency">
            <text:p>₹1,346.00</text:p>
          </table:table-cell>
          <table:table-cell table:style-name="ce10" table:formula="of:=[.K62]/[.J62]" office:value-type="percentage" office:value="0.239033919374889" calcext:value-type="percentage">
            <text:p>23.90%</text:p>
          </table:table-cell>
          <table:table-cell table:style-name="ce12" table:formula="of:=IFERROR(__xludf.dummyfunction(&quot;GOOGLEFINANCE(&quot;&quot;CURRENCY:INRBRL&quot;&quot;)*J62&quot;);336.61613445507)" office:value-type="currency" office:currency="BRL" office:value="336.6161345" calcext:value-type="currency">
            <text:p>R$336.62</text:p>
          </table:table-cell>
          <table:table-cell table:style-name="ce12" table:formula="of:=IFERROR(__xludf.dummyfunction(&quot;GOOGLEFINANCE(&quot;&quot;CURRENCY:INRBRL&quot;&quot;)*K62&quot;);80.46267394362)" office:value-type="currency" office:currency="BRL" office:value="80.46267394" calcext:value-type="currency">
            <text:p>R$80.46</text:p>
          </table:table-cell>
          <table:table-cell table:style-name="ce12" table:formula="of:=[.M62]+[.N62]" office:value-type="currency" office:currency="BRL" office:value="417.07880844" calcext:value-type="currency">
            <text:p>R$417.08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Bison Valley Homestay | Rooms &amp; Caretaker</text:p>
          </table:table-cell>
          <table:table-cell table:style-name="ce5" office:value-type="float" office:value="4.4" calcext:value-type="float">
            <text:p>4.40</text:p>
          </table:table-cell>
          <table:table-cell table:style-name="ce2" office:value-type="string" calcext:value-type="string">
            <text:p>Excellent</text:p>
          </table:table-cell>
          <table:table-cell table:style-name="ce2" office:value-type="float" office:value="54" calcext:value-type="float">
            <text:p>54</text:p>
          </table:table-cell>
          <table:table-cell/>
          <table:table-cell table:style-name="ce2" office:value-type="string" calcext:value-type="string">
            <text:p>Bison Valley</text:p>
          </table:table-cell>
          <table:table-cell table:style-name="ce2" office:value-type="string" calcext:value-type="string">
            <text:p>city centre</text:p>
          </table:table-cell>
          <table:table-cell table:style-name="ce2" office:value-type="string" calcext:value-type="string">
            <text:p>21.6 km</text:p>
          </table:table-cell>
          <table:table-cell table:style-name="ce3" office:value-type="float" office:value="21.6" calcext:value-type="float">
            <text:p>21.6</text:p>
          </table:table-cell>
          <table:table-cell table:style-name="ce9" office:value-type="currency" office:currency="₹" office:value="2011" calcext:value-type="currency">
            <text:p>₹2,011.00</text:p>
          </table:table-cell>
          <table:table-cell table:style-name="ce9" office:value-type="currency" office:currency="₹" office:value="506" calcext:value-type="currency">
            <text:p>₹506.00</text:p>
          </table:table-cell>
          <table:table-cell table:style-name="ce10" table:formula="of:=[.K63]/[.J63]" office:value-type="percentage" office:value="0.251616111387369" calcext:value-type="percentage">
            <text:p>25.16%</text:p>
          </table:table-cell>
          <table:table-cell table:style-name="ce12" table:formula="of:=IFERROR(__xludf.dummyfunction(&quot;GOOGLEFINANCE(&quot;&quot;CURRENCY:INRBRL&quot;&quot;)*J63&quot;);120.21577808367)" office:value-type="currency" office:currency="BRL" office:value="120.2157781" calcext:value-type="currency">
            <text:p>R$120.22</text:p>
          </table:table-cell>
          <table:table-cell table:style-name="ce12" table:formula="of:=IFERROR(__xludf.dummyfunction(&quot;GOOGLEFINANCE(&quot;&quot;CURRENCY:INRBRL&quot;&quot;)*K63&quot;);30.24822660882)" office:value-type="currency" office:currency="BRL" office:value="30.24822661" calcext:value-type="currency">
            <text:p>R$30.25</text:p>
          </table:table-cell>
          <table:table-cell table:style-name="ce12" table:formula="of:=[.M63]+[.N63]" office:value-type="currency" office:currency="BRL" office:value="150.46400471" calcext:value-type="currency">
            <text:p>R$150.46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Chithirapuram Palace | Rooms &amp; Restaurant </text:p>
          </table:table-cell>
          <table:table-cell table:style-name="ce5" office:value-type="float" office:value="4.5" calcext:value-type="float">
            <text:p>4.50</text:p>
          </table:table-cell>
          <table:table-cell table:style-name="ce2" office:value-type="string" calcext:value-type="string">
            <text:p>Excellent</text:p>
          </table:table-cell>
          <table:table-cell table:style-name="ce2" office:value-type="float" office:value="96" calcext:value-type="float">
            <text:p>96</text:p>
          </table:table-cell>
          <table:table-cell/>
          <table:table-cell table:style-name="ce2" office:value-type="string" calcext:value-type="string">
            <text:p>Chithirapuram</text:p>
          </table:table-cell>
          <table:table-cell table:style-name="ce2" office:value-type="string" calcext:value-type="string">
            <text:p>city centre</text:p>
          </table:table-cell>
          <table:table-cell table:style-name="ce2" office:value-type="string" calcext:value-type="string">
            <text:p>10.8 km</text:p>
          </table:table-cell>
          <table:table-cell table:style-name="ce3" office:value-type="float" office:value="10.8" calcext:value-type="float">
            <text:p>10.8</text:p>
          </table:table-cell>
          <table:table-cell table:style-name="ce9" office:value-type="currency" office:currency="₹" office:value="2494" calcext:value-type="currency">
            <text:p>₹2,494.00</text:p>
          </table:table-cell>
          <table:table-cell table:style-name="ce9" office:value-type="currency" office:currency="₹" office:value="634" calcext:value-type="currency">
            <text:p>₹634.00</text:p>
          </table:table-cell>
          <table:table-cell table:style-name="ce10" table:formula="of:=[.K64]/[.J64]" office:value-type="percentage" office:value="0.2542101042502" calcext:value-type="percentage">
            <text:p>25.42%</text:p>
          </table:table-cell>
          <table:table-cell table:style-name="ce12" table:formula="of:=IFERROR(__xludf.dummyfunction(&quot;GOOGLEFINANCE(&quot;&quot;CURRENCY:INRBRL&quot;&quot;)*J64&quot;);149.08908530118)" office:value-type="currency" office:currency="BRL" office:value="149.0890853" calcext:value-type="currency">
            <text:p>R$149.09</text:p>
          </table:table-cell>
          <table:table-cell table:style-name="ce12" table:formula="of:=IFERROR(__xludf.dummyfunction(&quot;GOOGLEFINANCE(&quot;&quot;CURRENCY:INRBRL&quot;&quot;)*K64&quot;);37.89995191698)" office:value-type="currency" office:currency="BRL" office:value="37.89995192" calcext:value-type="currency">
            <text:p>R$37.90</text:p>
          </table:table-cell>
          <table:table-cell table:style-name="ce12" table:formula="of:=[.M64]+[.N64]" office:value-type="currency" office:currency="BRL" office:value="186.98903722" calcext:value-type="currency">
            <text:p>R$186.99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Landy Queen Homestay | Rooms &amp; Caretaker</text:p>
          </table:table-cell>
          <table:table-cell table:style-name="ce5" office:value-type="float" office:value="4.5" calcext:value-type="float">
            <text:p>4.50</text:p>
          </table:table-cell>
          <table:table-cell table:style-name="ce2" office:value-type="string" calcext:value-type="string">
            <text:p>Excellent</text:p>
          </table:table-cell>
          <table:table-cell table:style-name="ce2" office:value-type="float" office:value="188" calcext:value-type="float">
            <text:p>188</text:p>
          </table:table-cell>
          <table:table-cell/>
          <table:table-cell table:style-name="ce2" office:value-type="string" calcext:value-type="string">
            <text:p>Central Munnar</text:p>
          </table:table-cell>
          <table:table-cell table:style-name="ce2" office:value-type="string" calcext:value-type="string">
            <text:p>Attukal Waterfalls</text:p>
          </table:table-cell>
          <table:table-cell table:style-name="ce2" office:value-type="string" calcext:value-type="string">
            <text:p>1.1 km</text:p>
          </table:table-cell>
          <table:table-cell table:style-name="ce3" office:value-type="float" office:value="1.1" calcext:value-type="float">
            <text:p>1.1</text:p>
          </table:table-cell>
          <table:table-cell table:style-name="ce9" office:value-type="currency" office:currency="₹" office:value="1279" calcext:value-type="currency">
            <text:p>₹1,279.00</text:p>
          </table:table-cell>
          <table:table-cell table:style-name="ce9" office:value-type="currency" office:currency="₹" office:value="269" calcext:value-type="currency">
            <text:p>₹269.00</text:p>
          </table:table-cell>
          <table:table-cell table:style-name="ce10" table:formula="of:=[.K65]/[.J65]" office:value-type="percentage" office:value="0.210320562939797" calcext:value-type="percentage">
            <text:p>21.03%</text:p>
          </table:table-cell>
          <table:table-cell table:style-name="ce12" table:formula="of:=IFERROR(__xludf.dummyfunction(&quot;GOOGLEFINANCE(&quot;&quot;CURRENCY:INRBRL&quot;&quot;)*J65&quot;);76.45747397763)" office:value-type="currency" office:currency="BRL" office:value="76.45747398" calcext:value-type="currency">
            <text:p>R$76.46</text:p>
          </table:table-cell>
          <table:table-cell table:style-name="ce12" table:formula="of:=IFERROR(__xludf.dummyfunction(&quot;GOOGLEFINANCE(&quot;&quot;CURRENCY:INRBRL&quot;&quot;)*K65&quot;);16.08057896793)" office:value-type="currency" office:currency="BRL" office:value="16.08057897" calcext:value-type="currency">
            <text:p>R$16.08</text:p>
          </table:table-cell>
          <table:table-cell table:style-name="ce12" table:formula="of:=[.M65]+[.N65]" office:value-type="currency" office:currency="BRL" office:value="92.53805295" calcext:value-type="currency">
            <text:p>R$92.54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Fragrant Nature Munnar</text:p>
          </table:table-cell>
          <table:table-cell table:style-name="ce5" office:value-type="float" office:value="4.5" calcext:value-type="float">
            <text:p>4.50</text:p>
          </table:table-cell>
          <table:table-cell table:style-name="ce2" office:value-type="string" calcext:value-type="string">
            <text:p>Excellent</text:p>
          </table:table-cell>
          <table:table-cell table:style-name="ce2" office:value-type="float" office:value="228" calcext:value-type="float">
            <text:p>228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Pallivasal</text:p>
          </table:table-cell>
          <table:table-cell table:style-name="ce2" office:value-type="string" calcext:value-type="string">
            <text:p>city centre</text:p>
          </table:table-cell>
          <table:table-cell table:style-name="ce2" office:value-type="string" calcext:value-type="string">
            <text:p>4.3 km</text:p>
          </table:table-cell>
          <table:table-cell table:style-name="ce3" office:value-type="float" office:value="4.3" calcext:value-type="float">
            <text:p>4.3</text:p>
          </table:table-cell>
          <table:table-cell table:style-name="ce9" office:value-type="currency" office:currency="₹" office:value="104" calcext:value-type="currency">
            <text:p>₹104.00</text:p>
          </table:table-cell>
          <table:table-cell table:style-name="ce9" office:value-type="currency" office:currency="₹" office:value="1872" calcext:value-type="currency">
            <text:p>₹1,872.00</text:p>
          </table:table-cell>
          <table:table-cell table:style-name="ce10" table:formula="of:=[.K66]/[.J66]" office:value-type="percentage" office:value="18" calcext:value-type="percentage">
            <text:p>1800.00%</text:p>
          </table:table-cell>
          <table:table-cell table:style-name="ce12" table:formula="of:=IFERROR(__xludf.dummyfunction(&quot;GOOGLEFINANCE(&quot;&quot;CURRENCY:INRBRL&quot;&quot;)*J66&quot;);6.21702681288)" office:value-type="currency" office:currency="BRL" office:value="6.217026813" calcext:value-type="currency">
            <text:p>R$6.22</text:p>
          </table:table-cell>
          <table:table-cell table:style-name="ce12" table:formula="of:=IFERROR(__xludf.dummyfunction(&quot;GOOGLEFINANCE(&quot;&quot;CURRENCY:INRBRL&quot;&quot;)*K66&quot;);111.90648263184)" office:value-type="currency" office:currency="BRL" office:value="111.9064826" calcext:value-type="currency">
            <text:p>R$111.91</text:p>
          </table:table-cell>
          <table:table-cell table:style-name="ce12" table:formula="of:=[.M66]+[.N66]" office:value-type="currency" office:currency="BRL" office:value="118.123509413" calcext:value-type="currency">
            <text:p>R$118.12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Swiss County</text:p>
          </table:table-cell>
          <table:table-cell table:style-name="ce5" office:value-type="float" office:value="4.5" calcext:value-type="float">
            <text:p>4.50</text:p>
          </table:table-cell>
          <table:table-cell table:style-name="ce2" office:value-type="string" calcext:value-type="string">
            <text:p>Excellent</text:p>
          </table:table-cell>
          <table:table-cell table:style-name="ce2" office:value-type="float" office:value="328" calcext:value-type="float">
            <text:p>32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Chithirapuram</text:p>
          </table:table-cell>
          <table:table-cell table:style-name="ce2" office:value-type="string" calcext:value-type="string">
            <text:p>city centre</text:p>
          </table:table-cell>
          <table:table-cell table:style-name="ce2" office:value-type="string" calcext:value-type="string">
            <text:p>10.2 km</text:p>
          </table:table-cell>
          <table:table-cell table:style-name="ce3" office:value-type="float" office:value="10.2" calcext:value-type="float">
            <text:p>10.2</text:p>
          </table:table-cell>
          <table:table-cell table:style-name="ce9" office:value-type="currency" office:currency="₹" office:value="3447" calcext:value-type="currency">
            <text:p>₹3,447.00</text:p>
          </table:table-cell>
          <table:table-cell table:style-name="ce9" office:value-type="currency" office:currency="₹" office:value="847" calcext:value-type="currency">
            <text:p>₹847.00</text:p>
          </table:table-cell>
          <table:table-cell table:style-name="ce10" table:formula="of:=[.K67]/[.J67]" office:value-type="percentage" office:value="0.245720916739193" calcext:value-type="percentage">
            <text:p>24.57%</text:p>
          </table:table-cell>
          <table:table-cell table:style-name="ce12" table:formula="of:=IFERROR(__xludf.dummyfunction(&quot;GOOGLEFINANCE(&quot;&quot;CURRENCY:INRBRL&quot;&quot;)*J67&quot;);206.05857138459)" office:value-type="currency" office:currency="BRL" office:value="206.0585714" calcext:value-type="currency">
            <text:p>R$206.06</text:p>
          </table:table-cell>
          <table:table-cell table:style-name="ce12" table:formula="of:=IFERROR(__xludf.dummyfunction(&quot;GOOGLEFINANCE(&quot;&quot;CURRENCY:INRBRL&quot;&quot;)*K67&quot;);50.63290106259)" office:value-type="currency" office:currency="BRL" office:value="50.63290106" calcext:value-type="currency">
            <text:p>R$50.63</text:p>
          </table:table-cell>
          <table:table-cell table:style-name="ce12" table:formula="of:=[.M67]+[.N67]" office:value-type="currency" office:currency="BRL" office:value="256.69147246" calcext:value-type="currency">
            <text:p>R$256.69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The Fog Munnar (Resort &amp; Spa)</text:p>
          </table:table-cell>
          <table:table-cell table:style-name="ce5" office:value-type="float" office:value="4.5" calcext:value-type="float">
            <text:p>4.50</text:p>
          </table:table-cell>
          <table:table-cell table:style-name="ce2" office:value-type="string" calcext:value-type="string">
            <text:p>Excellent</text:p>
          </table:table-cell>
          <table:table-cell table:style-name="ce2" office:value-type="float" office:value="292" calcext:value-type="float">
            <text:p>292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Ettycity Road</text:p>
          </table:table-cell>
          <table:table-cell table:style-name="ce2" office:value-type="string" calcext:value-type="string">
            <text:p>city centre</text:p>
          </table:table-cell>
          <table:table-cell table:style-name="ce2" office:value-type="string" calcext:value-type="string">
            <text:p>13.2 km</text:p>
          </table:table-cell>
          <table:table-cell table:style-name="ce3" office:value-type="float" office:value="13.2" calcext:value-type="float">
            <text:p>13.2</text:p>
          </table:table-cell>
          <table:table-cell table:style-name="ce9" office:value-type="currency" office:currency="₹" office:value="8103" calcext:value-type="currency">
            <text:p>₹8,103.00</text:p>
          </table:table-cell>
          <table:table-cell table:style-name="ce9" office:value-type="currency" office:currency="₹" office:value="2178" calcext:value-type="currency">
            <text:p>₹2,178.00</text:p>
          </table:table-cell>
          <table:table-cell table:style-name="ce10" table:formula="of:=[.K68]/[.J68]" office:value-type="percentage" office:value="0.268789337282488" calcext:value-type="percentage">
            <text:p>26.88%</text:p>
          </table:table-cell>
          <table:table-cell table:style-name="ce12" table:formula="of:=IFERROR(__xludf.dummyfunction(&quot;GOOGLEFINANCE(&quot;&quot;CURRENCY:INRBRL&quot;&quot;)*J68&quot;);484.39007946891)" office:value-type="currency" office:currency="BRL" office:value="484.3900795" calcext:value-type="currency">
            <text:p>R$484.39</text:p>
          </table:table-cell>
          <table:table-cell table:style-name="ce12" table:formula="of:=IFERROR(__xludf.dummyfunction(&quot;GOOGLEFINANCE(&quot;&quot;CURRENCY:INRBRL&quot;&quot;)*K68&quot;);130.19888844666)" office:value-type="currency" office:currency="BRL" office:value="130.1988884" calcext:value-type="currency">
            <text:p>R$130.20</text:p>
          </table:table-cell>
          <table:table-cell table:style-name="ce12" table:formula="of:=[.M68]+[.N68]" office:value-type="currency" office:currency="BRL" office:value="614.5889679" calcext:value-type="currency">
            <text:p>R$614.59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Vibe Munnar</text:p>
          </table:table-cell>
          <table:table-cell table:style-name="ce5" office:value-type="float" office:value="4.6" calcext:value-type="float">
            <text:p>4.60</text:p>
          </table:table-cell>
          <table:table-cell table:style-name="ce2" office:value-type="string" calcext:value-type="string">
            <text:p>Excellent</text:p>
          </table:table-cell>
          <table:table-cell table:style-name="ce2" office:value-type="float" office:value="136" calcext:value-type="float">
            <text:p>136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Ettycity Road</text:p>
          </table:table-cell>
          <table:table-cell table:style-name="ce2" office:value-type="string" calcext:value-type="string">
            <text:p>city centre</text:p>
          </table:table-cell>
          <table:table-cell table:style-name="ce2" office:value-type="string" calcext:value-type="string">
            <text:p>13.1 km</text:p>
          </table:table-cell>
          <table:table-cell table:style-name="ce3" office:value-type="float" office:value="13.1" calcext:value-type="float">
            <text:p>13.1</text:p>
          </table:table-cell>
          <table:table-cell table:style-name="ce9" office:value-type="currency" office:currency="₹" office:value="7905" calcext:value-type="currency">
            <text:p>₹7,905.00</text:p>
          </table:table-cell>
          <table:table-cell table:style-name="ce9" office:value-type="currency" office:currency="₹" office:value="238" calcext:value-type="currency">
            <text:p>₹238.00</text:p>
          </table:table-cell>
          <table:table-cell table:style-name="ce10" table:formula="of:=[.K69]/[.J69]" office:value-type="percentage" office:value="0.0301075268817204" calcext:value-type="percentage">
            <text:p>3.01%</text:p>
          </table:table-cell>
          <table:table-cell table:style-name="ce12" table:formula="of:=IFERROR(__xludf.dummyfunction(&quot;GOOGLEFINANCE(&quot;&quot;CURRENCY:INRBRL&quot;&quot;)*J69&quot;);472.55381688285)" office:value-type="currency" office:currency="BRL" office:value="472.5538169" calcext:value-type="currency">
            <text:p>R$472.55</text:p>
          </table:table-cell>
          <table:table-cell table:style-name="ce12" table:formula="of:=IFERROR(__xludf.dummyfunction(&quot;GOOGLEFINANCE(&quot;&quot;CURRENCY:INRBRL&quot;&quot;)*K69&quot;);14.22742674486)" office:value-type="currency" office:currency="BRL" office:value="14.22742674" calcext:value-type="currency">
            <text:p>R$14.23</text:p>
          </table:table-cell>
          <table:table-cell table:style-name="ce12" table:formula="of:=[.M69]+[.N69]" office:value-type="currency" office:currency="BRL" office:value="486.78124364" calcext:value-type="currency">
            <text:p>R$486.78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The Panoramic Getaway</text:p>
          </table:table-cell>
          <table:table-cell table:style-name="ce5" office:value-type="float" office:value="4.6" calcext:value-type="float">
            <text:p>4.60</text:p>
          </table:table-cell>
          <table:table-cell table:style-name="ce2" office:value-type="string" calcext:value-type="string">
            <text:p>Excellent</text:p>
          </table:table-cell>
          <table:table-cell table:style-name="ce2" office:value-type="float" office:value="939" calcext:value-type="float">
            <text:p>939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Chithirapuram</text:p>
          </table:table-cell>
          <table:table-cell table:style-name="ce2" office:value-type="string" calcext:value-type="string">
            <text:p>city centre</text:p>
          </table:table-cell>
          <table:table-cell table:style-name="ce2" office:value-type="string" calcext:value-type="string">
            <text:p>9.8 km</text:p>
          </table:table-cell>
          <table:table-cell table:style-name="ce3" office:value-type="float" office:value="9.8" calcext:value-type="float">
            <text:p>9.8</text:p>
          </table:table-cell>
          <table:table-cell table:style-name="ce9" office:value-type="currency" office:currency="₹" office:value="11974" calcext:value-type="currency">
            <text:p>₹11,974.00</text:p>
          </table:table-cell>
          <table:table-cell table:style-name="ce9" office:value-type="currency" office:currency="₹" office:value="4617" calcext:value-type="currency">
            <text:p>₹4,617.00</text:p>
          </table:table-cell>
          <table:table-cell table:style-name="ce10" table:formula="of:=[.K70]/[.J70]" office:value-type="percentage" office:value="0.385585435109404" calcext:value-type="percentage">
            <text:p>38.56%</text:p>
          </table:table-cell>
          <table:table-cell table:style-name="ce12" table:formula="of:=IFERROR(__xludf.dummyfunction(&quot;GOOGLEFINANCE(&quot;&quot;CURRENCY:INRBRL&quot;&quot;)*J70&quot;);715.79499093678)" office:value-type="currency" office:currency="BRL" office:value="715.7949909" calcext:value-type="currency">
            <text:p>R$715.79</text:p>
          </table:table-cell>
          <table:table-cell table:style-name="ce12" table:formula="of:=IFERROR(__xludf.dummyfunction(&quot;GOOGLEFINANCE(&quot;&quot;CURRENCY:INRBRL&quot;&quot;)*K70&quot;);276.00012302949)" office:value-type="currency" office:currency="BRL" office:value="276.000123" calcext:value-type="currency">
            <text:p>R$276.00</text:p>
          </table:table-cell>
          <table:table-cell table:style-name="ce12" table:formula="of:=[.M70]+[.N70]" office:value-type="currency" office:currency="BRL" office:value="991.7951139" calcext:value-type="currency">
            <text:p>R$991.80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ELEPHANT PASSAGE</text:p>
          </table:table-cell>
          <table:table-cell table:style-name="ce5" office:value-type="float" office:value="4.6" calcext:value-type="float">
            <text:p>4.60</text:p>
          </table:table-cell>
          <table:table-cell table:style-name="ce2" office:value-type="string" calcext:value-type="string">
            <text:p>Excellent</text:p>
          </table:table-cell>
          <table:table-cell table:style-name="ce2" office:value-type="float" office:value="235" calcext:value-type="float">
            <text:p>235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Anachal</text:p>
          </table:table-cell>
          <table:table-cell table:style-name="ce2" office:value-type="string" calcext:value-type="string">
            <text:p>city centre</text:p>
          </table:table-cell>
          <table:table-cell table:style-name="ce2" office:value-type="string" calcext:value-type="string">
            <text:p>11.9 km</text:p>
          </table:table-cell>
          <table:table-cell table:style-name="ce3" office:value-type="float" office:value="11.9" calcext:value-type="float">
            <text:p>11.9</text:p>
          </table:table-cell>
          <table:table-cell table:style-name="ce9" office:value-type="currency" office:currency="₹" office:value="10881" calcext:value-type="currency">
            <text:p>₹10,881.00</text:p>
          </table:table-cell>
          <table:table-cell table:style-name="ce9" office:value-type="currency" office:currency="₹" office:value="2925" calcext:value-type="currency">
            <text:p>₹2,925.00</text:p>
          </table:table-cell>
          <table:table-cell table:style-name="ce10" table:formula="of:=[.K71]/[.J71]" office:value-type="percentage" office:value="0.268817204301075" calcext:value-type="percentage">
            <text:p>26.88%</text:p>
          </table:table-cell>
          <table:table-cell table:style-name="ce12" table:formula="of:=IFERROR(__xludf.dummyfunction(&quot;GOOGLEFINANCE(&quot;&quot;CURRENCY:INRBRL&quot;&quot;)*J71&quot;);650.45643029757)" office:value-type="currency" office:currency="BRL" office:value="650.4564303" calcext:value-type="currency">
            <text:p>R$650.46</text:p>
          </table:table-cell>
          <table:table-cell table:style-name="ce12" table:formula="of:=IFERROR(__xludf.dummyfunction(&quot;GOOGLEFINANCE(&quot;&quot;CURRENCY:INRBRL&quot;&quot;)*K71&quot;);174.85387911225)" office:value-type="currency" office:currency="BRL" office:value="174.8538791" calcext:value-type="currency">
            <text:p>R$174.85</text:p>
          </table:table-cell>
          <table:table-cell table:style-name="ce12" table:formula="of:=[.M71]+[.N71]" office:value-type="currency" office:currency="BRL" office:value="825.3103094" calcext:value-type="currency">
            <text:p>R$825.31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SpiceTree Munnar Boutique Resort</text:p>
          </table:table-cell>
          <table:table-cell table:style-name="ce5" office:value-type="float" office:value="4.6" calcext:value-type="float">
            <text:p>4.60</text:p>
          </table:table-cell>
          <table:table-cell table:style-name="ce2" office:value-type="string" calcext:value-type="string">
            <text:p>Excellent</text:p>
          </table:table-cell>
          <table:table-cell table:style-name="ce2" office:value-type="float" office:value="85" calcext:value-type="float">
            <text:p>85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Periyakanal-Muttukad Road</text:p>
          </table:table-cell>
          <table:table-cell table:style-name="ce2" office:value-type="string" calcext:value-type="string">
            <text:p>city centre</text:p>
          </table:table-cell>
          <table:table-cell table:style-name="ce2" office:value-type="string" calcext:value-type="string">
            <text:p>22.6 km</text:p>
          </table:table-cell>
          <table:table-cell table:style-name="ce3" office:value-type="float" office:value="22.6" calcext:value-type="float">
            <text:p>22.6</text:p>
          </table:table-cell>
          <table:table-cell table:style-name="ce9" office:value-type="currency" office:currency="₹" office:value="10631" calcext:value-type="currency">
            <text:p>₹10,631.00</text:p>
          </table:table-cell>
          <table:table-cell table:style-name="ce9" office:value-type="currency" office:currency="₹" office:value="3038" calcext:value-type="currency">
            <text:p>₹3,038.00</text:p>
          </table:table-cell>
          <table:table-cell table:style-name="ce10" table:formula="of:=[.K72]/[.J72]" office:value-type="percentage" office:value="0.285768036873295" calcext:value-type="percentage">
            <text:p>28.58%</text:p>
          </table:table-cell>
          <table:table-cell table:style-name="ce12" table:formula="of:=IFERROR(__xludf.dummyfunction(&quot;GOOGLEFINANCE(&quot;&quot;CURRENCY:INRBRL&quot;&quot;)*J72&quot;);635.51165430507)" office:value-type="currency" office:currency="BRL" office:value="635.5116543" calcext:value-type="currency">
            <text:p>R$635.51</text:p>
          </table:table-cell>
          <table:table-cell table:style-name="ce12" table:formula="of:=IFERROR(__xludf.dummyfunction(&quot;GOOGLEFINANCE(&quot;&quot;CURRENCY:INRBRL&quot;&quot;)*K72&quot;);181.60891786086)" office:value-type="currency" office:currency="BRL" office:value="181.6089179" calcext:value-type="currency">
            <text:p>R$181.61</text:p>
          </table:table-cell>
          <table:table-cell table:style-name="ce12" table:formula="of:=[.M72]+[.N72]" office:value-type="currency" office:currency="BRL" office:value="817.1205722" calcext:value-type="currency">
            <text:p>R$817.12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Munnar Ice Queen | Rooms &amp; Cottages </text:p>
          </table:table-cell>
          <table:table-cell table:style-name="ce5" office:value-type="float" office:value="4.7" calcext:value-type="float">
            <text:p>4.70</text:p>
          </table:table-cell>
          <table:table-cell table:style-name="ce2" office:value-type="string" calcext:value-type="string">
            <text:p>Excellent</text:p>
          </table:table-cell>
          <table:table-cell table:style-name="ce2" office:value-type="float" office:value="112" calcext:value-type="float">
            <text:p>112</text:p>
          </table:table-cell>
          <table:table-cell/>
          <table:table-cell table:style-name="ce2" office:value-type="string" calcext:value-type="string">
            <text:p>Muthuvaankudi</text:p>
          </table:table-cell>
          <table:table-cell table:style-name="ce2" office:value-type="string" calcext:value-type="string">
            <text:p>city centre</text:p>
          </table:table-cell>
          <table:table-cell table:style-name="ce2" office:value-type="string" calcext:value-type="string">
            <text:p>13.4 km</text:p>
          </table:table-cell>
          <table:table-cell table:style-name="ce3" office:value-type="float" office:value="13.4" calcext:value-type="float">
            <text:p>13.4</text:p>
          </table:table-cell>
          <table:table-cell table:style-name="ce9" office:value-type="currency" office:currency="₹" office:value="241" calcext:value-type="currency">
            <text:p>₹241.00</text:p>
          </table:table-cell>
          <table:table-cell table:style-name="ce9" office:value-type="currency" office:currency="₹" office:value="596" calcext:value-type="currency">
            <text:p>₹596.00</text:p>
          </table:table-cell>
          <table:table-cell table:style-name="ce10" table:formula="of:=[.K73]/[.J73]" office:value-type="percentage" office:value="2.47302904564315" calcext:value-type="percentage">
            <text:p>247.30%</text:p>
          </table:table-cell>
          <table:table-cell table:style-name="ce12" table:formula="of:=IFERROR(__xludf.dummyfunction(&quot;GOOGLEFINANCE(&quot;&quot;CURRENCY:INRBRL&quot;&quot;)*J73&quot;);14.40676405677)" office:value-type="currency" office:currency="BRL" office:value="14.40676406" calcext:value-type="currency">
            <text:p>R$14.41</text:p>
          </table:table-cell>
          <table:table-cell table:style-name="ce12" table:formula="of:=IFERROR(__xludf.dummyfunction(&quot;GOOGLEFINANCE(&quot;&quot;CURRENCY:INRBRL&quot;&quot;)*K73&quot;);35.62834596612)" office:value-type="currency" office:currency="BRL" office:value="35.62834597" calcext:value-type="currency">
            <text:p>R$35.63</text:p>
          </table:table-cell>
          <table:table-cell table:style-name="ce12" table:formula="of:=[.M73]+[.N73]" office:value-type="currency" office:currency="BRL" office:value="50.03511003" calcext:value-type="currency">
            <text:p>R$50.04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The Wild Trails Munnar</text:p>
          </table:table-cell>
          <table:table-cell table:style-name="ce5" office:value-type="float" office:value="4.7" calcext:value-type="float">
            <text:p>4.70</text:p>
          </table:table-cell>
          <table:table-cell table:style-name="ce2" office:value-type="string" calcext:value-type="string">
            <text:p>Excellent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Mankulam</text:p>
          </table:table-cell>
          <table:table-cell table:style-name="ce2" office:value-type="string" calcext:value-type="string">
            <text:p>city centre</text:p>
          </table:table-cell>
          <table:table-cell table:style-name="ce2" office:value-type="string" calcext:value-type="string">
            <text:p>19.5 km</text:p>
          </table:table-cell>
          <table:table-cell table:style-name="ce3" office:value-type="float" office:value="19.5" calcext:value-type="float">
            <text:p>19.5</text:p>
          </table:table-cell>
          <table:table-cell table:style-name="ce9" office:value-type="currency" office:currency="₹" office:value="7374" calcext:value-type="currency">
            <text:p>₹7,374.00</text:p>
          </table:table-cell>
          <table:table-cell table:style-name="ce9" office:value-type="currency" office:currency="₹" office:value="1982" calcext:value-type="currency">
            <text:p>₹1,982.00</text:p>
          </table:table-cell>
          <table:table-cell table:style-name="ce10" table:formula="of:=[.K74]/[.J74]" office:value-type="percentage" office:value="0.268782207756984" calcext:value-type="percentage">
            <text:p>26.88%</text:p>
          </table:table-cell>
          <table:table-cell table:style-name="ce12" table:formula="of:=IFERROR(__xludf.dummyfunction(&quot;GOOGLEFINANCE(&quot;&quot;CURRENCY:INRBRL&quot;&quot;)*J74&quot;);440.81111267478)" office:value-type="currency" office:currency="BRL" office:value="440.8111127" calcext:value-type="currency">
            <text:p>R$440.81</text:p>
          </table:table-cell>
          <table:table-cell table:style-name="ce12" table:formula="of:=IFERROR(__xludf.dummyfunction(&quot;GOOGLEFINANCE(&quot;&quot;CURRENCY:INRBRL&quot;&quot;)*K74&quot;);118.48218406854)" office:value-type="currency" office:currency="BRL" office:value="118.4821841" calcext:value-type="currency">
            <text:p>R$118.48</text:p>
          </table:table-cell>
          <table:table-cell table:style-name="ce12" table:formula="of:=[.M74]+[.N74]" office:value-type="currency" office:currency="BRL" office:value="559.2932968" calcext:value-type="currency">
            <text:p>R$559.29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Chandys Windy Woods</text:p>
          </table:table-cell>
          <table:table-cell table:style-name="ce5" office:value-type="float" office:value="4.8" calcext:value-type="float">
            <text:p>4.80</text:p>
          </table:table-cell>
          <table:table-cell table:style-name="ce2" office:value-type="string" calcext:value-type="string">
            <text:p>Excellent</text:p>
          </table:table-cell>
          <table:table-cell table:style-name="ce2" office:value-type="float" office:value="355" calcext:value-type="float">
            <text:p>355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Chithirapuram</text:p>
          </table:table-cell>
          <table:table-cell table:style-name="ce2" office:value-type="string" calcext:value-type="string">
            <text:p>city centre</text:p>
          </table:table-cell>
          <table:table-cell table:style-name="ce2" office:value-type="string" calcext:value-type="string">
            <text:p>8.8 km</text:p>
          </table:table-cell>
          <table:table-cell table:style-name="ce3" office:value-type="float" office:value="8.8" calcext:value-type="float">
            <text:p>8.8</text:p>
          </table:table-cell>
          <table:table-cell table:style-name="ce9" office:value-type="currency" office:currency="₹" office:value="9" calcext:value-type="currency">
            <text:p>₹9.00</text:p>
          </table:table-cell>
          <table:table-cell table:style-name="ce9"/>
          <table:table-cell table:style-name="ce10" table:formula="of:=[.K75]/[.J75]" office:value-type="percentage" office:value="0" calcext:value-type="percentage">
            <text:p>0.00%</text:p>
          </table:table-cell>
          <table:table-cell table:style-name="ce12" table:formula="of:=IFERROR(__xludf.dummyfunction(&quot;GOOGLEFINANCE(&quot;&quot;CURRENCY:INRBRL&quot;&quot;)*J75&quot;);0.53801193573)" office:value-type="currency" office:currency="BRL" office:value="0.5380119357" calcext:value-type="currency">
            <text:p>R$0.54</text:p>
          </table:table-cell>
          <table:table-cell table:style-name="ce12" table:formula="of:=IFERROR(__xludf.dummyfunction(&quot;GOOGLEFINANCE(&quot;&quot;CURRENCY:INRBRL&quot;&quot;)*K75&quot;);0)" office:value-type="currency" office:currency="BRL" office:value="0" calcext:value-type="currency">
            <text:p>R$0.00</text:p>
          </table:table-cell>
          <table:table-cell table:style-name="ce12" table:formula="of:=[.M75]+[.N75]" office:value-type="currency" office:currency="BRL" office:value="0.5380119357" calcext:value-type="currency">
            <text:p>R$0.54</text:p>
          </table:table-cell>
          <table:table-cell table:number-columns-repeated="1009"/>
        </table:table-row>
        <table:table-row table:style-name="ro2">
          <table:table-cell/>
          <table:table-cell table:style-name="ce6"/>
          <table:table-cell table:number-columns-repeated="1022"/>
        </table:table-row>
        <table:table-row table:style-name="ro1" table:number-rows-repeated="925">
          <table:table-cell/>
          <table:table-cell table:style-name="ce5"/>
          <table:table-cell table:number-columns-repeated="7"/>
          <table:table-cell table:style-name="ce9" table:number-columns-repeated="2"/>
          <table:table-cell table:style-name="ce10"/>
          <table:table-cell table:style-name="ce12"/>
          <table:table-cell table:number-columns-repeated="1011"/>
        </table:table-row>
        <table:table-row table:style-name="ro2" table:number-rows-repeated="1047574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munnar.B1:munnar.B1001">
            <calcext:color-scale>
              <calcext:color-scale-entry calcext:value="=2.8" calcext:type="formula" calcext:color="#ffff00"/>
              <calcext:color-scale-entry calcext:value="=4.8" calcext:type="formula" calcext:color="#ff0000"/>
            </calcext:color-scale>
          </calcext:conditional-format>
        </calcext:conditional-formats>
      </table:table>
      <table:table table:name="graficos" table:style-name="ta2">
        <table:table-column table:style-name="co14" table:number-columns-repeated="1024" table:default-cell-style-name="Default"/>
        <table:table-row table:style-name="ro2">
          <table:table-cell table:number-columns-repeated="1024"/>
        </table:table-row>
        <table:table-row table:style-name="ro1">
          <table:table-cell table:number-columns-repeated="6"/>
          <table:table-cell table:style-name="ce1" office:value-type="string" calcext:value-type="string">
            <text:p>Média ponderada das notas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2" table:formula="of:=SUMPRODUCT([$munnar.B2:.B75]; [$munnar.D2:.D75])/SUM([$munnar.D2:.D75])" office:value-type="float" office:value="4.133585041" calcext:value-type="float">
            <text:p>4.133585041</text:p>
          </table:table-cell>
          <table:table-cell table:number-columns-repeated="1017"/>
        </table:table-row>
        <table:table-row table:style-name="ro2" table:number-rows-repeated="17">
          <table:table-cell table:number-columns-repeated="1024"/>
        </table:table-row>
        <table:table-row table:style-name="ro1">
          <table:table-cell table:number-columns-repeated="10"/>
          <table:table-cell table:style-name="ce1" office:value-type="string" calcext:value-type="string">
            <text:p>Preço médio total incluindo taxas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12" table:formula="of:=AVERAGE([$munnar.O2:.O75])" office:value-type="currency" office:currency="BRL" office:value="262.4141099" calcext:value-type="currency">
            <text:p>R$262.41</text:p>
          </table:table-cell>
          <table:table-cell table:number-columns-repeated="1013"/>
        </table:table-row>
        <table:table-row table:style-name="ro2" table:number-rows-repeated="87">
          <table:table-cell table:number-columns-repeated="1024"/>
        </table:table-row>
        <table:table-row table:style-name="ro2">
          <table:table-cell>
            <draw:frame table:end-cell-address="graficos.G126" table:end-x="29.08pt" table:end-y="15.73pt" draw:z-index="0" draw:name="Chart 1" draw:style-name="gr1" draw:text-style-name="P1" svg:width="449.97pt" svg:height="260.22pt" svg:x="0pt" svg:y="7.51pt">
              <draw:object draw:notify-on-update-of-ranges="munnar.L2:munnar.L75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2" table:number-rows-repeated="6">
          <table:table-cell table:number-columns-repeated="1024"/>
        </table:table-row>
        <table:table-row table:style-name="ro1">
          <table:table-cell table:number-columns-repeated="6"/>
          <table:table-cell table:style-name="ce1" office:value-type="string" calcext:value-type="string">
            <text:p>média tax / price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0" table:formula="of:=AVERAGE([$munnar.L2:.L75])" office:value-type="percentage" office:value="0.6033486895" calcext:value-type="percentage">
            <text:p>60.33%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6"/>
          <table:table-cell table:style-name="ce1" office:value-type="string" calcext:value-type="string">
            <text:p>média tax / price ignorando foras da curva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3" table:formula="of:=AVERAGEIFS([$munnar.L2:.L75]; [$munnar.L2:.L75]; &quot;&gt;=0,15&quot; ;[$munnar.L2:.L75]; &quot;&lt;=0,4&quot;)" office:value-type="percentage" office:value="0.2407440076" calcext:value-type="percentage">
            <text:p>24.07%</text:p>
          </table:table-cell>
          <table:table-cell table:number-columns-repeated="1017"/>
        </table:table-row>
        <table:table-row table:style-name="ro2" table:number-rows-repeated="104845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Google Sans Mono&quot;" svg:font-family="'&quot;Google Sans Mono&quot;'"/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25">
      <number:currency-symbol>₹</number:currency-symbol>
      <number:number number:decimal-places="2" loext:min-decimal-places="2" number:min-integer-digits="1" number:grouping="true"/>
    </number:currency-style>
    <number:currency-style style:name="N126">
      <number:currency-symbol>R$</number:currency-symbol>
      <number:number number:decimal-places="2" loext:min-decimal-places="2" number:min-integer-digits="1" number:grouping="true"/>
    </number:currency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munnar" style:display-name="PageStyle_munna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raficos" style:display-name="PageStyle_grafico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1114" meta:object-count="1"/>
    <meta:generator>LibreOfficeDev/6.0.5.2$Linux_X86_64 LibreOffice_project/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>
      <style:graphic-properties svg:stroke-width="0.018cm" svg:stroke-color="#b7b7b7"/>
    </style:style>
    <style:style style:name="ch7" style:family="chart" style:data-style-name="N0">
      <style:chart-properties chart:symbol-type="named-symbol" chart:symbol-name="circle" chart:symbol-width="0.247cm" chart:symbol-height="0.247cm" chart:link-data-style-to-source="true" chart:label-position="right">
        <chart:label-separator>
          <text:p>; </text:p>
        </chart:label-separator>
      </style:chart-properties>
      <style:graphic-properties draw:stroke="none" svg:stroke-width="0.053cm" svg:stroke-color="#4285f4" draw:fill-color="#4285f4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8" style:family="chart">
      <style:graphic-properties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15.875cm" svg:height="9.181cm" xlink:href=".." xlink:type="simple" chart:class="chart:scatter" chart:style-name="ch1">
        <chart:legend chart:legend-position="end" svg:x="13.665cm" svg:y="4.291cm" style:legend-expansion="high" chart:style-name="ch2"/>
        <chart:plot-area chart:style-name="ch3" table:cell-range-address="munnar.L2:munnar.L75" svg:x="0.317cm" svg:y="0.183cm" svg:width="13.031cm" svg:height="7.785cm">
          <chartooo:coordinate-region svg:x="0.603cm" svg:y="0.382cm" svg:width="12.373cm" svg:height="7.089cm"/>
          <chart:axis chart:dimension="x" chart:name="primary-x" chart:style-name="ch4">
            <chart:title svg:x="5.921cm" svg:y="8.152cm" chart:style-name="ch5">
              <text:p>Tax / Price</text:p>
            </chart:title>
            <chart:grid chart:style-name="ch6" chart:class="major"/>
          </chart:axis>
          <chart:axis chart:dimension="y" chart:name="primary-y" chart:style-name="ch4">
            <chart:grid chart:style-name="ch6" chart:class="major"/>
          </chart:axis>
          <chart:series chart:style-name="ch7" chart:values-cell-range-address="munnar.L2:munnar.L75" chart:class="chart:scatter">
            <chart:data-point chart:repeated="7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59509202453988">
                <text:p>0.159509202453988</text:p>
                <draw:g>
                  <svg:desc>munnar.L2:munnar.L7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17664449371766">
                <text:p>0.21766444937176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11787072243346">
                <text:p>2.1178707224334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19921104536489">
                <text:p>0.21992110453648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92833607907743">
                <text:p>0.29283360790774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04610951008646">
                <text:p>0.20461095100864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04301075268817">
                <text:p>0.20430107526881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25806451612903">
                <text:p>0.22580645161290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36559139784946">
                <text:p>0.23655913978494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04301075268817">
                <text:p>0.20430107526881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04301075268817">
                <text:p>0.20430107526881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45676274944568">
                <text:p>0.24567627494456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751951569220965">
                <text:p>0.075195156922096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17703886767019">
                <text:p>0.21770388676701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04355108877722">
                <text:p>0.20435510887772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17909300538048">
                <text:p>0.21790930053804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9323467230444">
                <text:p>0.3932346723044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204122530775837">
                <text:p>0.20412253077583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244444444444444">
                <text:p>0.24444444444444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45744680851064">
                <text:p>2.4574468085106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23948220064725">
                <text:p>0.22394822006472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47884940778342">
                <text:p>0.24788494077834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311827956989247">
                <text:p>0.31182795698924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54488330341113">
                <text:p>0.25448833034111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36493936052922">
                <text:p>0.23649393605292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61321455085375">
                <text:p>0.26132145508537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04238921001927">
                <text:p>0.20423892100192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0421686746988">
                <text:p>2.042168674698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04436860068259">
                <text:p>2.0443686006825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79308323563892">
                <text:p>0.27930832356389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210410557184751">
                <text:p>0.21041055718475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248005801305294">
                <text:p>0.24800580130529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204370410173742">
                <text:p>0.20437041017374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204089657884388">
                <text:p>0.20408965788438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204248727594601">
                <text:p>0.20424872759460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204133277098271">
                <text:p>0.20413327709827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206210431112451">
                <text:p>0.20621043111245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09530749052754">
                <text:p>0.30953074905275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269634340222575">
                <text:p>0.26963434022257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237060041407867">
                <text:p>0.23706004140786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271760988221775">
                <text:p>0.27176098822177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268756423432682">
                <text:p>0.26875642343268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308968926553672">
                <text:p>0.30896892655367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218241939928355">
                <text:p>0.21824193992835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236646884272997">
                <text:p>0.23664688427299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204301075268817">
                <text:p>0.20430107526881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256793072558973">
                <text:p>0.25679307255897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204409738171796">
                <text:p>0.20440973817179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282616822429906">
                <text:p>0.28261682242990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204183577895723">
                <text:p>0.20418357789572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268818282048712">
                <text:p>0.26881828204871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23633731451321">
                <text:p>0.2363373145132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268769247106297">
                <text:p>0.26876924710629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204226514776292">
                <text:p>0.20422651477629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238510762070971">
                <text:p>0.23851076207097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204401720212497">
                <text:p>0.20440172021249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204301075268817">
                <text:p>0.20430107526881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21480303833245">
                <text:p>0.2148030383324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217664821338702">
                <text:p>0.21766482133870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239033919374889">
                <text:p>0.23903391937488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251616111387369">
                <text:p>0.25161611138736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2542101042502">
                <text:p>0.254210104250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210320562939797">
                <text:p>0.21032056293979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245720916739193">
                <text:p>0.24572091673919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268789337282488">
                <text:p>0.26878933728248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301075268817204">
                <text:p>0.030107526881720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385585435109404">
                <text:p>0.38558543510940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268817204301075">
                <text:p>0.26881720430107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285768036873295">
                <text:p>0.28576803687329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.47302904564315">
                <text:p>2.4730290456431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268782207756984">
                <text:p>0.26878220775698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